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3.29mm"/>
    </style:style>
    <style:style style:name="co2" style:family="table-column">
      <style:table-column-properties fo:break-before="auto" style:column-width="49.85mm"/>
    </style:style>
    <style:style style:name="co3" style:family="table-column">
      <style:table-column-properties fo:break-before="auto" style:column-width="57.96mm"/>
    </style:style>
    <style:style style:name="co4" style:family="table-column">
      <style:table-column-properties fo:break-before="auto" style:column-width="21.29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37.24mm"/>
    </style:style>
    <style:style style:name="co7" style:family="table-column">
      <style:table-column-properties fo:break-before="auto" style:column-width="39.19mm"/>
    </style:style>
    <style:style style:name="co8" style:family="table-column">
      <style:table-column-properties fo:break-before="auto" style:column-width="37.82mm"/>
    </style:style>
    <style:style style:name="co9" style:family="table-column">
      <style:table-column-properties fo:break-before="auto" style:column-width="33.88mm"/>
    </style:style>
    <style:style style:name="co10" style:family="table-column">
      <style:table-column-properties fo:break-before="auto" style:column-width="35.54mm"/>
    </style:style>
    <style:style style:name="co11" style:family="table-column">
      <style:table-column-properties fo:break-before="auto" style:column-width="34.71mm"/>
    </style:style>
    <style:style style:name="co12" style:family="table-column">
      <style:table-column-properties fo:break-before="auto" style:column-width="38.36mm"/>
    </style:style>
    <style:style style:name="co13" style:family="table-column">
      <style:table-column-properties fo:break-before="auto" style:column-width="29.93mm"/>
    </style:style>
    <style:style style:name="co14" style:family="table-column">
      <style:table-column-properties fo:break-before="auto" style:column-width="38.63mm"/>
    </style:style>
    <style:style style:name="co15" style:family="table-column">
      <style:table-column-properties fo:break-before="auto" style:column-width="41.43mm"/>
    </style:style>
    <style:style style:name="co16" style:family="table-column">
      <style:table-column-properties fo:break-before="auto" style:column-width="41.73mm"/>
    </style:style>
    <style:style style:name="co17" style:family="table-column">
      <style:table-column-properties fo:break-before="auto" style:column-width="32.47mm"/>
    </style:style>
    <style:style style:name="co18" style:family="table-column">
      <style:table-column-properties fo:break-before="auto" style:column-width="41.15mm"/>
    </style:style>
    <style:style style:name="co19" style:family="table-column">
      <style:table-column-properties fo:break-before="auto" style:column-width="37.52mm"/>
    </style:style>
    <style:style style:name="co20" style:family="table-column">
      <style:table-column-properties fo:break-before="auto" style:column-width="47.04mm"/>
    </style:style>
    <style:style style:name="co21" style:family="table-column">
      <style:table-column-properties fo:break-before="auto" style:column-width="28.28mm"/>
    </style:style>
    <style:style style:name="co22" style:family="table-column">
      <style:table-column-properties fo:break-before="auto" style:column-width="65.5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22222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22222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ackground-color="#ffc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66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7030a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#d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ackground-color="#007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ackground-color="#99cc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ackground-color="#ff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99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8" style:family="table-cell" style:parent-style-name="Default">
      <style:table-cell-properties fo:background-color="#66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9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ff333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99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99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99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number-columns-repeated="990" table:default-cell-style-name="Default"/>
        <table:table-row table:style-name="ro1">
          <table:table-cell table:style-name="ce1" office:value-type="string" calcext:value-type="string">
            <text:p>Player Name</text:p>
          </table:table-cell>
          <table:table-cell table:style-name="ce12" office:value-type="string" calcext:value-type="string">
            <text:p><text:s/>Club</text:p>
          </table:table-cell>
          <table:table-cell table:style-name="ce1" office:value-type="string" calcext:value-type="string">
            <text:p>National League</text:p>
          </table:table-cell>
          <table:table-cell table:style-name="ce1" office:value-type="string" calcext:value-type="string">
            <text:p>Positions </text:p>
          </table:table-cell>
          <table:table-cell table:style-name="ce1" office:value-type="string" calcext:value-type="string">
            <text:p>Apps</text:p>
          </table:table-cell>
          <table:table-cell table:style-name="ce29" office:value-type="string" calcext:value-type="string">
            <text:p>Sub In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Average Goals per match</text:p>
          </table:table-cell>
          <table:table-cell table:style-name="ce1" office:value-type="string" calcext:value-type="string">
            <text:p>Average Assists per match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pG</text:p>
          </table:table-cell>
          <table:table-cell table:style-name="ce1" office:value-type="string" calcext:value-type="string">
            <text:p>AW</text:p>
          </table:table-cell>
          <table:table-cell table:style-name="ce44" office:value-type="string" calcext:value-type="string">
            <text:p>MoM</text:p>
          </table:table-cell>
          <table:table-cell table:style-name="ce1" office:value-type="string" calcext:value-type="string">
            <text:p>Tackl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Off Won</text:p>
          </table:table-cell>
          <table:table-cell table:style-name="ce1" office:value-type="string" calcext:value-type="string">
            <text:p>Clr</text:p>
          </table:table-cell>
          <table:table-cell table:style-name="ce1" office:value-type="string" calcext:value-type="string">
            <text:p>Was Dribbled</text:p>
          </table:table-cell>
          <table:table-cell table:style-name="ce1" office:value-type="string" calcext:value-type="string">
            <text:p>Blk Shots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Key Passes</text:p>
          </table:table-cell>
          <table:table-cell table:style-name="ce1" office:value-type="string" calcext:value-type="string">
            <text:p>Dribbles</text:p>
          </table:table-cell>
          <table:table-cell table:style-name="ce1" office:value-type="string" calcext:value-type="string">
            <text:p>Fouled</text:p>
          </table:table-cell>
          <table:table-cell table:style-name="ce1" office:value-type="string" calcext:value-type="string">
            <text:p>Offs</text:p>
          </table:table-cell>
          <table:table-cell table:style-name="ce1" office:value-type="string" calcext:value-type="string">
            <text:p>Disp</text:p>
          </table:table-cell>
          <table:table-cell table:style-name="ce1" office:value-type="string" calcext:value-type="string">
            <text:p>Trn</text:p>
          </table:table-cell>
          <table:table-cell table:style-name="ce1" office:value-type="string" calcext:value-type="string">
            <text:p>Avg. Passes</text:p>
          </table:table-cell>
          <table:table-cell table:style-name="ce1" office:value-type="string" calcext:value-type="string">
            <text:p>Pass Suc%</text:p>
          </table:table-cell>
          <table:table-cell table:style-name="ce1" office:value-type="string" calcext:value-type="string">
            <text:p>Crosses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TB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Cristiano Ronaldo</text:p>
          </table:table-cell>
          <table:table-cell table:style-name="ce13" office:value-type="string" calcext:value-type="string">
            <text:p>Real Madrid</text:p>
          </table:table-cell>
          <table:table-cell table:style-name="ce13" office:value-type="string" calcext:value-type="string">
            <text:p>La Liga</text:p>
          </table:table-cell>
          <table:table-cell table:style-name="ce14" office:value-type="string" calcext:value-type="string">
            <text:p>LFW</text:p>
          </table:table-cell>
          <table:table-cell table:style-name="ce21" office:value-type="float" office:value="42" calcext:value-type="float">
            <text:p>42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[.G2]/([.F2]+[.E2])" office:value-type="float" office:value="0.880952380952381" calcext:value-type="float">
            <text:p>0,880952381</text:p>
          </table:table-cell>
          <table:table-cell table:style-name="ce34" table:formula="of:=[.H2]/([.F2]+[.E2])" office:value-type="float" office:value="0.261904761904762" calcext:value-type="float">
            <text:p>0,26190476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.6" calcext:value-type="float">
            <text:p>5,6</text:p>
          </table:table-cell>
          <table:table-cell table:style-name="ce34" office:value-type="float" office:value="1.2928571429" calcext:value-type="float">
            <text:p>1,29285714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.2" calcext:value-type="float">
            <text:p>0,2</text:p>
          </table:table-cell>
          <table:table-cell table:style-name="ce34" office:value-type="float" office:value="0.330952381" calcext:value-type="float">
            <text:p>0,330952381</text:p>
          </table:table-cell>
          <table:table-cell table:style-name="ce34" office:value-type="float" office:value="0.630952381" calcext:value-type="float">
            <text:p>0,63095238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469047619" calcext:value-type="float">
            <text:p>0,469047619</text:p>
          </table:table-cell>
          <table:table-cell table:style-name="ce34" office:value-type="float" office:value="0.2928571429" calcext:value-type="float">
            <text:p>0,2928571429</text:p>
          </table:table-cell>
          <table:table-cell table:style-name="ce34" office:value-type="float" office:value="0.130952381" calcext:value-type="float">
            <text:p>0,13095238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.2238095238" calcext:value-type="float">
            <text:p>1,2238095238</text:p>
          </table:table-cell>
          <table:table-cell table:style-name="ce34" office:value-type="float" office:value="0.9928571429" calcext:value-type="float">
            <text:p>0,9928571429</text:p>
          </table:table-cell>
          <table:table-cell table:style-name="ce34" office:value-type="float" office:value="1.7238095238" calcext:value-type="float">
            <text:p>1,7238095238</text:p>
          </table:table-cell>
          <table:table-cell table:style-name="ce34" office:value-type="float" office:value="1.2" calcext:value-type="float">
            <text:p>1,2</text:p>
          </table:table-cell>
          <table:table-cell table:style-name="ce34" office:value-type="float" office:value="1.6095238095" calcext:value-type="float">
            <text:p>1,6095238095</text:p>
          </table:table-cell>
          <table:table-cell table:style-name="ce34" office:value-type="float" office:value="1.7928571429" calcext:value-type="float">
            <text:p>1,7928571429</text:p>
          </table:table-cell>
          <table:table-cell table:style-name="ce34" office:value-type="float" office:value="28.2095238095" calcext:value-type="float">
            <text:p>28,2095238095</text:p>
          </table:table-cell>
          <table:table-cell table:style-name="ce34" office:value-type="float" office:value="82.1357142857" calcext:value-type="float">
            <text:p>82,1357142857</text:p>
          </table:table-cell>
          <table:table-cell table:style-name="ce34" office:value-type="float" office:value="0.3619047619" calcext:value-type="float">
            <text:p>0,3619047619</text:p>
          </table:table-cell>
          <table:table-cell table:style-name="ce34" office:value-type="float" office:value="0.369047619" calcext:value-type="float">
            <text:p>0,369047619</text:p>
          </table:table-cell>
          <table:table-cell table:style-name="ce34" office:value-type="float" office:value="0.0619047619" calcext:value-type="float">
            <text:p>0,0619047619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Lionel Messi</text:p>
          </table:table-cell>
          <table:table-cell table:style-name="ce13" office:value-type="string" calcext:value-type="string">
            <text:p>Barcelona</text:p>
          </table:table-cell>
          <table:table-cell table:style-name="ce13" office:value-type="string" calcext:value-type="string">
            <text:p>La Liga</text:p>
          </table:table-cell>
          <table:table-cell table:style-name="ce14" office:value-type="string" calcext:value-type="string">
            <text:p>RFW</text:p>
          </table:table-cell>
          <table:table-cell table:style-name="ce22" office:value-type="float" office:value="41" calcext:value-type="float">
            <text:p>41</text:p>
          </table:table-cell>
          <table:table-cell table:style-name="ce31" office:value-type="float" office:value="2" calcext:value-type="float">
            <text:p>2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1" calcext:value-type="float">
            <text:p>11</text:p>
          </table:table-cell>
          <table:table-cell table:style-name="ce34" table:formula="of:=[.G3]/([.F3]+[.E3])" office:value-type="float" office:value="1.11627906976744" calcext:value-type="float">
            <text:p>1,1162790698</text:p>
          </table:table-cell>
          <table:table-cell table:style-name="ce34" table:formula="of:=[.H3]/([.F3]+[.E3])" office:value-type="float" office:value="0.255813953488372" calcext:value-type="float">
            <text:p>0,255813953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05853659" calcext:value-type="float">
            <text:p>5,05853659</text:p>
          </table:table-cell>
          <table:table-cell table:style-name="ce13" office:value-type="float" office:value="0.1780487805" calcext:value-type="float">
            <text:p>0,178048780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.787804878" calcext:value-type="float">
            <text:p>0,787804878</text:p>
          </table:table-cell>
          <table:table-cell table:style-name="ce13" office:value-type="float" office:value="0.156097561" calcext:value-type="float">
            <text:p>0,156097561</text:p>
          </table:table-cell>
          <table:table-cell table:style-name="ce13" office:value-type="float" office:value="0.443902439" calcext:value-type="float">
            <text:p>0,44390243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5317073171" calcext:value-type="float">
            <text:p>0,5317073171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256097561" calcext:value-type="float">
            <text:p>2,256097561</text:p>
          </table:table-cell>
          <table:table-cell table:style-name="ce13" office:value-type="float" office:value="3.5682926829" calcext:value-type="float">
            <text:p>3,5682926829</text:p>
          </table:table-cell>
          <table:table-cell table:style-name="ce13" office:value-type="float" office:value="2.2780487805" calcext:value-type="float">
            <text:p>2,2780487805</text:p>
          </table:table-cell>
          <table:table-cell table:style-name="ce13" office:value-type="float" office:value="0.1219512195" calcext:value-type="float">
            <text:p>0,1219512195</text:p>
          </table:table-cell>
          <table:table-cell table:style-name="ce13" office:value-type="float" office:value="2.6" calcext:value-type="float">
            <text:p>2,6</text:p>
          </table:table-cell>
          <table:table-cell table:style-name="ce13" office:value-type="float" office:value="1.4" calcext:value-type="float">
            <text:p>1,4</text:p>
          </table:table-cell>
          <table:table-cell table:style-name="ce13" office:value-type="float" office:value="49.6073170732" calcext:value-type="float">
            <text:p>49,6073170732</text:p>
          </table:table-cell>
          <table:table-cell table:style-name="ce13" office:value-type="float" office:value="80.4634146341" calcext:value-type="float">
            <text:p>80,4634146341</text:p>
          </table:table-cell>
          <table:table-cell table:style-name="ce13" office:value-type="float" office:value="0.3658536585" calcext:value-type="float">
            <text:p>0,3658536585</text:p>
          </table:table-cell>
          <table:table-cell table:style-name="ce13" office:value-type="float" office:value="2.7658536585" calcext:value-type="float">
            <text:p>2,7658536585</text:p>
          </table:table-cell>
          <table:table-cell table:style-name="ce13" office:value-type="float" office:value="0.556097561" calcext:value-type="float">
            <text:p>0,55609756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Neymar Jr</text:p>
          </table:table-cell>
          <table:table-cell table:style-name="ce13" office:value-type="string" calcext:value-type="string">
            <text:p>Barcelona</text:p>
          </table:table-cell>
          <table:table-cell table:style-name="ce13" office:value-type="string" calcext:value-type="string">
            <text:p>La Liga</text:p>
          </table:table-cell>
          <table:table-cell table:style-name="ce14" office:value-type="string" calcext:value-type="string">
            <text:p>LFW</text:p>
          </table:table-cell>
          <table:table-cell table:style-name="ce22" office:value-type="float" office:value="39" calcext:value-type="float">
            <text:p>39</text:p>
          </table:table-cell>
          <table:table-cell table:style-name="ce31" office:value-type="float" office:value="0" calcext:value-type="float">
            <text:p>0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34" table:formula="of:=[.G4]/([.F4]+[.E4])" office:value-type="float" office:value="0.435897435897436" calcext:value-type="float">
            <text:p>0,4358974359</text:p>
          </table:table-cell>
          <table:table-cell table:style-name="ce34" table:formula="of:=[.H4]/([.F4]+[.E4])" office:value-type="float" office:value="0.487179487179487" calcext:value-type="float">
            <text:p>0,487179487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2" calcext:value-type="float">
            <text:p>3,2</text:p>
          </table:table-cell>
          <table:table-cell table:style-name="ce13" office:value-type="float" office:value="0.3692307692" calcext:value-type="float">
            <text:p>0,369230769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.4153846154" calcext:value-type="float">
            <text:p>1,4153846154</text:p>
          </table:table-cell>
          <table:table-cell table:style-name="ce13" office:value-type="float" office:value="0.2769230769" calcext:value-type="float">
            <text:p>0,2769230769</text:p>
          </table:table-cell>
          <table:table-cell table:style-name="ce13" office:value-type="float" office:value="1.2461538462" calcext:value-type="float">
            <text:p>1,24615384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1230769231" calcext:value-type="float">
            <text:p>0,1230769231</text:p>
          </table:table-cell>
          <table:table-cell table:style-name="ce13" office:value-type="float" office:value="0.6384615385" calcext:value-type="float">
            <text:p>0,638461538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9769230769" calcext:value-type="float">
            <text:p>2,9769230769</text:p>
          </table:table-cell>
          <table:table-cell table:style-name="ce13" office:value-type="float" office:value="5.6" calcext:value-type="float">
            <text:p>5,6</text:p>
          </table:table-cell>
          <table:table-cell table:style-name="ce13" office:value-type="float" office:value="4.0615384615" calcext:value-type="float">
            <text:p>4,0615384615</text:p>
          </table:table-cell>
          <table:table-cell table:style-name="ce13" office:value-type="float" office:value="0.5846153846" calcext:value-type="float">
            <text:p>0,5846153846</text:p>
          </table:table-cell>
          <table:table-cell table:style-name="ce13" office:value-type="float" office:value="2.9846153846" calcext:value-type="float">
            <text:p>2,9846153846</text:p>
          </table:table-cell>
          <table:table-cell table:style-name="ce13" office:value-type="float" office:value="2.7846153846" calcext:value-type="float">
            <text:p>2,7846153846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76.1076923077" calcext:value-type="float">
            <text:p>76,1076923077</text:p>
          </table:table-cell>
          <table:table-cell table:style-name="ce13" office:value-type="float" office:value="2.1538461538" calcext:value-type="float">
            <text:p>2,1538461538</text:p>
          </table:table-cell>
          <table:table-cell table:style-name="ce13" office:value-type="float" office:value="2.0615384615" calcext:value-type="float">
            <text:p>2,0615384615</text:p>
          </table:table-cell>
          <table:table-cell table:style-name="ce13" office:value-type="float" office:value="0.3692307692" calcext:value-type="float">
            <text:p>0,369230769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Leonardo Bonucci</text:p>
          </table:table-cell>
          <table:table-cell table:style-name="ce13" office:value-type="string" calcext:value-type="string">
            <text:p>Juventus</text:p>
          </table:table-cell>
          <table:table-cell table:style-name="ce13" office:value-type="string" calcext:value-type="string">
            <text:p>Serie A</text:p>
          </table:table-cell>
          <table:table-cell table:style-name="ce15" office:value-type="string" calcext:value-type="string">
            <text:p>CB</text:p>
          </table:table-cell>
          <table:table-cell table:style-name="ce22" office:value-type="float" office:value="37" calcext:value-type="float">
            <text:p>37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34" table:formula="of:=[.G5]/([.F5]+[.E5])" office:value-type="float" office:value="0.1" calcext:value-type="float">
            <text:p>0,1</text:p>
          </table:table-cell>
          <table:table-cell table:style-name="ce34" table:formula="of:=[.H5]/([.F5]+[.E5])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64054054" calcext:value-type="float">
            <text:p>0,64054054</text:p>
          </table:table-cell>
          <table:table-cell table:style-name="ce13" office:value-type="float" office:value="1.09189189" calcext:value-type="float">
            <text:p>1,0918918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2081081081" calcext:value-type="float">
            <text:p>1,2081081081</text:p>
          </table:table-cell>
          <table:table-cell table:style-name="ce13" office:value-type="float" office:value="2.0108108108" calcext:value-type="float">
            <text:p>2,0108108108</text:p>
          </table:table-cell>
          <table:table-cell table:style-name="ce13" office:value-type="float" office:value="0.7810810811" calcext:value-type="float">
            <text:p>0,7810810811</text:p>
          </table:table-cell>
          <table:table-cell table:style-name="ce13" office:value-type="float" office:value="0.4594594595" calcext:value-type="float">
            <text:p>0,4594594595</text:p>
          </table:table-cell>
          <table:table-cell table:style-name="ce13" office:value-type="float" office:value="3.4189189189" calcext:value-type="float">
            <text:p>3,4189189189</text:p>
          </table:table-cell>
          <table:table-cell table:style-name="ce13" office:value-type="float" office:value="0.7189189189" calcext:value-type="float">
            <text:p>0,7189189189</text:p>
          </table:table-cell>
          <table:table-cell table:style-name="ce13" office:value-type="float" office:value="0.4297297297" calcext:value-type="float">
            <text:p>0,429729729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297297297" calcext:value-type="float">
            <text:p>0,3297297297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6297297297" calcext:value-type="float">
            <text:p>0,6297297297</text:p>
          </table:table-cell>
          <table:table-cell table:style-name="ce13" office:value-type="float" office:value="0.0702702703" calcext:value-type="float">
            <text:p>0,0702702703</text:p>
          </table:table-cell>
          <table:table-cell table:style-name="ce13" office:value-type="float" office:value="0.1702702703" calcext:value-type="float">
            <text:p>0,1702702703</text:p>
          </table:table-cell>
          <table:table-cell table:style-name="ce13" office:value-type="float" office:value="0.2594594595" calcext:value-type="float">
            <text:p>0,2594594595</text:p>
          </table:table-cell>
          <table:table-cell table:style-name="ce13" office:value-type="float" office:value="64.2081081081" calcext:value-type="float">
            <text:p>64,2081081081</text:p>
          </table:table-cell>
          <table:table-cell table:style-name="ce13" office:value-type="float" office:value="86.6648648649" calcext:value-type="float">
            <text:p>86,6648648649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7.9891891892" calcext:value-type="float">
            <text:p>7,989189189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Isco</text:p>
          </table:table-cell>
          <table:table-cell table:style-name="ce13" office:value-type="string" calcext:value-type="string">
            <text:p>Real Madrid</text:p>
          </table:table-cell>
          <table:table-cell table:style-name="ce13" office:value-type="string" calcext:value-type="string">
            <text:p>La Liga</text:p>
          </table:table-cell>
          <table:table-cell table:style-name="ce16" office:value-type="string" calcext:value-type="string">
            <text:p>CAM</text:p>
          </table:table-cell>
          <table:table-cell table:style-name="ce22" office:value-type="float" office:value="23" calcext:value-type="float">
            <text:p>23</text:p>
          </table:table-cell>
          <table:table-cell table:style-name="ce31" office:value-type="float" office:value="13" calcext:value-type="float">
            <text:p>1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8" calcext:value-type="float">
            <text:p>8</text:p>
          </table:table-cell>
          <table:table-cell table:style-name="ce34" table:formula="of:=[.G6]/([.F6]+[.E6])" office:value-type="float" office:value="0.305555555555556" calcext:value-type="float">
            <text:p>0,3055555556</text:p>
          </table:table-cell>
          <table:table-cell table:style-name="ce34" table:formula="of:=[.H6]/([.F6]+[.E6])" office:value-type="float" office:value="0.222222222222222" calcext:value-type="float">
            <text:p>0,222222222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14347826" calcext:value-type="float">
            <text:p>1,14347826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.4043478261" calcext:value-type="float">
            <text:p>1,4043478261</text:p>
          </table:table-cell>
          <table:table-cell table:style-name="ce13" office:value-type="float" office:value="0.5130434783" calcext:value-type="float">
            <text:p>0,5130434783</text:p>
          </table:table-cell>
          <table:table-cell table:style-name="ce13" office:value-type="float" office:value="0.6434782609" calcext:value-type="float">
            <text:p>0,643478260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434782609" calcext:value-type="float">
            <text:p>0,0434782609</text:p>
          </table:table-cell>
          <table:table-cell table:style-name="ce13" office:value-type="float" office:value="1.0347826087" calcext:value-type="float">
            <text:p>1,034782608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1565217391" calcext:value-type="float">
            <text:p>1,1565217391</text:p>
          </table:table-cell>
          <table:table-cell table:style-name="ce13" office:value-type="float" office:value="1.9956521739" calcext:value-type="float">
            <text:p>1,9956521739</text:p>
          </table:table-cell>
          <table:table-cell table:style-name="ce13" office:value-type="float" office:value="1.5956521739" calcext:value-type="float">
            <text:p>1,5956521739</text:p>
          </table:table-cell>
          <table:table-cell table:style-name="ce13" office:value-type="float" office:value="0.1217391304" calcext:value-type="float">
            <text:p>0,1217391304</text:p>
          </table:table-cell>
          <table:table-cell table:style-name="ce13" office:value-type="float" office:value="1.4565217391" calcext:value-type="float">
            <text:p>1,4565217391</text:p>
          </table:table-cell>
          <table:table-cell table:style-name="ce13" office:value-type="float" office:value="1.4086956522" calcext:value-type="float">
            <text:p>1,4086956522</text:p>
          </table:table-cell>
          <table:table-cell table:style-name="ce13" office:value-type="float" office:value="41.3347826087" calcext:value-type="float">
            <text:p>41,3347826087</text:p>
          </table:table-cell>
          <table:table-cell table:style-name="ce13" office:value-type="float" office:value="89.747826087" calcext:value-type="float">
            <text:p>89,747826087</text:p>
          </table:table-cell>
          <table:table-cell table:style-name="ce13" office:value-type="float" office:value="0.2782608696" calcext:value-type="float">
            <text:p>0,2782608696</text:p>
          </table:table-cell>
          <table:table-cell table:style-name="ce13" office:value-type="float" office:value="1.6130434783" calcext:value-type="float">
            <text:p>1,6130434783</text:p>
          </table:table-cell>
          <table:table-cell table:style-name="ce13" office:value-type="float" office:value="0.2347826087" calcext:value-type="float">
            <text:p>0,2347826087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Kylian Mbappe</text:p>
          </table:table-cell>
          <table:table-cell table:style-name="ce13" office:value-type="string" calcext:value-type="string">
            <text:p>Monaco</text:p>
          </table:table-cell>
          <table:table-cell table:style-name="ce13" office:value-type="string" calcext:value-type="string">
            <text:p>Ligue 1</text:p>
          </table:table-cell>
          <table:table-cell table:style-name="ce17" office:value-type="string" calcext:value-type="string">
            <text:p>CFW</text:p>
          </table:table-cell>
          <table:table-cell table:style-name="ce23" office:value-type="float" office:value="23" calcext:value-type="float">
            <text:p>23</text:p>
          </table:table-cell>
          <table:table-cell table:style-name="ce32" office:value-type="float" office:value="15" calcext:value-type="float">
            <text:p>15</text:p>
          </table:table-cell>
          <table:table-cell table:style-name="ce22" office:value-type="float" office:value="21" calcext:value-type="float">
            <text:p>21</text:p>
          </table:table-cell>
          <table:table-cell table:style-name="ce13" office:value-type="float" office:value="8" calcext:value-type="float">
            <text:p>8</text:p>
          </table:table-cell>
          <table:table-cell table:style-name="ce34" table:formula="of:=[.G7]/([.F7]+[.E7])" office:value-type="float" office:value="0.552631578947368" calcext:value-type="float">
            <text:p>0,5526315789</text:p>
          </table:table-cell>
          <table:table-cell table:style-name="ce34" table:formula="of:=[.H7]/([.F7]+[.E7])" office:value-type="float" office:value="0.210526315789474" calcext:value-type="float">
            <text:p>0,210526315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.82608696" calcext:value-type="float">
            <text:p>1,82608696</text:p>
          </table:table-cell>
          <table:table-cell table:style-name="ce43" office:value-type="float" office:value="0.247826087" calcext:value-type="float">
            <text:p>0,24782608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.247826087" calcext:value-type="float">
            <text:p>0,247826087</text:p>
          </table:table-cell>
          <table:table-cell table:style-name="ce43" office:value-type="float" office:value="0.1260869565" calcext:value-type="float">
            <text:p>0,1260869565</text:p>
          </table:table-cell>
          <table:table-cell table:style-name="ce43" office:value-type="float" office:value="0.2739130435" calcext:value-type="float">
            <text:p>0,273913043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0.1739130435" calcext:value-type="float">
            <text:p>0,1739130435</text:p>
          </table:table-cell>
          <table:table-cell table:style-name="ce43" office:value-type="float" office:value="0.2" calcext:value-type="float">
            <text:p>0,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0.9956521739" calcext:value-type="float">
            <text:p>0,9956521739</text:p>
          </table:table-cell>
          <table:table-cell table:style-name="ce43" office:value-type="float" office:value="1.3347826087" calcext:value-type="float">
            <text:p>1,3347826087</text:p>
          </table:table-cell>
          <table:table-cell table:style-name="ce43" office:value-type="float" office:value="0.7739130435" calcext:value-type="float">
            <text:p>0,7739130435</text:p>
          </table:table-cell>
          <table:table-cell table:style-name="ce43" office:value-type="float" office:value="0.8" calcext:value-type="float">
            <text:p>0,8</text:p>
          </table:table-cell>
          <table:table-cell table:style-name="ce43" office:value-type="float" office:value="1.1" calcext:value-type="float">
            <text:p>1,1</text:p>
          </table:table-cell>
          <table:table-cell table:style-name="ce43" office:value-type="float" office:value="1.8739130435" calcext:value-type="float">
            <text:p>1,8739130435</text:p>
          </table:table-cell>
          <table:table-cell table:style-name="ce43" office:value-type="float" office:value="11.1826086957" calcext:value-type="float">
            <text:p>11,1826086957</text:p>
          </table:table-cell>
          <table:table-cell table:style-name="ce43" office:value-type="float" office:value="75.9086956522" calcext:value-type="float">
            <text:p>75,9086956522</text:p>
          </table:table-cell>
          <table:table-cell table:style-name="ce43" office:value-type="float" office:value="0.2" calcext:value-type="float">
            <text:p>0,2</text:p>
          </table:table-cell>
          <table:table-cell table:style-name="ce43" office:value-type="float" office:value="0.2739130435" calcext:value-type="float">
            <text:p>0,2739130435</text:p>
          </table:table-cell>
          <table:table-cell table:style-name="ce43" office:value-type="float" office:value="0.0260869565" calcext:value-type="float">
            <text:p>0,0260869565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Eden Hazard</text:p>
          </table:table-cell>
          <table:table-cell table:style-name="ce13" office:value-type="string" calcext:value-type="string">
            <text:p>Chelsea</text:p>
          </table:table-cell>
          <table:table-cell table:style-name="ce13" office:value-type="string" calcext:value-type="string">
            <text:p>Barclays Premier League</text:p>
          </table:table-cell>
          <table:table-cell table:style-name="ce14" office:value-type="string" calcext:value-type="string">
            <text:p>LFW</text:p>
          </table:table-cell>
          <table:table-cell table:style-name="ce22" office:value-type="float" office:value="36" calcext:value-type="float">
            <text:p>36</text:p>
          </table:table-cell>
          <table:table-cell table:style-name="ce31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34" table:formula="of:=[.G8]/([.F8]+[.E8])" office:value-type="float" office:value="0.444444444444444" calcext:value-type="float">
            <text:p>0,4444444444</text:p>
          </table:table-cell>
          <table:table-cell table:style-name="ce34" table:formula="of:=[.H8]/([.F8]+[.E8])" office:value-type="float" office:value="0.138888888888889" calcext:value-type="float">
            <text:p>0,138888888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1" calcext:value-type="float">
            <text:p>2,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4" calcext:value-type="float">
            <text:p>0,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4" calcext:value-type="float">
            <text:p>2,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1.7" calcext:value-type="float">
            <text:p>1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8.6" calcext:value-type="float">
            <text:p>48,6</text:p>
          </table:table-cell>
          <table:table-cell table:style-name="ce13" office:value-type="float" office:value="84.2" calcext:value-type="float">
            <text:p>84,2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3.2" calcext:value-type="float">
            <text:p>3,2</text:p>
          </table:table-cell>
          <table:table-cell table:style-name="ce13" office:value-type="float" office:value="0.1" calcext:value-type="float">
            <text:p>0,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Luka Modric</text:p>
          </table:table-cell>
          <table:table-cell table:style-name="ce13" office:value-type="string" calcext:value-type="string">
            <text:p>Real Madrid</text:p>
          </table:table-cell>
          <table:table-cell table:style-name="ce13" office:value-type="string" calcext:value-type="string">
            <text:p>La Liga</text:p>
          </table:table-cell>
          <table:table-cell table:style-name="ce18" office:value-type="string" calcext:value-type="string">
            <text:p>DM</text:p>
          </table:table-cell>
          <table:table-cell table:style-name="ce22" office:value-type="float" office:value="33" calcext:value-type="float">
            <text:p>33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4" table:formula="of:=[.G9]/([.F9]+[.E9])" office:value-type="float" office:value="0.0277777777777778" calcext:value-type="float">
            <text:p>0,0277777778</text:p>
          </table:table-cell>
          <table:table-cell table:style-name="ce34" table:formula="of:=[.H9]/([.F9]+[.E9])" office:value-type="float" office:value="0.0833333333333333" calcext:value-type="float">
            <text:p>0,083333333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3333333" calcext:value-type="float">
            <text:p>1,3333333</text:p>
          </table:table-cell>
          <table:table-cell table:style-name="ce13" office:value-type="float" office:value="1.96666666" calcext:value-type="float">
            <text:p>1,96666666</text:p>
          </table:table-cell>
          <table:table-cell table:style-name="ce13" office:value-type="float" office:value="0.9333333" calcext:value-type="float">
            <text:p>0,93333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6666666" calcext:value-type="float">
            <text:p>0,36666666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0.1666666" calcext:value-type="float">
            <text:p>0,166666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266666666" calcext:value-type="float">
            <text:p>1,266666666</text:p>
          </table:table-cell>
          <table:table-cell table:style-name="ce13" office:value-type="float" office:value="1.96666666" calcext:value-type="float">
            <text:p>1,96666666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23333333" calcext:value-type="float">
            <text:p>1,23333333</text:p>
          </table:table-cell>
          <table:table-cell table:style-name="ce13" office:value-type="float" office:value="0.86666666" calcext:value-type="float">
            <text:p>0,86666666</text:p>
          </table:table-cell>
          <table:table-cell table:style-name="ce13" office:value-type="float" office:value="58.73333333" calcext:value-type="float">
            <text:p>58,73333333</text:p>
          </table:table-cell>
          <table:table-cell table:style-name="ce13" office:value-type="float" office:value="89.16666666" calcext:value-type="float">
            <text:p>89,16666666</text:p>
          </table:table-cell>
          <table:table-cell table:style-name="ce13" office:value-type="float" office:value="0.4333333" calcext:value-type="float">
            <text:p>0,4333333</text:p>
          </table:table-cell>
          <table:table-cell table:style-name="ce13" office:value-type="float" office:value="3.9" calcext:value-type="float">
            <text:p>3,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aulo Dybala</text:p>
          </table:table-cell>
          <table:table-cell table:style-name="ce13" office:value-type="string" calcext:value-type="string">
            <text:p>Juventus</text:p>
          </table:table-cell>
          <table:table-cell table:style-name="ce13" office:value-type="string" calcext:value-type="string">
            <text:p>Serie A</text:p>
          </table:table-cell>
          <table:table-cell table:style-name="ce17" office:value-type="string" calcext:value-type="string">
            <text:p>CFW</text:p>
          </table:table-cell>
          <table:table-cell table:style-name="ce22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7" calcext:value-type="float">
            <text:p>7</text:p>
          </table:table-cell>
          <table:table-cell table:style-name="ce34" table:formula="of:=[.G10]/([.F10]+[.E10])" office:value-type="float" office:value="0.357142857142857" calcext:value-type="float">
            <text:p>0,3571428571</text:p>
          </table:table-cell>
          <table:table-cell table:style-name="ce34" table:formula="of:=[.H10]/([.F10]+[.E10])" office:value-type="float" office:value="0.166666666666667" calcext:value-type="float">
            <text:p>0,166666666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6777777777" calcext:value-type="float">
            <text:p>2,6777777777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.61111111" calcext:value-type="float">
            <text:p>0,61111111</text:p>
          </table:table-cell>
          <table:table-cell table:style-name="ce13" office:value-type="float" office:value="0.61666666" calcext:value-type="float">
            <text:p>0,61666666</text:p>
          </table:table-cell>
          <table:table-cell table:style-name="ce13" office:value-type="float" office:value="0.72777777" calcext:value-type="float">
            <text:p>0,7277777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683333333" calcext:value-type="float">
            <text:p>0,683333333</text:p>
          </table:table-cell>
          <table:table-cell table:style-name="ce13" office:value-type="float" office:value="0.072222222" calcext:value-type="float">
            <text:p>0,0722222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7611111111" calcext:value-type="float">
            <text:p>1,7611111111</text:p>
          </table:table-cell>
          <table:table-cell table:style-name="ce13" office:value-type="float" office:value="2.277777777" calcext:value-type="float">
            <text:p>2,277777777</text:p>
          </table:table-cell>
          <table:table-cell table:style-name="ce13" office:value-type="float" office:value="2.005555555" calcext:value-type="float">
            <text:p>2,005555555</text:p>
          </table:table-cell>
          <table:table-cell table:style-name="ce13" office:value-type="float" office:value="0.37222222" calcext:value-type="float">
            <text:p>0,37222222</text:p>
          </table:table-cell>
          <table:table-cell table:style-name="ce13" office:value-type="float" office:value="1.905555555" calcext:value-type="float">
            <text:p>1,90555555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5.95" calcext:value-type="float">
            <text:p>35,95</text:p>
          </table:table-cell>
          <table:table-cell table:style-name="ce13" office:value-type="float" office:value="85.4555555" calcext:value-type="float">
            <text:p>85,4555555</text:p>
          </table:table-cell>
          <table:table-cell table:style-name="ce13" office:value-type="float" office:value="0.84444444" calcext:value-type="float">
            <text:p>0,84444444</text:p>
          </table:table-cell>
          <table:table-cell table:style-name="ce13" office:value-type="float" office:value="2.37222222" calcext:value-type="float">
            <text:p>2,37222222</text:p>
          </table:table-cell>
          <table:table-cell table:style-name="ce13" office:value-type="float" office:value="0.3" calcext:value-type="float">
            <text:p>0,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Marcelo</text:p>
          </table:table-cell>
          <table:table-cell table:style-name="ce13" office:value-type="string" calcext:value-type="string">
            <text:p>Real Madrid</text:p>
          </table:table-cell>
          <table:table-cell table:style-name="ce13" office:value-type="string" calcext:value-type="string">
            <text:p>La Liga</text:p>
          </table:table-cell>
          <table:table-cell table:style-name="ce19" office:value-type="string" calcext:value-type="string">
            <text:p>LFB</text:p>
          </table:table-cell>
          <table:table-cell table:style-name="ce22" office:value-type="float" office:value="37" calcext:value-type="float">
            <text:p>37</text:p>
          </table:table-cell>
          <table:table-cell table:style-name="ce31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table:style-name="ce34" table:formula="of:=[.G11]/([.F11]+[.E11])" office:value-type="float" office:value="0.0487804878048781" calcext:value-type="float">
            <text:p>0,0487804878</text:p>
          </table:table-cell>
          <table:table-cell table:style-name="ce13" table:formula="of:=[.H11]/([.F11]+[.E11])" office:value-type="float" office:value="0.292682926829268" calcext:value-type="float">
            <text:p>0,292682926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00810811" calcext:value-type="float">
            <text:p>1,00810811</text:p>
          </table:table-cell>
          <table:table-cell table:style-name="ce13" office:value-type="float" office:value="0.3297297297" calcext:value-type="float">
            <text:p>0,329729729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.7378378378" calcext:value-type="float">
            <text:p>1,7378378378</text:p>
          </table:table-cell>
          <table:table-cell table:style-name="ce13" office:value-type="float" office:value="1.5675675676" calcext:value-type="float">
            <text:p>1,5675675676</text:p>
          </table:table-cell>
          <table:table-cell table:style-name="ce13" office:value-type="float" office:value="0.5702702703" calcext:value-type="float">
            <text:p>0,5702702703</text:p>
          </table:table-cell>
          <table:table-cell table:style-name="ce13" office:value-type="float" office:value="0.2891891892" calcext:value-type="float">
            <text:p>0,2891891892</text:p>
          </table:table-cell>
          <table:table-cell table:style-name="ce13" office:value-type="float" office:value="1.0189189189" calcext:value-type="float">
            <text:p>1,0189189189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1297297297" calcext:value-type="float">
            <text:p>0,129729729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6783783784" calcext:value-type="float">
            <text:p>1,6783783784</text:p>
          </table:table-cell>
          <table:table-cell table:style-name="ce13" office:value-type="float" office:value="1.7567567568" calcext:value-type="float">
            <text:p>1,7567567568</text:p>
          </table:table-cell>
          <table:table-cell table:style-name="ce13" office:value-type="float" office:value="0.8108108108" calcext:value-type="float">
            <text:p>0,8108108108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7810810811" calcext:value-type="float">
            <text:p>0,7810810811</text:p>
          </table:table-cell>
          <table:table-cell table:style-name="ce13" office:value-type="float" office:value="1.0297297297" calcext:value-type="float">
            <text:p>1,0297297297</text:p>
          </table:table-cell>
          <table:table-cell table:style-name="ce13" office:value-type="float" office:value="51.0513513514" calcext:value-type="float">
            <text:p>51,0513513514</text:p>
          </table:table-cell>
          <table:table-cell table:style-name="ce13" office:value-type="float" office:value="82.2540540541" calcext:value-type="float">
            <text:p>82,2540540541</text:p>
          </table:table-cell>
          <table:table-cell table:style-name="ce13" office:value-type="float" office:value="1.2513513514" calcext:value-type="float">
            <text:p>1,2513513514</text:p>
          </table:table-cell>
          <table:table-cell table:style-name="ce13" office:value-type="float" office:value="3.4783783784" calcext:value-type="float">
            <text:p>3,4783783784</text:p>
          </table:table-cell>
          <table:table-cell table:style-name="ce13" office:value-type="float" office:value="0.0702702703" calcext:value-type="float">
            <text:p>0,0702702703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N’Golo Kante</text:p>
          </table:table-cell>
          <table:table-cell table:style-name="ce13" office:value-type="string" calcext:value-type="string">
            <text:p>Chelsea</text:p>
          </table:table-cell>
          <table:table-cell table:style-name="ce13" office:value-type="string" calcext:value-type="string">
            <text:p>Barclays Premier League</text:p>
          </table:table-cell>
          <table:table-cell table:style-name="ce18" office:value-type="string" calcext:value-type="string">
            <text:p>DM</text:p>
          </table:table-cell>
          <table:table-cell table:style-name="ce22" office:value-type="float" office:value="35" calcext:value-type="float">
            <text:p>3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34" table:formula="of:=[.G12]/([.F12]+[.E12])" office:value-type="float" office:value="0.0285714285714286" calcext:value-type="float">
            <text:p>0,0285714286</text:p>
          </table:table-cell>
          <table:table-cell table:style-name="ce13" table:formula="of:=[.H12]/([.F12]+[.E12])" office:value-type="float" office:value="0.0285714285714286" calcext:value-type="float">
            <text:p>0,0285714286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6" calcext:value-type="float">
            <text:p>3,6</text:p>
          </table:table-cell>
          <table:table-cell table:style-name="ce13" office:value-type="float" office:value="2.4" calcext:value-type="float">
            <text:p>2,4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60.6" calcext:value-type="float">
            <text:p>60,6</text:p>
          </table:table-cell>
          <table:table-cell table:style-name="ce13" office:value-type="float" office:value="88.8" calcext:value-type="float">
            <text:p>88,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9" calcext:value-type="float">
            <text:p>3,9</text:p>
          </table:table-cell>
          <table:table-cell table:style-name="ce13" office:value-type="float" office:value="0.1" calcext:value-type="float">
            <text:p>0,1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Luis Suárez</text:p>
          </table:table-cell>
          <table:table-cell table:style-name="ce13" office:value-type="string" calcext:value-type="string">
            <text:p>Barcelona</text:p>
          </table:table-cell>
          <table:table-cell table:style-name="ce13" office:value-type="string" calcext:value-type="string">
            <text:p>La Liga</text:p>
          </table:table-cell>
          <table:table-cell table:style-name="ce17" office:value-type="string" calcext:value-type="string">
            <text:p>CFW</text:p>
          </table:table-cell>
          <table:table-cell table:style-name="ce22" office:value-type="float" office:value="43" calcext:value-type="float">
            <text:p>43</text:p>
          </table:table-cell>
          <table:table-cell table:style-name="ce3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5" calcext:value-type="float">
            <text:p>15</text:p>
          </table:table-cell>
          <table:table-cell table:style-name="ce34" table:formula="of:=[.G13]/([.F13]+[.E13])" office:value-type="float" office:value="0.727272727272727" calcext:value-type="float">
            <text:p>0,7272727273</text:p>
          </table:table-cell>
          <table:table-cell table:style-name="ce13" table:formula="of:=[.H13]/([.F13]+[.E13])" office:value-type="float" office:value="0.340909090909091" calcext:value-type="float">
            <text:p>0,34090909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16976744" calcext:value-type="float">
            <text:p>3,16976744</text:p>
          </table:table-cell>
          <table:table-cell table:style-name="ce13" office:value-type="float" office:value="0.3627906977" calcext:value-type="float">
            <text:p>0,362790697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5837209302" calcext:value-type="float">
            <text:p>0,5837209302</text:p>
          </table:table-cell>
          <table:table-cell table:style-name="ce13" office:value-type="float" office:value="0.2790697674" calcext:value-type="float">
            <text:p>0,2790697674</text:p>
          </table:table-cell>
          <table:table-cell table:style-name="ce13" office:value-type="float" office:value="1.088372093" calcext:value-type="float">
            <text:p>1,08837209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6790697674" calcext:value-type="float">
            <text:p>0,6790697674</text:p>
          </table:table-cell>
          <table:table-cell table:style-name="ce13" office:value-type="float" office:value="0.3255813953" calcext:value-type="float">
            <text:p>0,3255813953</text:p>
          </table:table-cell>
          <table:table-cell table:style-name="ce13" office:value-type="float" office:value="0.0790697674" calcext:value-type="float">
            <text:p>0,079069767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5906976744" calcext:value-type="float">
            <text:p>1,5906976744</text:p>
          </table:table-cell>
          <table:table-cell table:style-name="ce13" office:value-type="float" office:value="0.8744186047" calcext:value-type="float">
            <text:p>0,8744186047</text:p>
          </table:table-cell>
          <table:table-cell table:style-name="ce13" office:value-type="float" office:value="1.3837209302" calcext:value-type="float">
            <text:p>1,3837209302</text:p>
          </table:table-cell>
          <table:table-cell table:style-name="ce13" office:value-type="float" office:value="1.4953488372" calcext:value-type="float">
            <text:p>1,4953488372</text:p>
          </table:table-cell>
          <table:table-cell table:style-name="ce13" office:value-type="float" office:value="0.9627906977" calcext:value-type="float">
            <text:p>0,9627906977</text:p>
          </table:table-cell>
          <table:table-cell table:style-name="ce13" office:value-type="float" office:value="2.08372093" calcext:value-type="float">
            <text:p>2,08372093</text:p>
          </table:table-cell>
          <table:table-cell table:style-name="ce13" office:value-type="float" office:value="24.9209302326" calcext:value-type="float">
            <text:p>24,9209302326</text:p>
          </table:table-cell>
          <table:table-cell table:style-name="ce13" office:value-type="float" office:value="74.1302325581" calcext:value-type="float">
            <text:p>74,1302325581</text:p>
          </table:table-cell>
          <table:table-cell table:style-name="ce13" office:value-type="float" office:value="0.1581395349" calcext:value-type="float">
            <text:p>0,1581395349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0.0790697674" calcext:value-type="float">
            <text:p>0,0790697674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Sergio Ramos</text:p>
          </table:table-cell>
          <table:table-cell table:style-name="ce13" office:value-type="string" calcext:value-type="string">
            <text:p>Real Madrid</text:p>
          </table:table-cell>
          <table:table-cell table:style-name="ce13" office:value-type="string" calcext:value-type="string">
            <text:p>La Liga</text:p>
          </table:table-cell>
          <table:table-cell table:style-name="ce15" office:value-type="string" calcext:value-type="string">
            <text:p>CB</text:p>
          </table:table-cell>
          <table:table-cell table:style-name="ce22" office:value-type="float" office:value="39" calcext:value-type="float">
            <text:p>39</text:p>
          </table:table-cell>
          <table:table-cell table:style-name="ce31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34" table:formula="of:=[.G14]/([.F14]+[.E14])" office:value-type="float" office:value="0.205128205128205" calcext:value-type="float">
            <text:p>0,2051282051</text:p>
          </table:table-cell>
          <table:table-cell table:style-name="ce13" table:formula="of:=[.H14]/([.F14]+[.E14])" office:value-type="float" office:value="0.0512820512820513" calcext:value-type="float">
            <text:p>0,051282051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21538" calcext:value-type="float">
            <text:p>1,21538</text:p>
          </table:table-cell>
          <table:table-cell table:style-name="ce13" office:value-type="float" office:value="2.643589744" calcext:value-type="float">
            <text:p>2,64358974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256410256" calcext:value-type="float">
            <text:p>1,7256410256</text:p>
          </table:table-cell>
          <table:table-cell table:style-name="ce13" office:value-type="float" office:value="2.169230769" calcext:value-type="float">
            <text:p>2,169230769</text:p>
          </table:table-cell>
          <table:table-cell table:style-name="ce13" office:value-type="float" office:value="1.1717948718" calcext:value-type="float">
            <text:p>1,1717948718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3.5564102564" calcext:value-type="float">
            <text:p>3,5564102564</text:p>
          </table:table-cell>
          <table:table-cell table:style-name="ce13" office:value-type="float" office:value="0.487194872" calcext:value-type="float">
            <text:p>0,487194872</text:p>
          </table:table-cell>
          <table:table-cell table:style-name="ce13" office:value-type="float" office:value="0.5282051282" calcext:value-type="float">
            <text:p>0,528205128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2564102564" calcext:value-type="float">
            <text:p>0,2564102564</text:p>
          </table:table-cell>
          <table:table-cell table:style-name="ce13" office:value-type="float" office:value="0.2153846154" calcext:value-type="float">
            <text:p>0,2153846154</text:p>
          </table:table-cell>
          <table:table-cell table:style-name="ce13" office:value-type="float" office:value="1.158974359" calcext:value-type="float">
            <text:p>1,158974359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1846153846" calcext:value-type="float">
            <text:p>0,1846153846</text:p>
          </table:table-cell>
          <table:table-cell table:style-name="ce13" office:value-type="float" office:value="0.443589744" calcext:value-type="float">
            <text:p>0,443589744</text:p>
          </table:table-cell>
          <table:table-cell table:style-name="ce13" office:value-type="float" office:value="61.5512820513" calcext:value-type="float">
            <text:p>61,5512820513</text:p>
          </table:table-cell>
          <table:table-cell table:style-name="ce13" office:value-type="float" office:value="89.2615384615" calcext:value-type="float">
            <text:p>89,2615384615</text:p>
          </table:table-cell>
          <table:table-cell table:style-name="ce13" office:value-type="float" office:value="0.0564102564" calcext:value-type="float">
            <text:p>0,0564102564</text:p>
          </table:table-cell>
          <table:table-cell table:style-name="ce13" office:value-type="float" office:value="5.358974359" calcext:value-type="float">
            <text:p>5,35897435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Jan Oblak</text:p>
          </table:table-cell>
          <table:table-cell table:style-name="ce4" office:value-type="string" calcext:value-type="string">
            <text:p>Atletico Madrid</text:p>
          </table:table-cell>
          <table:table-cell table:style-name="ce4" office:value-type="string" calcext:value-type="string">
            <text:p>La Liga</text:p>
          </table:table-cell>
          <table:table-cell table:style-name="ce20" office:value-type="string" calcext:value-type="string">
            <text:p>GK</text:p>
          </table:table-cell>
          <table:table-cell table:style-name="ce22"/>
          <table:table-cell table:style-name="ce31"/>
          <table:table-cell table:style-name="ce13" table:number-columns-repeated="2"/>
          <table:table-cell table:style-name="ce34"/>
          <table:table-cell table:style-name="ce13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Philippe Coutinho</text:p>
          </table:table-cell>
          <table:table-cell table:style-name="ce13" office:value-type="string" calcext:value-type="string">
            <text:p>Liverpool</text:p>
          </table:table-cell>
          <table:table-cell table:style-name="ce13" office:value-type="string" calcext:value-type="string">
            <text:p>Barclays Premier League</text:p>
          </table:table-cell>
          <table:table-cell table:style-name="ce16" office:value-type="string" calcext:value-type="string">
            <text:p>CAM</text:p>
          </table:table-cell>
          <table:table-cell table:style-name="ce22" office:value-type="float" office:value="28" calcext:value-type="float">
            <text:p>28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7" calcext:value-type="float">
            <text:p>7</text:p>
          </table:table-cell>
          <table:table-cell table:style-name="ce34" table:formula="of:=[.G16]/([.F16]+[.E16])" office:value-type="float" office:value="0.419354838709677" calcext:value-type="float">
            <text:p>0,4193548387</text:p>
          </table:table-cell>
          <table:table-cell table:style-name="ce13" table:formula="of:=[.H16]/([.F16]+[.E16])" office:value-type="float" office:value="0.225806451612903" calcext:value-type="float">
            <text:p>0,225806451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4" calcext:value-type="float">
            <text:p>3,4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.1" calcext:value-type="float">
            <text:p>1,1</text:p>
          </table:table-cell>
          <table:table-cell table:number-columns-repeated="2" table:style-name="ce13" office:value-type="float" office:value="0.6" calcext:value-type="float">
            <text:p>0,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1.5" calcext:value-type="float">
            <text:p>1,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1" calcext:value-type="float">
            <text:p>2,1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0.1" calcext:value-type="float">
            <text:p>0,1</text:p>
          </table:table-cell>
          <table:table-cell table:number-columns-repeated="2" table:style-name="ce13" office:value-type="float" office:value="1.8" calcext:value-type="float">
            <text:p>1,8</text:p>
          </table:table-cell>
          <table:table-cell table:style-name="ce13" office:value-type="float" office:value="45.2" calcext:value-type="float">
            <text:p>45,2</text:p>
          </table:table-cell>
          <table:table-cell table:style-name="ce13" office:value-type="float" office:value="83.9" calcext:value-type="float">
            <text:p>83,9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0.2" calcext:value-type="float">
            <text:p>0,2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Dries Mertens</text:p>
          </table:table-cell>
          <table:table-cell table:style-name="ce13" office:value-type="string" calcext:value-type="string">
            <text:p>Napoli</text:p>
          </table:table-cell>
          <table:table-cell table:style-name="ce13" office:value-type="string" calcext:value-type="string">
            <text:p>Serie A</text:p>
          </table:table-cell>
          <table:table-cell table:style-name="ce17" office:value-type="string" calcext:value-type="string">
            <text:p>CFW</text:p>
          </table:table-cell>
          <table:table-cell table:style-name="ce22" office:value-type="float" office:value="34" calcext:value-type="float">
            <text:p>34</text:p>
          </table:table-cell>
          <table:table-cell table:style-name="ce31" office:value-type="float" office:value="9" calcext:value-type="float">
            <text:p>9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1" calcext:value-type="float">
            <text:p>11</text:p>
          </table:table-cell>
          <table:table-cell table:style-name="ce34" table:formula="of:=[.G17]/([.F17]+[.E17])" office:value-type="float" office:value="0.767441860465116" calcext:value-type="float">
            <text:p>0,7674418605</text:p>
          </table:table-cell>
          <table:table-cell table:style-name="ce13" table:formula="of:=[.H17]/([.F17]+[.E17])" office:value-type="float" office:value="0.255813953488372" calcext:value-type="float">
            <text:p>0,255813953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00588" calcext:value-type="float">
            <text:p>4,00588</text:p>
          </table:table-cell>
          <table:table-cell table:style-name="ce13" office:value-type="float" office:value="0.135294118" calcext:value-type="float">
            <text:p>0,135294118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.6823529412" calcext:value-type="float">
            <text:p>0,6823529412</text:p>
          </table:table-cell>
          <table:table-cell table:style-name="ce13" office:value-type="float" office:value="0.25941176" calcext:value-type="float">
            <text:p>0,25941176</text:p>
          </table:table-cell>
          <table:table-cell table:style-name="ce13" office:value-type="float" office:value="1.3411764706" calcext:value-type="float">
            <text:p>1,341176470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0.4882352941" calcext:value-type="float">
            <text:p>0,4882352941</text:p>
          </table:table-cell>
          <table:table-cell table:style-name="ce13" office:value-type="float" office:value="0.1352941176" calcext:value-type="float">
            <text:p>0,135294117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117647059" calcext:value-type="float">
            <text:p>1,5117647059</text:p>
          </table:table-cell>
          <table:table-cell table:style-name="ce13" office:value-type="float" office:value="1.5411764706" calcext:value-type="float">
            <text:p>1,5411764706</text:p>
          </table:table-cell>
          <table:table-cell table:style-name="ce13" office:value-type="float" office:value="1.6529411765" calcext:value-type="float">
            <text:p>1,6529411765</text:p>
          </table:table-cell>
          <table:table-cell table:style-name="ce13" office:value-type="float" office:value="0.5176470588" calcext:value-type="float">
            <text:p>0,5176470588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1.629411765" calcext:value-type="float">
            <text:p>1,629411765</text:p>
          </table:table-cell>
          <table:table-cell table:style-name="ce13" office:value-type="float" office:value="22.9352941176" calcext:value-type="float">
            <text:p>22,9352941176</text:p>
          </table:table-cell>
          <table:table-cell table:style-name="ce13" office:value-type="float" office:value="76.6705882353" calcext:value-type="float">
            <text:p>76,6705882353</text:p>
          </table:table-cell>
          <table:table-cell table:style-name="ce13" office:value-type="float" office:value="0.1647058824" calcext:value-type="float">
            <text:p>0,1647058824</text:p>
          </table:table-cell>
          <table:table-cell table:style-name="ce13" office:value-type="float" office:value="0.5882352941" calcext:value-type="float">
            <text:p>0,5882352941</text:p>
          </table:table-cell>
          <table:table-cell table:style-name="ce13" office:value-type="float" office:value="0.1823529412" calcext:value-type="float">
            <text:p>0,1823529412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Kevin De Bruyne</text:p>
          </table:table-cell>
          <table:table-cell table:style-name="ce13" office:value-type="string" calcext:value-type="string">
            <text:p>Manchester City</text:p>
          </table:table-cell>
          <table:table-cell table:style-name="ce13" office:value-type="string" calcext:value-type="string">
            <text:p>Barclays Premier League</text:p>
          </table:table-cell>
          <table:table-cell table:style-name="ce16" office:value-type="string" calcext:value-type="string">
            <text:p>CAM</text:p>
          </table:table-cell>
          <table:table-cell table:style-name="ce22" office:value-type="float" office:value="39" calcext:value-type="float">
            <text:p>39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9" calcext:value-type="float">
            <text:p>19</text:p>
          </table:table-cell>
          <table:table-cell table:style-name="ce34" table:formula="of:=[.G18]/([.F18]+[.E18])" office:value-type="float" office:value="0.166666666666667" calcext:value-type="float">
            <text:p>0,1666666667</text:p>
          </table:table-cell>
          <table:table-cell table:style-name="ce13" table:formula="of:=[.H18]/([.F18]+[.E18])" office:value-type="float" office:value="0.452380952380952" calcext:value-type="float">
            <text:p>0,452380952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29231" calcext:value-type="float">
            <text:p>2,29231</text:p>
          </table:table-cell>
          <table:table-cell table:style-name="ce13" office:value-type="float" office:value="0.384615385" calcext:value-type="float">
            <text:p>0,38461538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.4153846154" calcext:value-type="float">
            <text:p>1,4153846154</text:p>
          </table:table-cell>
          <table:table-cell table:style-name="ce13" office:value-type="float" office:value="0.692307692" calcext:value-type="float">
            <text:p>0,69230769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1692307692" calcext:value-type="float">
            <text:p>0,1692307692</text:p>
          </table:table-cell>
          <table:table-cell table:style-name="ce13" office:value-type="float" office:value="1.7076923077" calcext:value-type="float">
            <text:p>1,707692307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6846153846" calcext:value-type="float">
            <text:p>2,6846153846</text:p>
          </table:table-cell>
          <table:table-cell table:style-name="ce13" office:value-type="float" office:value="1.3846153846" calcext:value-type="float">
            <text:p>1,3846153846</text:p>
          </table:table-cell>
          <table:table-cell table:style-name="ce13" office:value-type="float" office:value="1.1153846154" calcext:value-type="float">
            <text:p>1,1153846154</text:p>
          </table:table-cell>
          <table:table-cell table:style-name="ce13" office:value-type="float" office:value="0.1153846154" calcext:value-type="float">
            <text:p>0,115384615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538461538" calcext:value-type="float">
            <text:p>1,538461538</text:p>
          </table:table-cell>
          <table:table-cell table:style-name="ce13" office:value-type="float" office:value="49.4692307692" calcext:value-type="float">
            <text:p>49,4692307692</text:p>
          </table:table-cell>
          <table:table-cell table:style-name="ce13" office:value-type="float" office:value="82.3230769231" calcext:value-type="float">
            <text:p>82,3230769231</text:p>
          </table:table-cell>
          <table:table-cell table:style-name="ce13" office:value-type="float" office:value="2.0692307692" calcext:value-type="float">
            <text:p>2,0692307692</text:p>
          </table:table-cell>
          <table:table-cell table:style-name="ce13" office:value-type="float" office:value="2.3307692308" calcext:value-type="float">
            <text:p>2,3307692308</text:p>
          </table:table-cell>
          <table:table-cell table:style-name="ce13" office:value-type="float" office:value="0.4461538462" calcext:value-type="float">
            <text:p>0,4461538462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Robert Lewandowski</text:p>
          </table:table-cell>
          <table:table-cell table:style-name="ce13" office:value-type="string" calcext:value-type="string">
            <text:p>Bayern Munich</text:p>
          </table:table-cell>
          <table:table-cell table:style-name="ce13" office:value-type="string" calcext:value-type="string">
            <text:p>Bundesliga</text:p>
          </table:table-cell>
          <table:table-cell table:style-name="ce17" office:value-type="string" calcext:value-type="string">
            <text:p>CFW</text:p>
          </table:table-cell>
          <table:table-cell table:style-name="ce22" office:value-type="float" office:value="40" calcext:value-type="float">
            <text:p>40</text:p>
          </table:table-cell>
          <table:table-cell table:style-name="ce31" office:value-type="float" office:value="2" calcext:value-type="float">
            <text:p>2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6" calcext:value-type="float">
            <text:p>6</text:p>
          </table:table-cell>
          <table:table-cell table:style-name="ce34" table:formula="of:=[.G19]/([.F19]+[.E19])" office:value-type="float" office:value="0.904761904761905" calcext:value-type="float">
            <text:p>0,9047619048</text:p>
          </table:table-cell>
          <table:table-cell table:style-name="ce13" table:formula="of:=[.H19]/([.F19]+[.E19])" office:value-type="float" office:value="0.142857142857143" calcext:value-type="float">
            <text:p>0,142857142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2325" calcext:value-type="float">
            <text:p>4,2325</text:p>
          </table:table-cell>
          <table:table-cell table:style-name="ce13" office:value-type="float" office:value="1.765" calcext:value-type="float">
            <text:p>1,76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.3225" calcext:value-type="float">
            <text:p>0,3225</text:p>
          </table:table-cell>
          <table:table-cell table:style-name="ce13" office:value-type="float" office:value="0.3775" calcext:value-type="float">
            <text:p>0,3775</text:p>
          </table:table-cell>
          <table:table-cell table:style-name="ce13" office:value-type="float" office:value="1.245" calcext:value-type="float">
            <text:p>1,2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61" calcext:value-type="float">
            <text:p>0,61</text:p>
          </table:table-cell>
          <table:table-cell table:style-name="ce13" office:value-type="float" office:value="0.245" calcext:value-type="float">
            <text:p>0,24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9675" calcext:value-type="float">
            <text:p>0,9675</text:p>
          </table:table-cell>
          <table:table-cell table:style-name="ce13" office:value-type="float" office:value="0.91" calcext:value-type="float">
            <text:p>0,91</text:p>
          </table:table-cell>
          <table:table-cell table:style-name="ce13" office:value-type="float" office:value="1.61" calcext:value-type="float">
            <text:p>1,61</text:p>
          </table:table-cell>
          <table:table-cell table:style-name="ce13" office:value-type="float" office:value="0.845" calcext:value-type="float">
            <text:p>0,845</text:p>
          </table:table-cell>
          <table:table-cell table:style-name="ce13" office:value-type="float" office:value="1.635" calcext:value-type="float">
            <text:p>1,635</text:p>
          </table:table-cell>
          <table:table-cell table:style-name="ce13" office:value-type="float" office:value="2.115" calcext:value-type="float">
            <text:p>2,115</text:p>
          </table:table-cell>
          <table:table-cell table:style-name="ce13" office:value-type="float" office:value="21.365" calcext:value-type="float">
            <text:p>21,365</text:p>
          </table:table-cell>
          <table:table-cell table:style-name="ce13" office:value-type="float" office:value="75.155" calcext:value-type="float">
            <text:p>75,155</text:p>
          </table:table-cell>
          <table:table-cell table:style-name="ce13" office:value-type="float" office:value="0.0775" calcext:value-type="float">
            <text:p>0,0775</text:p>
          </table:table-cell>
          <table:table-cell table:style-name="ce13" office:value-type="float" office:value="0.4775" calcext:value-type="float">
            <text:p>0,4775</text:p>
          </table:table-cell>
          <table:table-cell table:style-name="ce13" office:value-type="float" office:value="0.045" calcext:value-type="float">
            <text:p>0,045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David de Gea</text:p>
          </table:table-cell>
          <table:table-cell table:style-name="ce4" office:value-type="string" calcext:value-type="string">
            <text:p>Manchester United</text:p>
          </table:table-cell>
          <table:table-cell table:style-name="ce4" office:value-type="string" calcext:value-type="string">
            <text:p>Barclays Premier League</text:p>
          </table:table-cell>
          <table:table-cell table:style-name="ce20" office:value-type="string" calcext:value-type="string">
            <text:p>GK</text:p>
          </table:table-cell>
          <table:table-cell table:style-name="ce22"/>
          <table:table-cell table:style-name="ce31"/>
          <table:table-cell table:style-name="ce13" table:number-columns-repeated="2"/>
          <table:table-cell table:style-name="ce34"/>
          <table:table-cell table:style-name="ce13" table:number-columns-repeated="25"/>
          <table:table-cell table:number-columns-repeated="990"/>
        </table:table-row>
        <table:table-row table:style-name="ro1">
          <table:table-cell table:style-name="ce2" office:value-type="string" calcext:value-type="string">
            <text:p>Harry Kane </text:p>
          </table:table-cell>
          <table:table-cell table:style-name="ce13" office:value-type="string" calcext:value-type="string">
            <text:p>Tottenham</text:p>
          </table:table-cell>
          <table:table-cell table:style-name="ce13" office:value-type="string" calcext:value-type="string">
            <text:p>Barclays Premier League</text:p>
          </table:table-cell>
          <table:table-cell table:style-name="ce17" office:value-type="string" calcext:value-type="string">
            <text:p>CFW</text:p>
          </table:table-cell>
          <table:table-cell table:style-name="ce22" office:value-type="float" office:value="34" calcext:value-type="float">
            <text:p>34</text:p>
          </table:table-cell>
          <table:table-cell table:style-name="ce31" office:value-type="float" office:value="1" calcext:value-type="float">
            <text:p>1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7" calcext:value-type="float">
            <text:p>7</text:p>
          </table:table-cell>
          <table:table-cell table:style-name="ce34" table:formula="of:=[.G21]/([.F21]+[.E21])" office:value-type="float" office:value="0.885714285714286" calcext:value-type="float">
            <text:p>0,8857142857</text:p>
          </table:table-cell>
          <table:table-cell table:style-name="ce13" table:formula="of:=[.H21]/([.F21]+[.E21])" office:value-type="float" office:value="0.2" calcext:value-type="float">
            <text:p>0,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74118" calcext:value-type="float">
            <text:p>3,74118</text:p>
          </table:table-cell>
          <table:table-cell table:style-name="ce13" office:value-type="float" office:value="1.485294118" calcext:value-type="float">
            <text:p>1,48529411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.6882352941" calcext:value-type="float">
            <text:p>0,6882352941</text:p>
          </table:table-cell>
          <table:table-cell table:style-name="ce13" office:value-type="float" office:value="0.085294118" calcext:value-type="float">
            <text:p>0,085294118</text:p>
          </table:table-cell>
          <table:table-cell table:style-name="ce13" office:value-type="float" office:value="0.8558823529" calcext:value-type="float">
            <text:p>0,85588235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6823529412" calcext:value-type="float">
            <text:p>0,6823529412</text:p>
          </table:table-cell>
          <table:table-cell table:style-name="ce13" office:value-type="float" office:value="0.3147058824" calcext:value-type="float">
            <text:p>0,314705882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5441176471" calcext:value-type="float">
            <text:p>1,5441176471</text:p>
          </table:table-cell>
          <table:table-cell table:style-name="ce13" office:value-type="float" office:value="1.2294117647" calcext:value-type="float">
            <text:p>1,2294117647</text:p>
          </table:table-cell>
          <table:table-cell table:style-name="ce13" office:value-type="float" office:value="1.5735294118" calcext:value-type="float">
            <text:p>1,5735294118</text:p>
          </table:table-cell>
          <table:table-cell table:style-name="ce13" office:value-type="float" office:value="0.6617647059" calcext:value-type="float">
            <text:p>0,6617647059</text:p>
          </table:table-cell>
          <table:table-cell table:style-name="ce13" office:value-type="float" office:value="1.6264705882" calcext:value-type="float">
            <text:p>1,6264705882</text:p>
          </table:table-cell>
          <table:table-cell table:style-name="ce13" office:value-type="float" office:value="2.797058824" calcext:value-type="float">
            <text:p>2,797058824</text:p>
          </table:table-cell>
          <table:table-cell table:style-name="ce13" office:value-type="float" office:value="20.8852941176" calcext:value-type="float">
            <text:p>20,8852941176</text:p>
          </table:table-cell>
          <table:table-cell table:style-name="ce13" office:value-type="float" office:value="72.7176470588" calcext:value-type="float">
            <text:p>72,7176470588</text:p>
          </table:table-cell>
          <table:table-cell table:style-name="ce13" office:value-type="float" office:value="0.2323529412" calcext:value-type="float">
            <text:p>0,2323529412</text:p>
          </table:table-cell>
          <table:table-cell table:style-name="ce13" office:value-type="float" office:value="0.8382352941" calcext:value-type="float">
            <text:p>0,838235294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Edin Dzeko</text:p>
          </table:table-cell>
          <table:table-cell table:style-name="ce13" office:value-type="string" calcext:value-type="string">
            <text:p>Roma</text:p>
          </table:table-cell>
          <table:table-cell table:style-name="ce13" office:value-type="string" calcext:value-type="string">
            <text:p>Serie A</text:p>
          </table:table-cell>
          <table:table-cell table:style-name="ce17" office:value-type="string" calcext:value-type="string">
            <text:p>CFW</text:p>
          </table:table-cell>
          <table:table-cell table:style-name="ce22" office:value-type="float" office:value="38" calcext:value-type="float">
            <text:p>38</text:p>
          </table:table-cell>
          <table:table-cell table:style-name="ce31" office:value-type="float" office:value="7" calcext:value-type="float">
            <text:p>7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9" calcext:value-type="float">
            <text:p>9</text:p>
          </table:table-cell>
          <table:table-cell table:style-name="ce34" table:formula="of:=[.G22]/([.F22]+[.E22])" office:value-type="float" office:value="0.822222222222222" calcext:value-type="float">
            <text:p>0,8222222222</text:p>
          </table:table-cell>
          <table:table-cell table:style-name="ce13" table:formula="of:=[.H22]/([.F22]+[.E22])" office:value-type="float" office:value="0.2" calcext:value-type="float">
            <text:p>0,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0789" calcext:value-type="float">
            <text:p>4,70789</text:p>
          </table:table-cell>
          <table:table-cell table:style-name="ce13" office:value-type="float" office:value="3.563157895" calcext:value-type="float">
            <text:p>3,563157895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.2736842105" calcext:value-type="float">
            <text:p>0,2736842105</text:p>
          </table:table-cell>
          <table:table-cell table:style-name="ce13" office:value-type="float" office:value="0.313157895" calcext:value-type="float">
            <text:p>0,313157895</text:p>
          </table:table-cell>
          <table:table-cell table:style-name="ce13" office:value-type="float" office:value="1.3210526316" calcext:value-type="float">
            <text:p>1,32105263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0.213578947" calcext:value-type="float">
            <text:p>0,213578947</text:p>
          </table:table-cell>
          <table:table-cell table:style-name="ce13" office:value-type="float" office:value="0.1394736842" calcext:value-type="float">
            <text:p>0,13947368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1078947368" calcext:value-type="float">
            <text:p>1,1078947368</text:p>
          </table:table-cell>
          <table:table-cell table:style-name="ce13" office:value-type="float" office:value="1.0578947368" calcext:value-type="float">
            <text:p>1,0578947368</text:p>
          </table:table-cell>
          <table:table-cell table:style-name="ce13" office:value-type="float" office:value="1.3473684211" calcext:value-type="float">
            <text:p>1,3473684211</text:p>
          </table:table-cell>
          <table:table-cell table:style-name="ce13" office:value-type="float" office:value="0.6736842105" calcext:value-type="float">
            <text:p>0,6736842105</text:p>
          </table:table-cell>
          <table:table-cell table:style-name="ce13" office:value-type="float" office:value="1.5078947368" calcext:value-type="float">
            <text:p>1,5078947368</text:p>
          </table:table-cell>
          <table:table-cell table:style-name="ce13" office:value-type="float" office:value="1.907894737" calcext:value-type="float">
            <text:p>1,907894737</text:p>
          </table:table-cell>
          <table:table-cell table:style-name="ce13" office:value-type="float" office:value="22.2736842105" calcext:value-type="float">
            <text:p>22,2736842105</text:p>
          </table:table-cell>
          <table:table-cell table:style-name="ce13" office:value-type="float" office:value="70.4368421053" calcext:value-type="float">
            <text:p>70,4368421053</text:p>
          </table:table-cell>
          <table:table-cell table:style-name="ce13" office:value-type="float" office:value="0.0868421053" calcext:value-type="float">
            <text:p>0,0868421053</text:p>
          </table:table-cell>
          <table:table-cell table:style-name="ce13" office:value-type="float" office:value="0.9131578947" calcext:value-type="float">
            <text:p>0,9131578947</text:p>
          </table:table-cell>
          <table:table-cell table:style-name="ce13" office:value-type="float" office:value="0.1" calcext:value-type="float">
            <text:p>0,1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Antoine Griezmann</text:p>
          </table:table-cell>
          <table:table-cell table:style-name="ce13" office:value-type="string" calcext:value-type="string">
            <text:p>Atletico Madrid</text:p>
          </table:table-cell>
          <table:table-cell table:style-name="ce13" office:value-type="string" calcext:value-type="string">
            <text:p>La Liga</text:p>
          </table:table-cell>
          <table:table-cell table:style-name="ce17" office:value-type="string" calcext:value-type="string">
            <text:p>CFW</text:p>
          </table:table-cell>
          <table:table-cell table:style-name="ce22" office:value-type="float" office:value="48" calcext:value-type="float">
            <text:p>48</text:p>
          </table:table-cell>
          <table:table-cell table:style-name="ce31" office:value-type="float" office:value="0" calcext:value-type="float">
            <text:p>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" calcext:value-type="float">
            <text:p>10</text:p>
          </table:table-cell>
          <table:table-cell table:style-name="ce34" table:formula="of:=[.G23]/([.F23]+[.E23])" office:value-type="float" office:value="0.458333333333333" calcext:value-type="float">
            <text:p>0,4583333333</text:p>
          </table:table-cell>
          <table:table-cell table:style-name="ce13" table:formula="of:=[.H23]/([.F23]+[.E23])" office:value-type="float" office:value="0.208333333333333" calcext:value-type="float">
            <text:p>0,208333333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425" calcext:value-type="float">
            <text:p>2,425</text:p>
          </table:table-cell>
          <table:table-cell table:style-name="ce13" office:value-type="float" office:value="1.175" calcext:value-type="float">
            <text:p>1,17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.425" calcext:value-type="float">
            <text:p>1,425</text:p>
          </table:table-cell>
          <table:table-cell table:style-name="ce13" office:value-type="float" office:value="0.575" calcext:value-type="float">
            <text:p>0,575</text:p>
          </table:table-cell>
          <table:table-cell table:style-name="ce13" office:value-type="float" office:value="0.75" calcext:value-type="float">
            <text:p>0,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675" calcext:value-type="float">
            <text:p>1,675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0.625" calcext:value-type="float">
            <text:p>0,625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1.275" calcext:value-type="float">
            <text:p>1,275</text:p>
          </table:table-cell>
          <table:table-cell table:style-name="ce13" office:value-type="float" office:value="37.775" calcext:value-type="float">
            <text:p>37,775</text:p>
          </table:table-cell>
          <table:table-cell table:style-name="ce13" office:value-type="float" office:value="78.65" calcext:value-type="float">
            <text:p>78,65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1.35" calcext:value-type="float">
            <text:p>1,35</text:p>
          </table:table-cell>
          <table:table-cell table:style-name="ce13" office:value-type="float" office:value="0.125" calcext:value-type="float">
            <text:p>0,125</text:p>
          </table:table-cell>
          <table:table-cell table:number-columns-repeated="990"/>
        </table:table-row>
        <table:table-row table:style-name="ro1">
          <table:table-cell table:style-name="ce4" office:value-type="string" calcext:value-type="string">
            <text:p>Manuel Neuer</text:p>
          </table:table-cell>
          <table:table-cell table:style-name="ce4" office:value-type="string" calcext:value-type="string">
            <text:p>Bayern Munich</text:p>
          </table:table-cell>
          <table:table-cell table:style-name="ce4" office:value-type="string" calcext:value-type="string">
            <text:p>Bundesliga</text:p>
          </table:table-cell>
          <table:table-cell table:style-name="ce20" office:value-type="string" calcext:value-type="string">
            <text:p>GK</text:p>
          </table:table-cell>
          <table:table-cell table:style-name="ce24"/>
          <table:table-cell table:style-name="ce31"/>
          <table:table-cell table:style-name="ce35" table:number-columns-repeated="2"/>
          <table:table-cell table:style-name="ce37"/>
          <table:table-cell table:style-name="ce35" table:number-columns-repeated="25"/>
          <table:table-cell table:number-columns-repeated="990"/>
        </table:table-row>
        <table:table-row table:style-name="ro1">
          <table:table-cell table:style-name="ce5" office:value-type="string" calcext:value-type="string">
            <text:p>Gianluigi Buffon</text:p>
          </table:table-cell>
          <table:table-cell table:style-name="ce4" office:value-type="string" calcext:value-type="string">
            <text:p>Juventus</text:p>
          </table:table-cell>
          <table:table-cell table:style-name="ce4" office:value-type="string" calcext:value-type="string">
            <text:p>Serie A</text:p>
          </table:table-cell>
          <table:table-cell table:style-name="ce20" office:value-type="string" calcext:value-type="string">
            <text:p>GK</text:p>
          </table:table-cell>
          <table:table-cell table:style-name="ce22"/>
          <table:table-cell table:style-name="ce31"/>
          <table:table-cell table:style-name="ce13" table:number-columns-repeated="2"/>
          <table:table-cell table:style-name="ce34"/>
          <table:table-cell table:style-name="ce13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Sadio Mane</text:p>
          </table:table-cell>
          <table:table-cell table:style-name="ce13" office:value-type="string" calcext:value-type="string">
            <text:p>Liverpool</text:p>
          </table:table-cell>
          <table:table-cell table:style-name="ce13" office:value-type="string" calcext:value-type="string">
            <text:p>Barclays Premier League</text:p>
          </table:table-cell>
          <table:table-cell table:style-name="ce14" office:value-type="string" calcext:value-type="string">
            <text:p>LFW</text:p>
          </table:table-cell>
          <table:table-cell table:style-name="ce22" office:value-type="float" office:value="26" calcext:value-type="float">
            <text:p>26</text:p>
          </table:table-cell>
          <table:table-cell table:style-name="ce31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34" table:formula="of:=[.G26]/([.F26]+[.E26])" office:value-type="float" office:value="0.481481481481481" calcext:value-type="float">
            <text:p>0,4814814815</text:p>
          </table:table-cell>
          <table:table-cell table:style-name="ce13" table:formula="of:=[.H26]/([.F26]+[.E26])" office:value-type="float" office:value="0.185185185185185" calcext:value-type="float">
            <text:p>0,185185185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1" calcext:value-type="float">
            <text:p>2,1</text:p>
          </table:table-cell>
          <table:table-cell table:style-name="ce13" office:value-type="float" office:value="1.6" calcext:value-type="float">
            <text:p>1,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6" calcext:value-type="float">
            <text:p>1,6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.2" calcext:value-type="float">
            <text:p>2,2</text:p>
          </table:table-cell>
          <table:table-cell table:style-name="ce13" office:value-type="float" office:value="37.8" calcext:value-type="float">
            <text:p>37,8</text:p>
          </table:table-cell>
          <table:table-cell table:style-name="ce13" office:value-type="float" office:value="77.5" calcext:value-type="float">
            <text:p>77,5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6" office:value-type="string" calcext:value-type="string">
            <text:p>Toni Kroos</text:p>
          </table:table-cell>
          <table:table-cell table:style-name="ce13" office:value-type="string" calcext:value-type="string">
            <text:p>Real Madrid</text:p>
          </table:table-cell>
          <table:table-cell table:style-name="ce13" office:value-type="string" calcext:value-type="string">
            <text:p>La Liga</text:p>
          </table:table-cell>
          <table:table-cell table:style-name="ce18" office:value-type="string" calcext:value-type="string">
            <text:p>DM</text:p>
          </table:table-cell>
          <table:table-cell table:style-name="ce22" office:value-type="float" office:value="39" calcext:value-type="float">
            <text:p>39</text:p>
          </table:table-cell>
          <table:table-cell table:style-name="ce31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" calcext:value-type="float">
            <text:p>13</text:p>
          </table:table-cell>
          <table:table-cell table:style-name="ce34" table:formula="of:=[.G27]/([.F27]+[.E27])" office:value-type="float" office:value="0.0975609756097561" calcext:value-type="float">
            <text:p>0,0975609756</text:p>
          </table:table-cell>
          <table:table-cell table:style-name="ce13" table:formula="of:=[.H27]/([.F27]+[.E27])" office:value-type="float" office:value="0.317073170731707" calcext:value-type="float">
            <text:p>0,317073170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01538" calcext:value-type="float">
            <text:p>1,01538</text:p>
          </table:table-cell>
          <table:table-cell table:style-name="ce13" office:value-type="float" office:value="0.512820513" calcext:value-type="float">
            <text:p>0,51282051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4025641026" calcext:value-type="float">
            <text:p>2,4025641026</text:p>
          </table:table-cell>
          <table:table-cell table:style-name="ce13" office:value-type="float" office:value="1.1" calcext:value-type="float">
            <text:p>1,1</text:p>
          </table:table-cell>
          <table:table-cell table:style-name="ce13" office:value-type="float" office:value="0.8717948718" calcext:value-type="float">
            <text:p>0,87179487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0.1282051282" calcext:value-type="float">
            <text:p>0,128205128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0.8307692308" calcext:value-type="float">
            <text:p>0,8307692308</text:p>
          </table:table-cell>
          <table:table-cell table:style-name="ce13" office:value-type="float" office:value="1.3692307692" calcext:value-type="float">
            <text:p>1,369230769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564102564" calcext:value-type="float">
            <text:p>0,5564102564</text:p>
          </table:table-cell>
          <table:table-cell table:style-name="ce13" office:value-type="float" office:value="0.497435897" calcext:value-type="float">
            <text:p>0,497435897</text:p>
          </table:table-cell>
          <table:table-cell table:style-name="ce13" office:value-type="float" office:value="71.4282051282" calcext:value-type="float">
            <text:p>71,4282051282</text:p>
          </table:table-cell>
          <table:table-cell table:style-name="ce13" office:value-type="float" office:value="92.5384615385" calcext:value-type="float">
            <text:p>92,5384615385</text:p>
          </table:table-cell>
          <table:table-cell table:style-name="ce13" office:value-type="float" office:value="1.6846153846" calcext:value-type="float">
            <text:p>1,6846153846</text:p>
          </table:table-cell>
          <table:table-cell table:style-name="ce13" office:value-type="float" office:value="7.8743589744" calcext:value-type="float">
            <text:p>7,8743589744</text:p>
          </table:table-cell>
          <table:table-cell table:style-name="ce13" office:value-type="float" office:value="0.1" calcext:value-type="float">
            <text:p>0,1</text:p>
          </table:table-cell>
          <table:table-cell table:number-columns-repeated="990"/>
        </table:table-row>
        <table:table-row table:style-name="ro1">
          <table:table-cell table:style-name="ce6" office:value-type="string" calcext:value-type="string">
            <text:p>Pierre-Emerick Aubameyang</text:p>
          </table:table-cell>
          <table:table-cell table:style-name="ce13" office:value-type="string" calcext:value-type="string">
            <text:p>Borussia Dortmund</text:p>
          </table:table-cell>
          <table:table-cell table:style-name="ce13" office:value-type="string" calcext:value-type="string">
            <text:p>Bundesliga</text:p>
          </table:table-cell>
          <table:table-cell table:style-name="ce17" office:value-type="string" calcext:value-type="string">
            <text:p>CFW</text:p>
          </table:table-cell>
          <table:table-cell table:style-name="ce25" office:value-type="float" office:value="39" calcext:value-type="float">
            <text:p>39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" calcext:value-type="float">
            <text:p>3</text:p>
          </table:table-cell>
          <table:table-cell table:style-name="ce34" table:formula="of:=[.G28]/([.F28]+[.E28])" office:value-type="float" office:value="0.926829268292683" calcext:value-type="float">
            <text:p>0,9268292683</text:p>
          </table:table-cell>
          <table:table-cell table:style-name="ce13" table:formula="of:=[.H28]/([.F28]+[.E28])" office:value-type="float" office:value="0.0731707317073171" calcext:value-type="float">
            <text:p>0,073170731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.53846" calcext:value-type="float">
            <text:p>3,53846</text:p>
          </table:table-cell>
          <table:table-cell table:style-name="ce36" office:value-type="float" office:value="1.258974359" calcext:value-type="float">
            <text:p>1,25897435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.4384615385" calcext:value-type="float">
            <text:p>0,4384615385</text:p>
          </table:table-cell>
          <table:table-cell table:style-name="ce36" office:value-type="float" office:value="0.279487179" calcext:value-type="float">
            <text:p>0,279487179</text:p>
          </table:table-cell>
          <table:table-cell table:style-name="ce36" office:value-type="float" office:value="0.6794871795" calcext:value-type="float">
            <text:p>0,679487179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1205128205" calcext:value-type="float">
            <text:p>0,1205128205</text:p>
          </table:table-cell>
          <table:table-cell table:style-name="ce36" office:value-type="float" office:value="0.2205128205" calcext:value-type="float">
            <text:p>0,2205128205</text:p>
          </table:table-cell>
          <table:table-cell table:style-name="ce36" office:value-type="float" office:value="0.0205128205" calcext:value-type="float">
            <text:p>0,020512820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8820512821" calcext:value-type="float">
            <text:p>0,8820512821</text:p>
          </table:table-cell>
          <table:table-cell table:style-name="ce36" office:value-type="float" office:value="0.5384615385" calcext:value-type="float">
            <text:p>0,5384615385</text:p>
          </table:table-cell>
          <table:table-cell table:style-name="ce36" office:value-type="float" office:value="0.7205128205" calcext:value-type="float">
            <text:p>0,7205128205</text:p>
          </table:table-cell>
          <table:table-cell table:style-name="ce36" office:value-type="float" office:value="1.0435897436" calcext:value-type="float">
            <text:p>1,0435897436</text:p>
          </table:table-cell>
          <table:table-cell table:style-name="ce36" office:value-type="float" office:value="0.9230769231" calcext:value-type="float">
            <text:p>0,9230769231</text:p>
          </table:table-cell>
          <table:table-cell table:style-name="ce36" office:value-type="float" office:value="1.176923077" calcext:value-type="float">
            <text:p>1,176923077</text:p>
          </table:table-cell>
          <table:table-cell table:style-name="ce36" office:value-type="float" office:value="15.8717948718" calcext:value-type="float">
            <text:p>15,8717948718</text:p>
          </table:table-cell>
          <table:table-cell table:style-name="ce36" office:value-type="float" office:value="71.9974358974" calcext:value-type="float">
            <text:p>71,9974358974</text:p>
          </table:table-cell>
          <table:table-cell table:style-name="ce36" office:value-type="float" office:value="0.2" calcext:value-type="float">
            <text:p>0,2</text:p>
          </table:table-cell>
          <table:table-cell table:style-name="ce36" office:value-type="float" office:value="0.241025641" calcext:value-type="float">
            <text:p>0,24102564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6" office:value-type="string" calcext:value-type="string">
            <text:p>Mats Hummels</text:p>
          </table:table-cell>
          <table:table-cell table:style-name="ce13" office:value-type="string" calcext:value-type="string">
            <text:p>Bayern Munich</text:p>
          </table:table-cell>
          <table:table-cell table:style-name="ce13" office:value-type="string" calcext:value-type="string">
            <text:p>Bundesliga</text:p>
          </table:table-cell>
          <table:table-cell table:style-name="ce15" office:value-type="string" calcext:value-type="string">
            <text:p>CB</text:p>
          </table:table-cell>
          <table:table-cell table:style-name="ce22" office:value-type="float" office:value="31" calcext:value-type="float">
            <text:p>3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34" table:formula="of:=[.G29]/([.F29]+[.E29])" office:value-type="float" office:value="0.0277777777777778" calcext:value-type="float">
            <text:p>0,0277777778</text:p>
          </table:table-cell>
          <table:table-cell table:style-name="ce13" table:formula="of:=[.H29]/([.F29]+[.E29])" office:value-type="float" office:value="0.0277777777777778" calcext:value-type="float">
            <text:p>0,027777777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00968" calcext:value-type="float">
            <text:p>1,00968</text:p>
          </table:table-cell>
          <table:table-cell table:style-name="ce13" office:value-type="float" office:value="3.332258065" calcext:value-type="float">
            <text:p>3,33225806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8967741935" calcext:value-type="float">
            <text:p>1,8967741935</text:p>
          </table:table-cell>
          <table:table-cell table:style-name="ce13" office:value-type="float" office:value="2.009677419" calcext:value-type="float">
            <text:p>2,009677419</text:p>
          </table:table-cell>
          <table:table-cell table:style-name="ce13" office:value-type="float" office:value="0.6225806452" calcext:value-type="float">
            <text:p>0,6225806452</text:p>
          </table:table-cell>
          <table:table-cell table:style-name="ce13" office:value-type="float" office:value="0.5548387097" calcext:value-type="float">
            <text:p>0,5548387097</text:p>
          </table:table-cell>
          <table:table-cell table:style-name="ce13" office:value-type="float" office:value="2.6580645161" calcext:value-type="float">
            <text:p>2,6580645161</text:p>
          </table:table-cell>
          <table:table-cell table:style-name="ce13" office:value-type="float" office:value="0.4677419355" calcext:value-type="float">
            <text:p>0,4677419355</text:p>
          </table:table-cell>
          <table:table-cell table:style-name="ce13" office:value-type="float" office:value="0.3225806452" calcext:value-type="float">
            <text:p>0,322580645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774193548" calcext:value-type="float">
            <text:p>0,3774193548</text:p>
          </table:table-cell>
          <table:table-cell table:style-name="ce13" office:value-type="float" office:value="0.2806451613" calcext:value-type="float">
            <text:p>0,2806451613</text:p>
          </table:table-cell>
          <table:table-cell table:style-name="ce13" office:value-type="float" office:value="0.2322580645" calcext:value-type="float">
            <text:p>0,2322580645</text:p>
          </table:table-cell>
          <table:table-cell table:style-name="ce13" office:value-type="float" office:value="0.0225806452" calcext:value-type="float">
            <text:p>0,0225806452</text:p>
          </table:table-cell>
          <table:table-cell table:number-columns-repeated="2" table:style-name="ce13" office:value-type="float" office:value="0.1" calcext:value-type="float">
            <text:p>0,1</text:p>
          </table:table-cell>
          <table:table-cell table:style-name="ce13" office:value-type="float" office:value="74.2129032258" calcext:value-type="float">
            <text:p>74,2129032258</text:p>
          </table:table-cell>
          <table:table-cell table:style-name="ce13" office:value-type="float" office:value="88.8677419355" calcext:value-type="float">
            <text:p>88,8677419355</text:p>
          </table:table-cell>
          <table:table-cell table:style-name="ce13" office:value-type="float" office:value="0.0774193548" calcext:value-type="float">
            <text:p>0,0774193548</text:p>
          </table:table-cell>
          <table:table-cell table:style-name="ce13" office:value-type="float" office:value="2.935483871" calcext:value-type="float">
            <text:p>2,935483871</text:p>
          </table:table-cell>
          <table:table-cell table:style-name="ce13" office:value-type="float" office:value="0.0225806452" calcext:value-type="float">
            <text:p>0,0225806452</text:p>
          </table:table-cell>
          <table:table-cell table:number-columns-repeated="990"/>
        </table:table-row>
        <table:table-row table:style-name="ro1">
          <table:table-cell table:style-name="ce6" office:value-type="string" calcext:value-type="string">
            <text:p>Karim Benzema</text:p>
          </table:table-cell>
          <table:table-cell table:style-name="ce13" office:value-type="string" calcext:value-type="string">
            <text:p>Real Madrid</text:p>
          </table:table-cell>
          <table:table-cell table:style-name="ce13" office:value-type="string" calcext:value-type="string">
            <text:p>La Liga</text:p>
          </table:table-cell>
          <table:table-cell table:style-name="ce17" office:value-type="string" calcext:value-type="string">
            <text:p>CFW</text:p>
          </table:table-cell>
          <table:table-cell table:style-name="ce25" office:value-type="float" office:value="35" calcext:value-type="float">
            <text:p>35</text:p>
          </table:table-cell>
          <table:table-cell table:style-name="ce33" office:value-type="float" office:value="7" calcext:value-type="float">
            <text:p>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34" table:formula="of:=[.G30]/([.F30]+[.E30])" office:value-type="float" office:value="0.380952380952381" calcext:value-type="float">
            <text:p>0,380952381</text:p>
          </table:table-cell>
          <table:table-cell table:style-name="ce13" table:formula="of:=[.H30]/([.F30]+[.E30])" office:value-type="float" office:value="0.119047619047619" calcext:value-type="float">
            <text:p>0,11904761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53714" calcext:value-type="float">
            <text:p>2,53714</text:p>
          </table:table-cell>
          <table:table-cell table:style-name="ce13" office:value-type="float" office:value="0.634285714" calcext:value-type="float">
            <text:p>0,63428571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5657142857" calcext:value-type="float">
            <text:p>0,5657142857</text:p>
          </table:table-cell>
          <table:table-cell table:style-name="ce13" office:value-type="float" office:value="0.134285714" calcext:value-type="float">
            <text:p>0,134285714</text:p>
          </table:table-cell>
          <table:table-cell table:style-name="ce13" office:value-type="float" office:value="0.4342857143" calcext:value-type="float">
            <text:p>0,43428571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2314285714" calcext:value-type="float">
            <text:p>0,231428571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685714286" calcext:value-type="float">
            <text:p>1,3685714286</text:p>
          </table:table-cell>
          <table:table-cell table:style-name="ce13" office:value-type="float" office:value="0.8057142857" calcext:value-type="float">
            <text:p>0,8057142857</text:p>
          </table:table-cell>
          <table:table-cell table:style-name="ce13" office:value-type="float" office:value="0.3342857143" calcext:value-type="float">
            <text:p>0,334285714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2714285714" calcext:value-type="float">
            <text:p>1,2714285714</text:p>
          </table:table-cell>
          <table:table-cell table:style-name="ce13" office:value-type="float" office:value="1.331428571" calcext:value-type="float">
            <text:p>1,331428571</text:p>
          </table:table-cell>
          <table:table-cell table:style-name="ce13" office:value-type="float" office:value="24.3285714286" calcext:value-type="float">
            <text:p>24,3285714286</text:p>
          </table:table-cell>
          <table:table-cell table:style-name="ce13" office:value-type="float" office:value="81.8628571429" calcext:value-type="float">
            <text:p>81,8628571429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6314285714" calcext:value-type="float">
            <text:p>0,6314285714</text:p>
          </table:table-cell>
          <table:table-cell table:style-name="ce13" office:value-type="float" office:value="0.0342857143" calcext:value-type="float">
            <text:p>0,0342857143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Radamel Falcao</text:p>
          </table:table-cell>
          <table:table-cell table:style-name="ce9" office:value-type="string" calcext:value-type="string">
            <text:p>Monaco</text:p>
          </table:table-cell>
          <table:table-cell table:style-name="ce9" office:value-type="string" calcext:value-type="string">
            <text:p>Ligue 1</text:p>
          </table:table-cell>
          <table:table-cell table:style-name="ce17" office:value-type="string" calcext:value-type="string">
            <text:p>CFW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" calcext:value-type="float">
            <text:p>5</text:p>
          </table:table-cell>
          <table:table-cell table:style-name="ce34" table:formula="of:=[.G31]/([.F31]+[.E31])" office:value-type="float" office:value="0.702702702702703" calcext:value-type="float">
            <text:p>0,7027027027</text:p>
          </table:table-cell>
          <table:table-cell table:style-name="ce13" table:formula="of:=[.H31]/([.F31]+[.E31])" office:value-type="float" office:value="0.135135135135135" calcext:value-type="float">
            <text:p>0,135135135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.0133333" calcext:value-type="float">
            <text:p>3,0133333</text:p>
          </table:table-cell>
          <table:table-cell table:style-name="ce9" office:value-type="float" office:value="1.373333333" calcext:value-type="float">
            <text:p>1,37333333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526666666" calcext:value-type="float">
            <text:p>0,526666666</text:p>
          </table:table-cell>
          <table:table-cell table:style-name="ce9" office:value-type="float" office:value="0.43333333" calcext:value-type="float">
            <text:p>0,43333333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95333333" calcext:value-type="float">
            <text:p>0,95333333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07333333" calcext:value-type="float">
            <text:p>0,073333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453333333" calcext:value-type="float">
            <text:p>0,453333333</text:p>
          </table:table-cell>
          <table:table-cell table:style-name="ce9" office:value-type="float" office:value="1.006666666" calcext:value-type="float">
            <text:p>1,006666666</text:p>
          </table:table-cell>
          <table:table-cell table:style-name="ce9" office:value-type="float" office:value="1.326666666" calcext:value-type="float">
            <text:p>1,326666666</text:p>
          </table:table-cell>
          <table:table-cell table:style-name="ce9" office:value-type="float" office:value="2.38" calcext:value-type="float">
            <text:p>2,38</text:p>
          </table:table-cell>
          <table:table-cell table:style-name="ce9" office:value-type="float" office:value="2.586666666" calcext:value-type="float">
            <text:p>2,586666666</text:p>
          </table:table-cell>
          <table:table-cell table:style-name="ce9" office:value-type="float" office:value="18.333333" calcext:value-type="float">
            <text:p>18,333333</text:p>
          </table:table-cell>
          <table:table-cell table:style-name="ce9" office:value-type="float" office:value="81.806666667" calcext:value-type="float">
            <text:p>81,806666667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0.073333333" calcext:value-type="float">
            <text:p>0,073333333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arc Albrighton</text:p>
          </table:table-cell>
          <table:table-cell table:style-name="ce13" office:value-type="string" calcext:value-type="string">
            <text:p>Leicester City</text:p>
          </table:table-cell>
          <table:table-cell table:style-name="ce13" office:value-type="string" calcext:value-type="string">
            <text:p>Barclays Premier League</text:p>
          </table:table-cell>
          <table:table-cell table:style-name="ce14" office:value-type="string" calcext:value-type="string">
            <text:p>LFW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34" table:formula="of:=[.G32]/([.F32]+[.E32])" office:value-type="float" office:value="0.0909090909090909" calcext:value-type="float">
            <text:p>0,0909090909</text:p>
          </table:table-cell>
          <table:table-cell table:style-name="ce13" table:formula="of:=[.H32]/([.F32]+[.E32])" office:value-type="float" office:value="0.136363636363636" calcext:value-type="float">
            <text:p>0,136363636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62162" calcext:value-type="float">
            <text:p>0,62162</text:p>
          </table:table-cell>
          <table:table-cell table:style-name="ce9" office:value-type="float" office:value="0.221621622" calcext:value-type="float">
            <text:p>0,22162162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4783783784" calcext:value-type="float">
            <text:p>1,4783783784</text:p>
          </table:table-cell>
          <table:table-cell table:style-name="ce9" office:value-type="float" office:value="0.991891892" calcext:value-type="float">
            <text:p>0,991891892</text:p>
          </table:table-cell>
          <table:table-cell table:style-name="ce9" office:value-type="float" office:value="0.5567567568" calcext:value-type="float">
            <text:p>0,55675675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0513513514" calcext:value-type="float">
            <text:p>1,0513513514</text:p>
          </table:table-cell>
          <table:table-cell table:style-name="ce9" office:value-type="float" office:value="1.3918918919" calcext:value-type="float">
            <text:p>1,3918918919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3783783784" calcext:value-type="float">
            <text:p>1,3783783784</text:p>
          </table:table-cell>
          <table:table-cell table:style-name="ce9" office:value-type="float" office:value="1.3702702703" calcext:value-type="float">
            <text:p>1,3702702703</text:p>
          </table:table-cell>
          <table:table-cell table:style-name="ce9" office:value-type="float" office:value="0.6216216216" calcext:value-type="float">
            <text:p>0,6216216216</text:p>
          </table:table-cell>
          <table:table-cell table:style-name="ce9" office:value-type="float" office:value="0.0783783784" calcext:value-type="float">
            <text:p>0,0783783784</text:p>
          </table:table-cell>
          <table:table-cell table:style-name="ce9" office:value-type="float" office:value="0.8216216216" calcext:value-type="float">
            <text:p>0,8216216216</text:p>
          </table:table-cell>
          <table:table-cell table:style-name="ce9" office:value-type="float" office:value="1.156756757" calcext:value-type="float">
            <text:p>1,156756757</text:p>
          </table:table-cell>
          <table:table-cell table:style-name="ce9" office:value-type="float" office:value="26.9108108108" calcext:value-type="float">
            <text:p>26,9108108108</text:p>
          </table:table-cell>
          <table:table-cell table:style-name="ce9" office:value-type="float" office:value="64.5432432432" calcext:value-type="float">
            <text:p>64,5432432432</text:p>
          </table:table-cell>
          <table:table-cell table:style-name="ce9" office:value-type="float" office:value="1.3" calcext:value-type="float">
            <text:p>1,3</text:p>
          </table:table-cell>
          <table:table-cell table:style-name="ce9" office:value-type="float" office:value="1.7432432432" calcext:value-type="float">
            <text:p>1,7432432432</text:p>
          </table:table-cell>
          <table:table-cell table:style-name="ce9" office:value-type="float" office:value="0.1" calcext:value-type="float">
            <text:p>0,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Recio</text:p>
          </table:table-cell>
          <table:table-cell table:style-name="ce13" office:value-type="string" calcext:value-type="string">
            <text:p>Malaga</text:p>
          </table:table-cell>
          <table:table-cell table:style-name="ce13" office:value-type="string" calcext:value-type="string">
            <text:p>La Liga</text:p>
          </table:table-cell>
          <table:table-cell table:style-name="ce18" office:value-type="string" calcext:value-type="string">
            <text:p>DM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34" table:formula="of:=[.G33]/([.F33]+[.E33])" office:value-type="float" office:value="0.166666666666667" calcext:value-type="float">
            <text:p>0,1666666667</text:p>
          </table:table-cell>
          <table:table-cell table:style-name="ce13" table:formula="of:=[.H33]/([.F33]+[.E33])" office:value-type="float" office:value="0.111111111111111" calcext:value-type="float">
            <text:p>0,111111111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1.1" calcext:value-type="float">
            <text:p>1,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.4" calcext:value-type="float">
            <text:p>2,4</text:p>
          </table:table-cell>
          <table:table-cell table:style-name="ce9" office:value-type="float" office:value="0.9" calcext:value-type="float">
            <text:p>0,9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.1" calcext:value-type="float">
            <text:p>1,1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0.4" calcext:value-type="float">
            <text:p>0,4</text:p>
          </table:table-cell>
          <table:table-cell table:style-name="ce9" office:value-type="float" office:value="1.6" calcext:value-type="float">
            <text:p>1,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84.6" calcext:value-type="float">
            <text:p>84,6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2.3" calcext:value-type="float">
            <text:p>2,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Max Kruse</text:p>
          </table:table-cell>
          <table:table-cell table:style-name="ce13" office:value-type="string" calcext:value-type="string">
            <text:p>Werder Bremen</text:p>
          </table:table-cell>
          <table:table-cell table:style-name="ce13" office:value-type="string" calcext:value-type="string">
            <text:p>Bundesliga</text:p>
          </table:table-cell>
          <table:table-cell table:style-name="ce17" office:value-type="string" calcext:value-type="string">
            <text:p>CFW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" calcext:value-type="float">
            <text:p>7</text:p>
          </table:table-cell>
          <table:table-cell table:style-name="ce34" table:formula="of:=[.G34]/([.F34]+[.E34])" office:value-type="float" office:value="0.652173913043478" calcext:value-type="float">
            <text:p>0,652173913</text:p>
          </table:table-cell>
          <table:table-cell table:style-name="ce13" table:formula="of:=[.H34]/([.F34]+[.E34])" office:value-type="float" office:value="0.304347826086957" calcext:value-type="float">
            <text:p>0,304347826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1.9" calcext:value-type="float">
            <text:p>1,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.7" calcext:value-type="float">
            <text:p>0,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.2" calcext:value-type="float">
            <text:p>2,2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1.1" calcext:value-type="float">
            <text:p>1,1</text:p>
          </table:table-cell>
          <table:table-cell table:style-name="ce9" office:value-type="float" office:value="0.4" calcext:value-type="float">
            <text:p>0,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6" calcext:value-type="float">
            <text:p>1,6</text:p>
          </table:table-cell>
          <table:table-cell table:style-name="ce9" office:value-type="float" office:value="41.3" calcext:value-type="float">
            <text:p>41,3</text:p>
          </table:table-cell>
          <table:table-cell table:style-name="ce9" office:value-type="float" office:value="76.1" calcext:value-type="float">
            <text:p>76,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.8" calcext:value-type="float">
            <text:p>2,8</text:p>
          </table:table-cell>
          <table:table-cell table:style-name="ce9" office:value-type="float" office:value="0.1" calcext:value-type="float">
            <text:p>0,1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Robin Knoche</text:p>
          </table:table-cell>
          <table:table-cell table:style-name="ce13" office:value-type="string" calcext:value-type="string">
            <text:p>Wolfsburg</text:p>
          </table:table-cell>
          <table:table-cell table:style-name="ce13" office:value-type="string" calcext:value-type="string">
            <text:p>Bundesliga</text:p>
          </table:table-cell>
          <table:table-cell table:style-name="ce15" office:value-type="string" calcext:value-type="string">
            <text:p>CB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34" table:formula="of:=[.G35]/([.F35]+[.E35])" office:value-type="float" office:value="0.0434782608695652" calcext:value-type="float">
            <text:p>0,0434782609</text:p>
          </table:table-cell>
          <table:table-cell table:style-name="ce13" table:formula="of:=[.H35]/([.F35]+[.E35])" office:value-type="float" office:value="0.0434782608695652" calcext:value-type="float">
            <text:p>0,043478260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.8" calcext:value-type="float">
            <text:p>2,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3" calcext:value-type="float">
            <text:p>1,3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1" calcext:value-type="float">
            <text:p>1,1</text:p>
          </table:table-cell>
          <table:table-cell table:style-name="ce9" office:value-type="float" office:value="0.4" calcext:value-type="float">
            <text:p>0,4</text:p>
          </table:table-cell>
          <table:table-cell table:style-name="ce9" office:value-type="float" office:value="3.7" calcext:value-type="float">
            <text:p>3,7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4" calcext:value-type="float">
            <text:p>0,4</text:p>
          </table:table-cell>
          <table:table-cell table:style-name="ce9" office:value-type="float" office:value="57.9" calcext:value-type="float">
            <text:p>57,9</text:p>
          </table:table-cell>
          <table:table-cell table:style-name="ce9" office:value-type="float" office:value="82.7" calcext:value-type="float">
            <text:p>82,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.2" calcext:value-type="float">
            <text:p>5,2</text:p>
          </table:table-cell>
          <table:table-cell table:style-name="ce9" office:value-type="float" office:value="0.1" calcext:value-type="float">
            <text:p>0,1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John Guidetti</text:p>
          </table:table-cell>
          <table:table-cell table:style-name="ce13" office:value-type="string" calcext:value-type="string">
            <text:p>Celta de Vigo</text:p>
          </table:table-cell>
          <table:table-cell table:style-name="ce13" office:value-type="string" calcext:value-type="string">
            <text:p>La Liga</text:p>
          </table:table-cell>
          <table:table-cell table:style-name="ce17" office:value-type="string" calcext:value-type="string">
            <text:p>CFW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34" office:value-type="float" office:value="0.222222" calcext:value-type="float">
            <text:p>0,222222</text:p>
          </table:table-cell>
          <table:table-cell table:style-name="ce13" office:value-type="float" office:value="0.833333" calcext:value-type="float">
            <text:p>0,83333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12308" calcext:value-type="float">
            <text:p>1,12308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4384615385" calcext:value-type="float">
            <text:p>0,4384615385</text:p>
          </table:table-cell>
          <table:table-cell table:style-name="ce9" office:value-type="float" office:value="0.107692308" calcext:value-type="float">
            <text:p>0,107692308</text:p>
          </table:table-cell>
          <table:table-cell table:style-name="ce9" office:value-type="float" office:value="1.47692308" calcext:value-type="float">
            <text:p>1,4769230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538461538" calcext:value-type="float">
            <text:p>0,2538461538</text:p>
          </table:table-cell>
          <table:table-cell table:style-name="ce9" office:value-type="float" office:value="0.1461538462" calcext:value-type="float">
            <text:p>0,1461538462</text:p>
          </table:table-cell>
          <table:table-cell table:style-name="ce9" office:value-type="float" office:value="0.0538461538" calcext:value-type="float">
            <text:p>0,0538461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8769230769" calcext:value-type="float">
            <text:p>0,8769230769</text:p>
          </table:table-cell>
          <table:table-cell table:style-name="ce9" office:value-type="float" office:value="0.3307692308" calcext:value-type="float">
            <text:p>0,3307692308</text:p>
          </table:table-cell>
          <table:table-cell table:style-name="ce9" office:value-type="float" office:value="0.8384615385" calcext:value-type="float">
            <text:p>0,8384615385</text:p>
          </table:table-cell>
          <table:table-cell table:style-name="ce9" office:value-type="float" office:value="0.6923076923" calcext:value-type="float">
            <text:p>0,6923076923</text:p>
          </table:table-cell>
          <table:table-cell table:style-name="ce9" office:value-type="float" office:value="0.9692307692" calcext:value-type="float">
            <text:p>0,969230769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5.7615384615" calcext:value-type="float">
            <text:p>15,7615384615</text:p>
          </table:table-cell>
          <table:table-cell table:style-name="ce9" office:value-type="float" office:value="72.2769230769" calcext:value-type="float">
            <text:p>72,2769230769</text:p>
          </table:table-cell>
          <table:table-cell table:style-name="ce9" office:value-type="float" office:value="0.0461538462" calcext:value-type="float">
            <text:p>0,0461538462</text:p>
          </table:table-cell>
          <table:table-cell table:style-name="ce9" office:value-type="float" office:value="0.1923076923" calcext:value-type="float">
            <text:p>0,1923076923</text:p>
          </table:table-cell>
          <table:table-cell table:style-name="ce9" office:value-type="float" office:value="0.0461538462" calcext:value-type="float">
            <text:p>0,0461538462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Bafetimbi Gomis</text:p>
          </table:table-cell>
          <table:table-cell table:style-name="ce9" office:value-type="string" calcext:value-type="string">
            <text:p>Marseille</text:p>
          </table:table-cell>
          <table:table-cell table:style-name="ce9" office:value-type="string" calcext:value-type="string">
            <text:p>Ligue 1</text:p>
          </table:table-cell>
          <table:table-cell table:style-name="ce17" office:value-type="string" calcext:value-type="string">
            <text:p>CFW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4" table:formula="of:=[.G37]/([.F37]+[.E37])" office:value-type="float" office:value="0.645161290322581" calcext:value-type="float">
            <text:p>0,6451612903</text:p>
          </table:table-cell>
          <table:table-cell table:style-name="ce13" table:formula="of:=[.H37]/([.F37]+[.E37])" office:value-type="float" office:value="0.0967741935483871" calcext:value-type="float">
            <text:p>0,09677419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,6</text:p>
          </table:table-cell>
          <table:table-cell office:value-type="float" office:value="74.5" calcext:value-type="float">
            <text:p>74,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Fernando Llorente</text:p>
          </table:table-cell>
          <table:table-cell office:value-type="string" calcext:value-type="string">
            <text:p>Swansea</text:p>
          </table:table-cell>
          <table:table-cell table:style-name="ce13" office:value-type="string" calcext:value-type="string">
            <text:p>Barclays Premier League</text:p>
          </table:table-cell>
          <table:table-cell table:style-name="ce17" office:value-type="string" calcext:value-type="string">
            <text:p>CFW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4" table:formula="of:=[.G38]/([.F38]+[.E38])" office:value-type="float" office:value="0.454545454545455" calcext:value-type="float">
            <text:p>0,4545454545</text:p>
          </table:table-cell>
          <table:table-cell table:style-name="ce13" table:formula="of:=[.H38]/([.F38]+[.E38])" office:value-type="float" office:value="0.0303030303030303" calcext:value-type="float">
            <text:p>0,0303030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4.7" calcext:value-type="float">
            <text:p>4,7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.9" calcext:value-type="float">
            <text:p>1,9</text:p>
          </table:table-cell>
          <table:table-cell office:value-type="float" office:value="27.3" calcext:value-type="float">
            <text:p>27,3</text:p>
          </table:table-cell>
          <table:table-cell office:value-type="float" office:value="66.4" calcext:value-type="float">
            <text:p>66,4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Andrea Petagna</text:p>
          </table:table-cell>
          <table:table-cell office:value-type="string" calcext:value-type="string">
            <text:p>Atalanta</text:p>
          </table:table-cell>
          <table:table-cell table:style-name="ce13" office:value-type="string" calcext:value-type="string">
            <text:p>Serie A</text:p>
          </table:table-cell>
          <table:table-cell table:style-name="ce17" office:value-type="string" calcext:value-type="string">
            <text:p>CFW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4" table:formula="of:=[.G39]/([.F39]+[.E39])" office:value-type="float" office:value="0.147058823529412" calcext:value-type="float">
            <text:p>0,1470588235</text:p>
          </table:table-cell>
          <table:table-cell table:style-name="ce13" table:formula="of:=[.H39]/([.F39]+[.E39])" office:value-type="float" office:value="0.205882352941176" calcext:value-type="float">
            <text:p>0,20588235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2.7" calcext:value-type="float">
            <text:p>2,7</text:p>
          </table:table-cell>
          <table:table-cell office:value-type="float" office:value="3.1" calcext:value-type="float">
            <text:p>3,1</text:p>
          </table:table-cell>
          <table:table-cell office:value-type="float" office:value="23.1" calcext:value-type="float">
            <text:p>23,1</text:p>
          </table:table-cell>
          <table:table-cell office:value-type="float" office:value="81.4" calcext:value-type="float">
            <text:p>81,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Florin Andone</text:p>
          </table:table-cell>
          <table:table-cell office:value-type="string" calcext:value-type="string">
            <text:p>Deportivo La Coruna</text:p>
          </table:table-cell>
          <table:table-cell table:style-name="ce13" office:value-type="string" calcext:value-type="string">
            <text:p>La Liga</text:p>
          </table:table-cell>
          <table:table-cell table:style-name="ce17" office:value-type="string" calcext:value-type="string">
            <text:p>CFW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[.G40]/([.F40]+[.E40])" office:value-type="float" office:value="0.324324324324324" calcext:value-type="float">
            <text:p>0,3243243243</text:p>
          </table:table-cell>
          <table:table-cell table:style-name="ce13" table:formula="of:=[.H40]/([.F40]+[.E40])" office:value-type="float" office:value="0.0540540540540541" calcext:value-type="float">
            <text:p>0,05405405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2.5" calcext:value-type="float">
            <text:p>2,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.4" calcext:value-type="float">
            <text:p>1,4</text:p>
          </table:table-cell>
          <table:table-cell office:value-type="float" office:value="2.5" calcext:value-type="float">
            <text:p>2,5</text:p>
          </table:table-cell>
          <table:table-cell office:value-type="float" office:value="11.6" calcext:value-type="float">
            <text:p>11,6</text:p>
          </table:table-cell>
          <table:table-cell office:value-type="float" office:value="67.3" calcext:value-type="float">
            <text:p>67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Dusan Tadic</text:p>
          </table:table-cell>
          <table:table-cell office:value-type="string" calcext:value-type="string">
            <text:p>Southhampton</text:p>
          </table:table-cell>
          <table:table-cell table:style-name="ce13" office:value-type="string" calcext:value-type="string">
            <text:p>Barclays Premier League</text:p>
          </table:table-cell>
          <table:table-cell table:style-name="ce16" office:value-type="string" calcext:value-type="string">
            <text:p>CAM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7895" calcext:value-type="float">
            <text:p>0,07895</text:p>
          </table:table-cell>
          <table:table-cell office:value-type="float" office:value="0.15789" calcext:value-type="float">
            <text:p>0,157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2727" calcext:value-type="float">
            <text:p>1,82727</text:p>
          </table:table-cell>
          <table:table-cell office:value-type="float" office:value="0.127272727" calcext:value-type="float">
            <text:p>0,127272727</text:p>
          </table:table-cell>
          <table:table-cell office:value-type="float" office:value="0" calcext:value-type="float">
            <text:p>0</text:p>
          </table:table-cell>
          <table:table-cell office:value-type="float" office:value="0.65454545" calcext:value-type="float">
            <text:p>0,65454545</text:p>
          </table:table-cell>
          <table:table-cell office:value-type="float" office:value="0.4545455" calcext:value-type="float">
            <text:p>0,4545455</text:p>
          </table:table-cell>
          <table:table-cell office:value-type="float" office:value="0.8727272727" calcext:value-type="float">
            <text:p>0,8727272727</text:p>
          </table:table-cell>
          <table:table-cell office:value-type="float" office:value="0" calcext:value-type="float">
            <text:p>0</text:p>
          </table:table-cell>
          <table:table-cell office:value-type="float" office:value="0.2909090909" calcext:value-type="float">
            <text:p>0,2909090909</text:p>
          </table:table-cell>
          <table:table-cell office:value-type="float" office:value="0.6181818182" calcext:value-type="float">
            <text:p>0,6181818182</text:p>
          </table:table-cell>
          <table:table-cell office:value-type="float" office:value="0.0909090909" calcext:value-type="float">
            <text:p>0,0909090909</text:p>
          </table:table-cell>
          <table:table-cell office:value-type="float" office:value="0" calcext:value-type="float">
            <text:p>0</text:p>
          </table:table-cell>
          <table:table-cell office:value-type="float" office:value="1.9818181818" calcext:value-type="float">
            <text:p>1,9818181818</text:p>
          </table:table-cell>
          <table:table-cell office:value-type="float" office:value="0.9636363636" calcext:value-type="float">
            <text:p>0,9636363636</text:p>
          </table:table-cell>
          <table:table-cell office:value-type="float" office:value="1.1090909091" calcext:value-type="float">
            <text:p>1,1090909091</text:p>
          </table:table-cell>
          <table:table-cell office:value-type="float" office:value="0.27272727" calcext:value-type="float">
            <text:p>0,27272727</text:p>
          </table:table-cell>
          <table:table-cell office:value-type="float" office:value="2.145454545" calcext:value-type="float">
            <text:p>2,145454545</text:p>
          </table:table-cell>
          <table:table-cell office:value-type="float" office:value="1.709090909" calcext:value-type="float">
            <text:p>1,709090909</text:p>
          </table:table-cell>
          <table:table-cell office:value-type="float" office:value="31.69090909" calcext:value-type="float">
            <text:p>31,69090909</text:p>
          </table:table-cell>
          <table:table-cell office:value-type="float" office:value="79.4727272727" calcext:value-type="float">
            <text:p>79,4727272727</text:p>
          </table:table-cell>
          <table:table-cell office:value-type="float" office:value="1.4363636364" calcext:value-type="float">
            <text:p>1,4363636364</text:p>
          </table:table-cell>
          <table:table-cell office:value-type="float" office:value="0.74545455" calcext:value-type="float">
            <text:p>0,74545455</text:p>
          </table:table-cell>
          <table:table-cell office:value-type="float" office:value="0.2727272727" calcext:value-type="float">
            <text:p>0,2727272727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Roberto Inglese</text:p>
          </table:table-cell>
          <table:table-cell office:value-type="string" calcext:value-type="string">
            <text:p>Chievo</text:p>
          </table:table-cell>
          <table:table-cell table:style-name="ce13" office:value-type="string" calcext:value-type="string">
            <text:p>Serie A</text:p>
          </table:table-cell>
          <table:table-cell table:style-name="ce17" office:value-type="string" calcext:value-type="string">
            <text:p>CFW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[.G42]/([.F42]+[.E42])" office:value-type="float" office:value="0.294117647058823" calcext:value-type="float">
            <text:p>0,2941176471</text:p>
          </table:table-cell>
          <table:table-cell table:style-name="ce13" table:formula="of:=[.H42]/([.F42]+[.E42])" office:value-type="float" office:value="0.117647058823529" calcext:value-type="float">
            <text:p>0,117647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1.1" calcext:value-type="float">
            <text:p>1,1</text:p>
          </table:table-cell>
          <table:table-cell office:value-type="float" office:value="0.7" calcext:value-type="float">
            <text:p>0,7</text:p>
          </table:table-cell>
          <table:table-cell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office:value-type="float" office:value="10.8" calcext:value-type="float">
            <text:p>10,8</text:p>
          </table:table-cell>
          <table:table-cell office:value-type="float" office:value="69.8" calcext:value-type="float">
            <text:p>69,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Adam Lallana</text:p>
          </table:table-cell>
          <table:table-cell office:value-type="string" calcext:value-type="string">
            <text:p>Liverpool</text:p>
          </table:table-cell>
          <table:table-cell table:style-name="ce13" office:value-type="string" calcext:value-type="string">
            <text:p>Barclays Premier League</text:p>
          </table:table-cell>
          <table:table-cell table:style-name="ce16" office:value-type="string" calcext:value-type="string">
            <text:p>CAM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4" table:formula="of:=[.G43]/([.F43]+[.E43])" office:value-type="float" office:value="0.258064516129032" calcext:value-type="float">
            <text:p>0,2580645161</text:p>
          </table:table-cell>
          <table:table-cell table:style-name="ce13" table:formula="of:=[.H43]/([.F43]+[.E43])" office:value-type="float" office:value="0.225806451612903" calcext:value-type="float">
            <text:p>0,22580645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office:value-type="float" office:value="45.4" calcext:value-type="float">
            <text:p>45,4</text:p>
          </table:table-cell>
          <table:table-cell office:value-type="float" office:value="84.3" calcext:value-type="float">
            <text:p>84,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Chicharito</text:p>
          </table:table-cell>
          <table:table-cell office:value-type="string" calcext:value-type="string">
            <text:p>Bayer Leverkusen</text:p>
          </table:table-cell>
          <table:table-cell table:style-name="ce13" office:value-type="string" calcext:value-type="string">
            <text:p>Bundesliga</text:p>
          </table:table-cell>
          <table:table-cell table:style-name="ce17" office:value-type="string" calcext:value-type="string">
            <text:p>CFW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38" table:formula="of:=[.G44]/([.F44]+[.E44])" office:value-type="float" office:value="0.352941176470588" calcext:value-type="float">
            <text:p>0,3529411765</text:p>
          </table:table-cell>
          <table:table-cell table:style-name="ce38" table:formula="of:=[.H44]/([.F44]+[.E44])" office:value-type="float" office:value="0.0882352941176471" calcext:value-type="float">
            <text:p>0,088235294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314285714" calcext:value-type="float">
            <text:p>2,314285714</text:p>
          </table:table-cell>
          <table:table-cell table:style-name="ce11" office:value-type="float" office:value="1.242857143" calcext:value-type="float">
            <text:p>1,24285714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3714285714" calcext:value-type="float">
            <text:p>0,3714285714</text:p>
          </table:table-cell>
          <table:table-cell table:style-name="ce11" office:value-type="float" office:value="0.357142857" calcext:value-type="float">
            <text:p>0,357142857</text:p>
          </table:table-cell>
          <table:table-cell table:style-name="ce11" office:value-type="float" office:value="1.257142857" calcext:value-type="float">
            <text:p>1,25714285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0.2142857143" calcext:value-type="float">
            <text:p>0,2142857143</text:p>
          </table:table-cell>
          <table:table-cell table:style-name="ce11" office:value-type="float" office:value="0.02857142857" calcext:value-type="float">
            <text:p>0,02857142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0.5285714286" calcext:value-type="float">
            <text:p>0,5285714286</text:p>
          </table:table-cell>
          <table:table-cell table:style-name="ce11" office:value-type="float" office:value="1.514285714" calcext:value-type="float">
            <text:p>1,514285714</text:p>
          </table:table-cell>
          <table:table-cell table:style-name="ce11" office:value-type="float" office:value="0.7571428571" calcext:value-type="float">
            <text:p>0,7571428571</text:p>
          </table:table-cell>
          <table:table-cell table:style-name="ce11" office:value-type="float" office:value="1.042857143" calcext:value-type="float">
            <text:p>1,042857143</text:p>
          </table:table-cell>
          <table:table-cell table:style-name="ce11" office:value-type="float" office:value="1.542857143" calcext:value-type="float">
            <text:p>1,542857143</text:p>
          </table:table-cell>
          <table:table-cell table:style-name="ce11" office:value-type="float" office:value="18.81428571" calcext:value-type="float">
            <text:p>18,81428571</text:p>
          </table:table-cell>
          <table:table-cell table:style-name="ce11" office:value-type="float" office:value="73.05714286" calcext:value-type="float">
            <text:p>73,05714286</text:p>
          </table:table-cell>
          <table:table-cell table:style-name="ce11" office:value-type="float" office:value="0.02857142857" calcext:value-type="float">
            <text:p>0,028571428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Inaki Willliams</text:p>
          </table:table-cell>
          <table:table-cell office:value-type="string" calcext:value-type="string">
            <text:p>Athletic Bilbao</text:p>
          </table:table-cell>
          <table:table-cell table:style-name="ce13" office:value-type="string" calcext:value-type="string">
            <text:p>La Liga</text:p>
          </table:table-cell>
          <table:table-cell table:style-name="ce14" office:value-type="string" calcext:value-type="string">
            <text:p>RFW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.130434783" calcext:value-type="float">
            <text:p>0,1304347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.1526315789" calcext:value-type="float">
            <text:p>1,1526315789</text:p>
          </table:table-cell>
          <table:table-cell office:value-type="float" office:value="2" calcext:value-type="float">
            <text:p>2</text:p>
          </table:table-cell>
          <table:table-cell office:value-type="float" office:value="0.8710526316" calcext:value-type="float">
            <text:p>0,8710526316</text:p>
          </table:table-cell>
          <table:table-cell office:value-type="float" office:value="0.344736842" calcext:value-type="float">
            <text:p>0,344736842</text:p>
          </table:table-cell>
          <table:table-cell office:value-type="float" office:value="0.7447368421" calcext:value-type="float">
            <text:p>0,7447368421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Carlos Vela</text:p>
          </table:table-cell>
          <table:table-cell office:value-type="string" calcext:value-type="string">
            <text:p>Real Sociedad</text:p>
          </table:table-cell>
          <table:table-cell table:style-name="ce13" office:value-type="string" calcext:value-type="string">
            <text:p>La Liga</text:p>
          </table:table-cell>
          <table:table-cell table:style-name="ce14" office:value-type="string" calcext:value-type="string">
            <text:p>RFW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38" table:formula="of:=[.G46]/([.F46]+[.E46])" office:value-type="float" office:value="0.2571428571" calcext:value-type="float">
            <text:p>0,2571428571</text:p>
          </table:table-cell>
          <table:table-cell table:style-name="ce38" table:formula="of:=[.H46]/([.F46]+[.E46])" office:value-type="float" office:value="0.05714285714" calcext:value-type="float">
            <text:p>0,057142857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8" calcext:value-type="float">
            <text:p>1,8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1.3" calcext:value-type="float">
            <text:p>1,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6" calcext:value-type="float">
            <text:p>0,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2.6" calcext:value-type="float">
            <text:p>2,6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1.8" calcext:value-type="float">
            <text:p>1,8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29.3" calcext:value-type="float">
            <text:p>29,3</text:p>
          </table:table-cell>
          <table:table-cell table:style-name="ce11" office:value-type="float" office:value="79.6" calcext:value-type="float">
            <text:p>79,6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Lucas Moura</text:p>
          </table:table-cell>
          <table:table-cell office:value-type="string" calcext:value-type="string">
            <text:p>Paris Saint Germain</text:p>
          </table:table-cell>
          <table:table-cell table:style-name="ce13" office:value-type="string" calcext:value-type="string">
            <text:p>Ligue 1</text:p>
          </table:table-cell>
          <table:table-cell table:style-name="ce14" office:value-type="string" calcext:value-type="string">
            <text:p>LFW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295454545" calcext:value-type="float">
            <text:p>0,295454545</text:p>
          </table:table-cell>
          <table:table-cell office:value-type="float" office:value="0.136363636" calcext:value-type="float">
            <text:p>0,1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42857143" calcext:value-type="float">
            <text:p>1,8342857143</text:p>
          </table:table-cell>
          <table:table-cell office:value-type="float" office:value="0.6542857143" calcext:value-type="float">
            <text:p>0,6542857143</text:p>
          </table:table-cell>
          <table:table-cell office:value-type="float" office:value="5" calcext:value-type="float">
            <text:p>5</text:p>
          </table:table-cell>
          <table:table-cell office:value-type="float" office:value="1.3542857143" calcext:value-type="float">
            <text:p>1,3542857143</text:p>
          </table:table-cell>
          <table:table-cell office:value-type="float" office:value="0.934285714" calcext:value-type="float">
            <text:p>0,934285714</text:p>
          </table:table-cell>
          <table:table-cell office:value-type="float" office:value="0.8514285714" calcext:value-type="float">
            <text:p>0,8514285714</text:p>
          </table:table-cell>
          <table:table-cell office:value-type="float" office:value="0" calcext:value-type="float">
            <text:p>0</text:p>
          </table:table-cell>
          <table:table-cell office:value-type="float" office:value="0.3171428571" calcext:value-type="float">
            <text:p>0,3171428571</text:p>
          </table:table-cell>
          <table:table-cell office:value-type="float" office:value="0.554285714" calcext:value-type="float">
            <text:p>0,554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" calcext:value-type="float">
            <text:p>1,86</text:p>
          </table:table-cell>
          <table:table-cell office:value-type="float" office:value="1.8485714286" calcext:value-type="float">
            <text:p>1,8485714286</text:p>
          </table:table-cell>
          <table:table-cell office:value-type="float" office:value="1.2228571429" calcext:value-type="float">
            <text:p>1,22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1.51428571431" calcext:value-type="float">
            <text:p>1,5142857143</text:p>
          </table:table-cell>
          <table:table-cell office:value-type="float" office:value="1.788571429" calcext:value-type="float">
            <text:p>1,788571429</text:p>
          </table:table-cell>
          <table:table-cell office:value-type="float" office:value="33.7571428571" calcext:value-type="float">
            <text:p>33,7571428571</text:p>
          </table:table-cell>
          <table:table-cell office:value-type="float" office:value="82.3057142857" calcext:value-type="float">
            <text:p>82,3057142857</text:p>
          </table:table-cell>
          <table:table-cell office:value-type="float" office:value="1.5028571429" calcext:value-type="float">
            <text:p>1,5028571429</text:p>
          </table:table-cell>
          <table:table-cell office:value-type="float" office:value="0.5142857143" calcext:value-type="float">
            <text:p>0,5142857143</text:p>
          </table:table-cell>
          <table:table-cell office:value-type="float" office:value="0.1" calcext:value-type="float">
            <text:p>0,1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Gabriel Paletta</text:p>
          </table:table-cell>
          <table:table-cell office:value-type="string" calcext:value-type="string">
            <text:p>AC Milan</text:p>
          </table:table-cell>
          <table:table-cell table:style-name="ce13" office:value-type="string" calcext:value-type="string">
            <text:p>Serie A</text:p>
          </table:table-cell>
          <table:table-cell table:style-name="ce15" office:value-type="string" calcext:value-type="string">
            <text:p>CB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38" table:formula="of:=[.G48]/([.F48]+[.E48])" office:value-type="float" office:value="2" calcext:value-type="float">
            <text:p>2</text:p>
          </table:table-cell>
          <table:table-cell table:style-name="ce38" table:formula="of:=[.H48]/([.F48]+[.E48])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2.3" calcext:value-type="float">
            <text:p>2,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5.3" calcext:value-type="float">
            <text:p>5,3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57.3" calcext:value-type="float">
            <text:p>57,3</text:p>
          </table:table-cell>
          <table:table-cell table:style-name="ce11" office:value-type="float" office:value="86.3" calcext:value-type="float">
            <text:p>86,3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7.1" calcext:value-type="float">
            <text:p>7,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Gabriel Pires</text:p>
          </table:table-cell>
          <table:table-cell office:value-type="string" calcext:value-type="string">
            <text:p>Leganes</text:p>
          </table:table-cell>
          <table:table-cell table:style-name="ce13" office:value-type="string" calcext:value-type="string">
            <text:p>La Liga</text:p>
          </table:table-cell>
          <table:table-cell table:style-name="ce16" office:value-type="string" calcext:value-type="string">
            <text:p>CAM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38" table:formula="of:=[.G49]/([.F49]+[.E49])" office:value-type="float" office:value="0.147058823529412" calcext:value-type="float">
            <text:p>0,1470588235</text:p>
          </table:table-cell>
          <table:table-cell table:style-name="ce38" table:formula="of:=[.H49]/([.F49]+[.E49])" office:value-type="float" office:value="0.0588235294117647" calcext:value-type="float">
            <text:p>0,058823529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4.4" calcext:value-type="float">
            <text:p>4,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.1" calcext:value-type="float">
            <text:p>2,1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.9" calcext:value-type="float">
            <text:p>2,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67.1" calcext:value-type="float">
            <text:p>67,1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Diego Rolan</text:p>
          </table:table-cell>
          <table:table-cell office:value-type="string" calcext:value-type="string">
            <text:p>Bordeaux</text:p>
          </table:table-cell>
          <table:table-cell table:style-name="ce13" office:value-type="string" calcext:value-type="string">
            <text:p>Ligue 1</text:p>
          </table:table-cell>
          <table:table-cell table:style-name="ce17" office:value-type="string" calcext:value-type="string">
            <text:p>CFW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[.G50]/([.F50]+[.E50])" office:value-type="float" office:value="0.310344827586207" calcext:value-type="float">
            <text:p>0,3103448276</text:p>
          </table:table-cell>
          <table:table-cell table:style-name="ce38" table:formula="of:=[.H50]/([.F50]+[.E50])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0.3" calcext:value-type="float">
            <text:p>0,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22.4" calcext:value-type="float">
            <text:p>22,4</text:p>
          </table:table-cell>
          <table:table-cell table:style-name="ce11" office:value-type="float" office:value="78.6" calcext:value-type="float">
            <text:p>78,6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Andros Townsend</text:p>
          </table:table-cell>
          <table:table-cell office:value-type="string" calcext:value-type="string">
            <text:p>Crystal Palace</text:p>
          </table:table-cell>
          <table:table-cell table:style-name="ce13" office:value-type="string" calcext:value-type="string">
            <text:p>Barclays Premier League</text:p>
          </table:table-cell>
          <table:table-cell table:style-name="ce14" office:value-type="string" calcext:value-type="string">
            <text:p>LFW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38" table:formula="of:=[.G51]/([.F51]+[.E51])" office:value-type="float" office:value="0.0833333333333333" calcext:value-type="float">
            <text:p>0,0833333333</text:p>
          </table:table-cell>
          <table:table-cell table:style-name="ce38" table:formula="of:=[.H51]/([.F51]+[.E51])" office:value-type="float" office:value="0.111111111111111" calcext:value-type="float">
            <text:p>0,111111111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.1" calcext:value-type="float">
            <text:p>2,1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2.2" calcext:value-type="float">
            <text:p>2,2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5.2" calcext:value-type="float">
            <text:p>75,2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Roque Mesa</text:p>
          </table:table-cell>
          <table:table-cell office:value-type="string" calcext:value-type="string">
            <text:p>Las Palmas</text:p>
          </table:table-cell>
          <table:table-cell table:style-name="ce13" office:value-type="string" calcext:value-type="string">
            <text:p>La Liga</text:p>
          </table:table-cell>
          <table:table-cell table:style-name="ce18" office:value-type="string" calcext:value-type="string">
            <text:p>DM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38" table:formula="of:=[.G52]/([.F52]+[.E52])" office:value-type="float" office:value="0.0285714285714286" calcext:value-type="float">
            <text:p>0,0285714286</text:p>
          </table:table-cell>
          <table:table-cell table:style-name="ce38" table:formula="of:=[.H52]/([.F52]+[.E52])" office:value-type="float" office:value="0.0571428571428571" calcext:value-type="float">
            <text:p>0,057142857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70.8" calcext:value-type="float">
            <text:p>70,8</text:p>
          </table:table-cell>
          <table:table-cell table:style-name="ce11" office:value-type="float" office:value="91.4" calcext:value-type="float">
            <text:p>91,4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2.7" calcext:value-type="float">
            <text:p>2,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Carlos Bacca</text:p>
          </table:table-cell>
          <table:table-cell office:value-type="string" calcext:value-type="string">
            <text:p>AC Milan</text:p>
          </table:table-cell>
          <table:table-cell table:style-name="ce13" office:value-type="string" calcext:value-type="string">
            <text:p>Serie A</text:p>
          </table:table-cell>
          <table:table-cell table:style-name="ce17" office:value-type="string" calcext:value-type="string">
            <text:p>CFW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38" table:formula="of:=[.G53]/([.F53]+[.E53])" office:value-type="float" office:value="0.40625" calcext:value-type="float">
            <text:p>0,40625</text:p>
          </table:table-cell>
          <table:table-cell table:style-name="ce38" table:formula="of:=[.H53]/([.F53]+[.E53])" office:value-type="float" office:value="0.09375" calcext:value-type="float">
            <text:p>0,0937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8" calcext:value-type="float">
            <text:p>1,8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0.3" calcext:value-type="float">
            <text:p>0,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11.9" calcext:value-type="float">
            <text:p>11,9</text:p>
          </table:table-cell>
          <table:table-cell table:style-name="ce11" office:value-type="float" office:value="76.1" calcext:value-type="float">
            <text:p>76,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Kiko Fermenia</text:p>
          </table:table-cell>
          <table:table-cell office:value-type="string" calcext:value-type="string">
            <text:p>Alaves</text:p>
          </table:table-cell>
          <table:table-cell table:style-name="ce13" office:value-type="string" calcext:value-type="string">
            <text:p>La Liga</text:p>
          </table:table-cell>
          <table:table-cell table:style-name="ce19" office:value-type="string" calcext:value-type="string">
            <text:p>RFB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38" table:formula="of:=[.G54]/([.F54]+[.E54])" office:value-type="float" office:value="0" calcext:value-type="float">
            <text:p>0</text:p>
          </table:table-cell>
          <table:table-cell table:style-name="ce38" table:formula="of:=[.H54]/([.F54]+[.E54])" office:value-type="float" office:value="0.0645161290322581" calcext:value-type="float">
            <text:p>0,06451612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1.3" calcext:value-type="float">
            <text:p>1,3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2" table:style-name="ce11" office:value-type="float" office:value="0.9" calcext:value-type="float">
            <text:p>0,9</text:p>
          </table:table-cell>
          <table:table-cell table:style-name="ce11" office:value-type="float" office:value="37.6" calcext:value-type="float">
            <text:p>37,6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Morgan Schneiderlin</text:p>
          </table:table-cell>
          <table:table-cell office:value-type="string" calcext:value-type="string">
            <text:p>Everton</text:p>
          </table:table-cell>
          <table:table-cell table:style-name="ce13" office:value-type="string" calcext:value-type="string">
            <text:p>Barclays Premier League</text:p>
          </table:table-cell>
          <table:table-cell table:style-name="ce18" office:value-type="string" calcext:value-type="string">
            <text:p>D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2631579" calcext:value-type="float">
            <text:p>0,052631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078947368" calcext:value-type="float">
            <text:p>0,3078947368</text:p>
          </table:table-cell>
          <table:table-cell office:value-type="float" office:value="0.8052631579" calcext:value-type="float">
            <text:p>0,8052631579</text:p>
          </table:table-cell>
          <table:table-cell office:value-type="float" office:value="0" calcext:value-type="float">
            <text:p>0</text:p>
          </table:table-cell>
          <table:table-cell office:value-type="float" office:value="1.5394736842" calcext:value-type="float">
            <text:p>1,5394736842</text:p>
          </table:table-cell>
          <table:table-cell office:value-type="float" office:value="1.693421053" calcext:value-type="float">
            <text:p>1,693421053</text:p>
          </table:table-cell>
          <table:table-cell office:value-type="float" office:value="0.9078947368" calcext:value-type="float">
            <text:p>0,9078947368</text:p>
          </table:table-cell>
          <table:table-cell office:value-type="float" office:value="0" calcext:value-type="float">
            <text:p>0</text:p>
          </table:table-cell>
          <table:table-cell office:value-type="float" office:value="1.1644736842" calcext:value-type="float">
            <text:p>1,1644736842</text:p>
          </table:table-cell>
          <table:table-cell office:value-type="float" office:value="0.753947368" calcext:value-type="float">
            <text:p>0,753947368</text:p>
          </table:table-cell>
          <table:table-cell office:value-type="float" office:value="0.1539473684" calcext:value-type="float">
            <text:p>0,1539473684</text:p>
          </table:table-cell>
          <table:table-cell office:value-type="float" office:value="0" calcext:value-type="float">
            <text:p>0</text:p>
          </table:table-cell>
          <table:table-cell office:value-type="float" office:value="0.20526316" calcext:value-type="float">
            <text:p>0,20526316</text:p>
          </table:table-cell>
          <table:table-cell office:value-type="float" office:value="0.3078947368" calcext:value-type="float">
            <text:p>0,3078947368</text:p>
          </table:table-cell>
          <table:table-cell office:value-type="float" office:value="0.5092105263" calcext:value-type="float">
            <text:p>0,5092105263</text:p>
          </table:table-cell>
          <table:table-cell office:value-type="float" office:value="0" calcext:value-type="float">
            <text:p>0</text:p>
          </table:table-cell>
          <table:table-cell office:value-type="float" office:value="0.5486842105" calcext:value-type="float">
            <text:p>0,5486842105</text:p>
          </table:table-cell>
          <table:table-cell office:value-type="float" office:value="0.446052632" calcext:value-type="float">
            <text:p>0,446052632</text:p>
          </table:table-cell>
          <table:table-cell office:value-type="float" office:value="48.4171052632" calcext:value-type="float">
            <text:p>48,4171052632</text:p>
          </table:table-cell>
          <table:table-cell office:value-type="float" office:value="90.3592105263" calcext:value-type="float">
            <text:p>90,3592105263</text:p>
          </table:table-cell>
          <table:table-cell office:value-type="float" office:value="0.0513157895" calcext:value-type="float">
            <text:p>0,0513157895</text:p>
          </table:table-cell>
          <table:table-cell office:value-type="float" office:value="3.3434210526" calcext:value-type="float">
            <text:p>3,343421052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Ruben Castro</text:p>
          </table:table-cell>
          <table:table-cell office:value-type="string" calcext:value-type="string">
            <text:p>Real Betis</text:p>
          </table:table-cell>
          <table:table-cell table:style-name="ce13" office:value-type="string" calcext:value-type="string">
            <text:p>La Liga</text:p>
          </table:table-cell>
          <table:table-cell table:style-name="ce17" office:value-type="string" calcext:value-type="string">
            <text:p>CFW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38" table:formula="of:=[.G56]/([.F56]+[.E56])" office:value-type="float" office:value="0.3714285714" calcext:value-type="float">
            <text:p>0,3714285714</text:p>
          </table:table-cell>
          <table:table-cell table:style-name="ce38" table:formula="of:=[.H56]/([.F56]+[.E56])" office:value-type="float" office:value="0.08571428571" calcext:value-type="float">
            <text:p>0,085714285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,3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2"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0.1" calcext:value-type="float">
            <text:p>0,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1.3" calcext:value-type="float">
            <text:p>1,3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19.6" calcext:value-type="float">
            <text:p>19,6</text:p>
          </table:table-cell>
          <table:table-cell table:style-name="ce11" office:value-type="float" office:value="78.1" calcext:value-type="float">
            <text:p>78,1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Mateo Musacchio</text:p>
          </table:table-cell>
          <table:table-cell office:value-type="string" calcext:value-type="string">
            <text:p>Villareal</text:p>
          </table:table-cell>
          <table:table-cell table:style-name="ce13" office:value-type="string" calcext:value-type="string">
            <text:p>La Liga</text:p>
          </table:table-cell>
          <table:table-cell table:style-name="ce15" office:value-type="string" calcext:value-type="string">
            <text:p>CB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4074074" calcext:value-type="float">
            <text:p>0,0740740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5555556" calcext:value-type="float">
            <text:p>0,255555556</text:p>
          </table:table-cell>
          <table:table-cell office:value-type="float" office:value="1.244444444" calcext:value-type="float">
            <text:p>1,2444444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55555556" calcext:value-type="float">
            <text:p>1,555555556</text:p>
          </table:table-cell>
          <table:table-cell office:value-type="float" office:value="0.9259259259" calcext:value-type="float">
            <text:p>0,9259259259</text:p>
          </table:table-cell>
          <table:table-cell office:value-type="float" office:value="0.703703704" calcext:value-type="float">
            <text:p>0,703703704</text:p>
          </table:table-cell>
          <table:table-cell office:value-type="float" office:value="4.6925925926" calcext:value-type="float">
            <text:p>4,6925925926</text:p>
          </table:table-cell>
          <table:table-cell office:value-type="float" office:value="0.385185185" calcext:value-type="float">
            <text:p>0,385185185</text:p>
          </table:table-cell>
          <table:table-cell office:value-type="float" office:value="0.81111111" calcext:value-type="float">
            <text:p>0,81111111</text:p>
          </table:table-cell>
          <table:table-cell office:value-type="float" office:value="0" calcext:value-type="float">
            <text:p>0</text:p>
          </table:table-cell>
          <table:table-cell office:value-type="float" office:value="0.17037037" calcext:value-type="float">
            <text:p>0,17037037</text:p>
          </table:table-cell>
          <table:table-cell office:value-type="float" office:value="0" calcext:value-type="float">
            <text:p>0</text:p>
          </table:table-cell>
          <table:table-cell office:value-type="float" office:value="0.4592592593" calcext:value-type="float">
            <text:p>0,4592592593</text:p>
          </table:table-cell>
          <table:table-cell office:value-type="float" office:value="0.0444444444" calcext:value-type="float">
            <text:p>0,0444444444</text:p>
          </table:table-cell>
          <table:table-cell office:value-type="float" office:value="0.4148148148" calcext:value-type="float">
            <text:p>0,4148148148</text:p>
          </table:table-cell>
          <table:table-cell office:value-type="float" office:value="0.47037037" calcext:value-type="float">
            <text:p>0,47037037</text:p>
          </table:table-cell>
          <table:table-cell office:value-type="float" office:value="36.9074074074" calcext:value-type="float">
            <text:p>36,9074074074</text:p>
          </table:table-cell>
          <table:table-cell office:value-type="float" office:value="82.2518518519" calcext:value-type="float">
            <text:p>82,251851851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ce26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39" table:formula="of:=[.G58]/([.F58]+[.E58])" office:value-type="float" office:value="0" calcext:value-type="float">
            <text:p>0</text:p>
          </table:table-cell>
          <table:table-cell table:style-name="ce39" table:formula="of:=[.H58]/([.F58]+[.E58])" office:value-type="float" office:value="0.0869565217391304" calcext:value-type="float">
            <text:p>0,086956521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3" calcext:value-type="float">
            <text:p>0,3</text:p>
          </table:table-cell>
          <table:table-cell table:style-name="ce26" office:value-type="float" office:value="1.2" calcext:value-type="float">
            <text:p>1,2</text:p>
          </table:table-cell>
          <table:table-cell table:style-name="ce45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6" calcext:value-type="float">
            <text:p>1,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.6" calcext:value-type="float">
            <text:p>0,6</text:p>
          </table:table-cell>
          <table:table-cell table:style-name="ce26" office:value-type="float" office:value="4.5" calcext:value-type="float">
            <text:p>4,5</text:p>
          </table:table-cell>
          <table:table-cell table:style-name="ce26" office:value-type="float" office:value="0.4" calcext:value-type="float">
            <text:p>0,4</text:p>
          </table:table-cell>
          <table:table-cell table:style-name="ce26" office:value-type="float" office:value="0.9" calcext:value-type="float">
            <text:p>0,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2" calcext:value-type="float">
            <text:p>0,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4" calcext:value-type="float">
            <text:p>0,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4" calcext:value-type="float">
            <text:p>0,4</text:p>
          </table:table-cell>
          <table:table-cell table:style-name="ce26" office:value-type="float" office:value="0.5" calcext:value-type="float">
            <text:p>0,5</text:p>
          </table:table-cell>
          <table:table-cell table:style-name="ce26" office:value-type="float" office:value="37.1" calcext:value-type="float">
            <text:p>37,1</text:p>
          </table:table-cell>
          <table:table-cell table:style-name="ce26" office:value-type="float" office:value="81.6" calcext:value-type="float">
            <text:p>81,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.3" calcext:value-type="float">
            <text:p>2,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Morgan Schneiderlin</text:p>
          </table:table-cell>
          <table:table-cell table:number-columns-repeated="3"/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39" table:formula="of:=[.G59]/([.F59]+[.E59])" office:value-type="float" office:value="0" calcext:value-type="float">
            <text:p>0</text:p>
          </table:table-cell>
          <table:table-cell table:style-name="ce39" table:formula="of:=[.H59]/([.F59]+[.E59]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5" calcext:value-type="float">
            <text:p>1,5</text:p>
          </table:table-cell>
          <table:table-cell table:style-name="ce45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3" calcext:value-type="float">
            <text:p>1,3</text:p>
          </table:table-cell>
          <table:table-cell table:style-name="ce26" office:value-type="float" office:value="0.5" calcext:value-type="float">
            <text:p>0,5</text:p>
          </table:table-cell>
          <table:table-cell table:style-name="ce26" office:value-type="float" office:value="1.3" calcext:value-type="float">
            <text:p>1,3</text:p>
          </table:table-cell>
          <table:table-cell table:style-name="ce26" office:value-type="float" office:value="5.8" calcext:value-type="float">
            <text:p>5,8</text:p>
          </table:table-cell>
          <table:table-cell table:number-columns-repeated="2" table:style-name="ce26" office:value-type="float" office:value="0.3" calcext:value-type="float">
            <text:p>0,3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0.8" calcext:value-type="float">
            <text:p>0,8</text:p>
          </table:table-cell>
          <table:table-cell table:style-name="ce26" office:value-type="float" office:value="0.3" calcext:value-type="float">
            <text:p>0,3</text:p>
          </table:table-cell>
          <table:table-cell table:style-name="ce26" office:value-type="float" office:value="0.5" calcext:value-type="float">
            <text:p>0,5</text:p>
          </table:table-cell>
          <table:table-cell table:style-name="ce26" office:value-type="float" office:value="0.3" calcext:value-type="float">
            <text:p>0,3</text:p>
          </table:table-cell>
          <table:table-cell table:style-name="ce26" office:value-type="float" office:value="35.8" calcext:value-type="float">
            <text:p>35,8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.3" calcext:value-type="float">
            <text:p>2,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ce27" table:formula="of:=[.E58]+[.E59]" office:value-type="float" office:value="27" calcext:value-type="float">
            <text:p>27</text:p>
          </table:table-cell>
          <table:table-cell table:style-name="ce27" table:formula="of:=[.F58]+[.F59]" office:value-type="float" office:value="0" calcext:value-type="float">
            <text:p>0</text:p>
          </table:table-cell>
          <table:table-cell table:style-name="ce27" table:formula="of:=[.G58]+[.G59]" office:value-type="float" office:value="0" calcext:value-type="float">
            <text:p>0</text:p>
          </table:table-cell>
          <table:table-cell table:style-name="ce27" table:formula="of:=[.H58]+[.H59]" office:value-type="float" office:value="2" calcext:value-type="float">
            <text:p>2</text:p>
          </table:table-cell>
          <table:table-cell table:style-name="ce40" table:formula="of:=[.G60]/([.F60]+[.E60])" office:value-type="float" office:value="0" calcext:value-type="float">
            <text:p>0</text:p>
          </table:table-cell>
          <table:table-cell table:style-name="ce40" table:formula="of:=[.H60]/([.F60]+[.E60])" office:value-type="float" office:value="0.0740740740740741" calcext:value-type="float">
            <text:p>0,0740740741</text:p>
          </table:table-cell>
          <table:table-cell table:style-name="ce27" table:formula="of:=[.K58]+[.K59]" office:value-type="float" office:value="7" calcext:value-type="float">
            <text:p>7</text:p>
          </table:table-cell>
          <table:table-cell table:style-name="ce27" table:formula="of:=[.L58]+[.L59]" office:value-type="float" office:value="0" calcext:value-type="float">
            <text:p>0</text:p>
          </table:table-cell>
          <table:table-cell table:style-name="ce27" table:formula="of:=([.$E$58]*[.M58]+[.$E$59]*[.M59])/([.$E$58]+[.$E$59])" office:value-type="float" office:value="0.255555555555556" calcext:value-type="float">
            <text:p>0,2555555556</text:p>
          </table:table-cell>
          <table:table-cell table:style-name="ce27" table:formula="of:=([.$E$58]*[.N58]+[.$E$59]*[.N59])/([.$E$58]+[.$E$59])" office:value-type="float" office:value="1.24444444444444" calcext:value-type="float">
            <text:p>1,2444444444</text:p>
          </table:table-cell>
          <table:table-cell table:style-name="ce27" table:formula="of:=[.O58]+[.O59]" office:value-type="float" office:value="0" calcext:value-type="float">
            <text:p>0</text:p>
          </table:table-cell>
          <table:table-cell table:style-name="ce27" table:formula="of:=([.$E$58]*[.P58]+[.$E$59]*[.P59])/([.$E$58]+[.$E$59])" office:value-type="float" office:value="2" calcext:value-type="float">
            <text:p>2</text:p>
          </table:table-cell>
          <table:table-cell table:style-name="ce27" table:formula="of:=([.$E$58]*[.Q58]+[.$E$59]*[.Q59])/([.$E$58]+[.$E$59])" office:value-type="float" office:value="1.55555555555556" calcext:value-type="float">
            <text:p>1,5555555556</text:p>
          </table:table-cell>
          <table:table-cell table:style-name="ce27" table:formula="of:=([.$E$58]*[.R58]+[.$E$59]*[.R59])/([.$E$58]+[.$E$59])" office:value-type="float" office:value="0.925925925925926" calcext:value-type="float">
            <text:p>0,9259259259</text:p>
          </table:table-cell>
          <table:table-cell table:style-name="ce27" table:formula="of:=([.$E$58]*[.S58]+[.$E$59]*[.S59])/([.$E$58]+[.$E$59])" office:value-type="float" office:value="0.703703703703704" calcext:value-type="float">
            <text:p>0,7037037037</text:p>
          </table:table-cell>
          <table:table-cell table:style-name="ce27" table:formula="of:=([.$E$58]*[.T58]+[.$E$59]*[.T59])/([.$E$58]+[.$E$59])" office:value-type="float" office:value="4.69259259259259" calcext:value-type="float">
            <text:p>4,6925925926</text:p>
          </table:table-cell>
          <table:table-cell table:style-name="ce27" table:formula="of:=([.$E$58]*[.U58]+[.$E$59]*[.U59])/([.$E$58]+[.$E$59])" office:value-type="float" office:value="0.385185185185185" calcext:value-type="float">
            <text:p>0,3851851852</text:p>
          </table:table-cell>
          <table:table-cell table:style-name="ce27" table:formula="of:=([.$E$58]*[.V58]+[.$E$59]*[.V59])/([.$E$58]+[.$E$59])" office:value-type="float" office:value="0.811111111111111" calcext:value-type="float">
            <text:p>0,8111111111</text:p>
          </table:table-cell>
          <table:table-cell table:style-name="ce27" table:formula="of:=[.W58]+[.W59]" office:value-type="float" office:value="0" calcext:value-type="float">
            <text:p>0</text:p>
          </table:table-cell>
          <table:table-cell table:style-name="ce27" table:formula="of:=([.$E$58]*[.X58]+[.$E$59]*[.X59])/([.$E$58]+[.$E$59])" office:value-type="float" office:value="0.17037037037037" calcext:value-type="float">
            <text:p>0,1703703704</text:p>
          </table:table-cell>
          <table:table-cell table:style-name="ce27" table:formula="of:=([.$E$58]*[.Y58]+[.$E$59]*[.Y59])/([.$E$58]+[.$E$59])" office:value-type="float" office:value="0" calcext:value-type="float">
            <text:p>0</text:p>
          </table:table-cell>
          <table:table-cell table:style-name="ce27" table:formula="of:=([.$E$58]*[.Z58]+[.$E$59]*[.Z59])/([.$E$58]+[.$E$59])" office:value-type="float" office:value="0.459259259259259" calcext:value-type="float">
            <text:p>0,4592592593</text:p>
          </table:table-cell>
          <table:table-cell table:style-name="ce27" table:formula="of:=([.$E$58]*[.AA58]+[.$E$59]*[.AA59])/([.$E$58]+[.$E$59])" office:value-type="float" office:value="0.0444444444444445" calcext:value-type="float">
            <text:p>0,0444444444</text:p>
          </table:table-cell>
          <table:table-cell table:style-name="ce27" table:formula="of:=([.$E$58]*[.AB58]+[.$E$59]*[.AB59])/([.$E$58]+[.$E$59])" office:value-type="float" office:value="0.414814814814815" calcext:value-type="float">
            <text:p>0,4148148148</text:p>
          </table:table-cell>
          <table:table-cell table:style-name="ce27" table:formula="of:=([.$E$58]*[.AC58]+[.$E$59]*[.AC59])/([.$E$58]+[.$E$59])" office:value-type="float" office:value="0.47037037037037" calcext:value-type="float">
            <text:p>0,4703703704</text:p>
          </table:table-cell>
          <table:table-cell table:style-name="ce27" table:formula="of:=([.$E$58]*[.AD58]+[.$E$59]*[.AD59])/([.$E$58]+[.$E$59])" office:value-type="float" office:value="36.9074074074074" calcext:value-type="float">
            <text:p>36,9074074074</text:p>
          </table:table-cell>
          <table:table-cell table:style-name="ce27" table:formula="of:=([.$E$58]*[.AE58]+[.$E$59]*[.AE59])/([.$E$58]+[.$E$59])" office:value-type="float" office:value="82.2518518518519" calcext:value-type="float">
            <text:p>82,2518518519</text:p>
          </table:table-cell>
          <table:table-cell table:style-name="ce27" table:formula="of:=([.$E$58]*[.AF58]+[.$E$59]*[.AF59])/([.$E$58]+[.$E$59])" office:value-type="float" office:value="0" calcext:value-type="float">
            <text:p>0</text:p>
          </table:table-cell>
          <table:table-cell table:style-name="ce27" table:formula="of:=([.$E$58]*[.AG58]+[.$E$59]*[.AG59])/([.$E$58]+[.$E$59])" office:value-type="float" office:value="2.3" calcext:value-type="float">
            <text:p>2,3</text:p>
          </table:table-cell>
          <table:table-cell table:style-name="ce27" table:formula="of:=([.$E$58]*[.AH58]+[.$E$59]*[.AH59])/([.$E$58]+[.$E$59]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UC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1" table:formula="of:=[.G61]/([.F61]+[.E61])" office:value-type="float" office:value="0" calcext:value-type="float">
            <text:p>0</text:p>
          </table:table-cell>
          <table:table-cell table:style-name="ce41" table:formula="of:=[.H61]/([.F61]+[.E6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58.5" calcext:value-type="float">
            <text:p>58,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ce28" table:formula="of:=[.E58]+[.E59]+[.E61]" office:value-type="float" office:value="29" calcext:value-type="float">
            <text:p>29</text:p>
          </table:table-cell>
          <table:table-cell table:style-name="ce28" table:formula="of:=[.F58]+[.F59]+[.F61]" office:value-type="float" office:value="0" calcext:value-type="float">
            <text:p>0</text:p>
          </table:table-cell>
          <table:table-cell table:style-name="ce28" table:formula="of:=[.G58]+[.G59]+[.G61]" office:value-type="float" office:value="0" calcext:value-type="float">
            <text:p>0</text:p>
          </table:table-cell>
          <table:table-cell table:style-name="ce28" table:formula="of:=[.H58]+[.H59]+[.H61]" office:value-type="float" office:value="2" calcext:value-type="float">
            <text:p>2</text:p>
          </table:table-cell>
          <table:table-cell table:style-name="ce42" table:formula="of:=[.G62]/([.F62]+[.E62])" office:value-type="float" office:value="0" calcext:value-type="float">
            <text:p>0</text:p>
          </table:table-cell>
          <table:table-cell table:style-name="ce42" table:formula="of:=[.H62]/([.F62]+[.E62])" office:value-type="float" office:value="0.0689655172413793" calcext:value-type="float">
            <text:p>0,0689655172</text:p>
          </table:table-cell>
          <table:table-cell table:style-name="ce28" table:formula="of:=[.K58]+[.K59]+[.K61]" office:value-type="float" office:value="8" calcext:value-type="float">
            <text:p>8</text:p>
          </table:table-cell>
          <table:table-cell table:style-name="ce28" table:formula="of:=[.L58]+[.L59]+[.L61]" office:value-type="float" office:value="0" calcext:value-type="float">
            <text:p>0</text:p>
          </table:table-cell>
          <table:table-cell table:style-name="ce27" table:formula="of:=([.$E$32]*[.M58]+[.$E$33]*[.M59]+[.$E$35]*[.M61])/([.$E$32]+[.$E$33]+[.$E$35])" office:value-type="float" office:value="0.153947368421053" calcext:value-type="float">
            <text:p>0,1539473684</text:p>
          </table:table-cell>
          <table:table-cell table:style-name="ce27" table:formula="of:=([.$E$32]*[.N58]+[.$E$33]*[.N59]+[.$E$35]*[.N61])/([.$E$32]+[.$E$33]+[.$E$35])" office:value-type="float" office:value="1.06973684210526" calcext:value-type="float">
            <text:p>1,0697368421</text:p>
          </table:table-cell>
          <table:table-cell table:style-name="ce28" table:formula="of:=[.O58]+[.O59]+[.O61]" office:value-type="float" office:value="0" calcext:value-type="float">
            <text:p>0</text:p>
          </table:table-cell>
          <table:table-cell table:style-name="ce27" table:formula="of:=([.$E$32]*[.P58]+[.$E$33]*[.P59]+[.$E$35]*[.P61])/([.$E$32]+[.$E$33]+[.$E$35])" office:value-type="float" office:value="2" calcext:value-type="float">
            <text:p>2</text:p>
          </table:table-cell>
          <table:table-cell table:style-name="ce27" table:formula="of:=([.$E$32]*[.Q58]+[.$E$33]*[.Q59]+[.$E$35]*[.Q61])/([.$E$32]+[.$E$33]+[.$E$35])" office:value-type="float" office:value="1.64736842105263" calcext:value-type="float">
            <text:p>1,6473684211</text:p>
          </table:table-cell>
          <table:table-cell table:style-name="ce27" table:formula="of:=([.$E$32]*[.R58]+[.$E$33]*[.R59]+[.$E$35]*[.R61])/([.$E$32]+[.$E$33]+[.$E$35])" office:value-type="float" office:value="0.756578947368421" calcext:value-type="float">
            <text:p>0,7565789474</text:p>
          </table:table-cell>
          <table:table-cell table:style-name="ce27" table:formula="of:=([.$E$32]*[.S58]+[.$E$33]*[.S59]+[.$E$35]*[.S61])/([.$E$32]+[.$E$33]+[.$E$35])" office:value-type="float" office:value="0.581578947368421" calcext:value-type="float">
            <text:p>0,5815789474</text:p>
          </table:table-cell>
          <table:table-cell table:style-name="ce27" table:formula="of:=([.$E$32]*[.T58]+[.$E$33]*[.T59]+[.$E$35]*[.T61])/([.$E$32]+[.$E$33]+[.$E$35])" office:value-type="float" office:value="3.66842105263158" calcext:value-type="float">
            <text:p>3,6684210526</text:p>
          </table:table-cell>
          <table:table-cell table:style-name="ce27" table:formula="of:=([.$E$32]*[.U58]+[.$E$33]*[.U59]+[.$E$35]*[.U61])/([.$E$32]+[.$E$33]+[.$E$35])" office:value-type="float" office:value="0.406578947368421" calcext:value-type="float">
            <text:p>0,4065789474</text:p>
          </table:table-cell>
          <table:table-cell table:style-name="ce27" table:formula="of:=([.$E$32]*[.V58]+[.$E$33]*[.V59]+[.$E$35]*[.V61])/([.$E$32]+[.$E$33]+[.$E$35])" office:value-type="float" office:value="0.525" calcext:value-type="float">
            <text:p>0,525</text:p>
          </table:table-cell>
          <table:table-cell table:style-name="ce28"/>
          <table:table-cell table:style-name="ce27" table:formula="of:=([.$E$32]*[.X58]+[.$E$33]*[.X59]+[.$E$35]*[.X61])/([.$E$32]+[.$E$33]+[.$E$35])" office:value-type="float" office:value="0.102631578947368" calcext:value-type="float">
            <text:p>0,1026315789</text:p>
          </table:table-cell>
          <table:table-cell table:style-name="ce27" table:formula="of:=([.$E$32]*[.Y58]+[.$E$33]*[.Y59]+[.$E$35]*[.Y61])/([.$E$32]+[.$E$33]+[.$E$35])" office:value-type="float" office:value="0" calcext:value-type="float">
            <text:p>0</text:p>
          </table:table-cell>
          <table:table-cell table:style-name="ce27" table:formula="of:=([.$E$32]*[.Z58]+[.$E$33]*[.Z59]+[.$E$35]*[.Z61])/([.$E$32]+[.$E$33]+[.$E$35])" office:value-type="float" office:value="0.511842105263158" calcext:value-type="float">
            <text:p>0,5118421053</text:p>
          </table:table-cell>
          <table:table-cell table:style-name="ce27" table:formula="of:=([.$E$32]*[.AA58]+[.$E$33]*[.AA59]+[.$E$35]*[.AA61])/([.$E$32]+[.$E$33]+[.$E$35])" office:value-type="float" office:value="0.0631578947368421" calcext:value-type="float">
            <text:p>0,0631578947</text:p>
          </table:table-cell>
          <table:table-cell table:style-name="ce27" table:formula="of:=([.$E$32]*[.AB58]+[.$E$33]*[.AB59]+[.$E$35]*[.AB61])/([.$E$32]+[.$E$33]+[.$E$35])" office:value-type="float" office:value="0.448684210526316" calcext:value-type="float">
            <text:p>0,4486842105</text:p>
          </table:table-cell>
          <table:table-cell table:style-name="ce27" table:formula="of:=([.$E$32]*[.AC58]+[.$E$33]*[.AC59]+[.$E$35]*[.AC61])/([.$E$32]+[.$E$33]+[.$E$35])" office:value-type="float" office:value="0.457894736842105" calcext:value-type="float">
            <text:p>0,4578947368</text:p>
          </table:table-cell>
          <table:table-cell table:style-name="ce27" table:formula="of:=([.$E$32]*[.AD58]+[.$E$33]*[.AD59]+[.$E$35]*[.AD61])/([.$E$32]+[.$E$33]+[.$E$35])" office:value-type="float" office:value="42.7394736842105" calcext:value-type="float">
            <text:p>42,7394736842</text:p>
          </table:table-cell>
          <table:table-cell table:style-name="ce27" table:formula="of:=([.$E$32]*[.AE58]+[.$E$33]*[.AE59]+[.$E$35]*[.AE61])/([.$E$32]+[.$E$33]+[.$E$35])" office:value-type="float" office:value="85.9526315789474" calcext:value-type="float">
            <text:p>85,9526315789</text:p>
          </table:table-cell>
          <table:table-cell table:style-name="ce27" table:formula="of:=([.$E$32]*[.AF58]+[.$E$33]*[.AF59]+[.$E$35]*[.AF61])/([.$E$32]+[.$E$33]+[.$E$35])" office:value-type="float" office:value="0" calcext:value-type="float">
            <text:p>0</text:p>
          </table:table-cell>
          <table:table-cell table:style-name="ce27" table:formula="of:=([.$E$32]*[.AG58]+[.$E$33]*[.AG59]+[.$E$35]*[.AG61])/([.$E$32]+[.$E$33]+[.$E$35])" office:value-type="float" office:value="2.49342105263158" calcext:value-type="float">
            <text:p>2,4934210526</text:p>
          </table:table-cell>
          <table:table-cell table:style-name="ce27" table:formula="of:=([.$E$32]*[.AH58]+[.$E$33]*[.AH59]+[.$E$35]*[.AH61])/([.$E$32]+[.$E$33]+[.$E$35]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Player Name</text:p>
          </table:table-cell>
          <table:table-cell table:style-name="ce12" office:value-type="string" calcext:value-type="string">
            <text:p><text:s/>Club</text:p>
          </table:table-cell>
          <table:table-cell table:style-name="ce1" office:value-type="string" calcext:value-type="string">
            <text:p>National League</text:p>
          </table:table-cell>
          <table:table-cell table:style-name="ce1" office:value-type="string" calcext:value-type="string">
            <text:p>Positions </text:p>
          </table:table-cell>
          <table:table-cell table:style-name="ce1" office:value-type="string" calcext:value-type="string">
            <text:p>Apps</text:p>
          </table:table-cell>
          <table:table-cell table:style-name="ce29" office:value-type="string" calcext:value-type="string">
            <text:p>Sub In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Average Goals per match</text:p>
          </table:table-cell>
          <table:table-cell table:style-name="ce1" office:value-type="string" calcext:value-type="string">
            <text:p>Average Assists per match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pG</text:p>
          </table:table-cell>
          <table:table-cell table:style-name="ce1" office:value-type="string" calcext:value-type="string">
            <text:p>AW</text:p>
          </table:table-cell>
          <table:table-cell table:style-name="ce44" office:value-type="string" calcext:value-type="string">
            <text:p>MoM</text:p>
          </table:table-cell>
          <table:table-cell table:style-name="ce1" office:value-type="string" calcext:value-type="string">
            <text:p>Tackl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Off Won</text:p>
          </table:table-cell>
          <table:table-cell table:style-name="ce1" office:value-type="string" calcext:value-type="string">
            <text:p>Clr</text:p>
          </table:table-cell>
          <table:table-cell table:style-name="ce1" office:value-type="string" calcext:value-type="string">
            <text:p>Was Dribbled</text:p>
          </table:table-cell>
          <table:table-cell table:style-name="ce1" office:value-type="string" calcext:value-type="string">
            <text:p>Blk Shots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Key Passes</text:p>
          </table:table-cell>
          <table:table-cell table:style-name="ce1" office:value-type="string" calcext:value-type="string">
            <text:p>Dribbles</text:p>
          </table:table-cell>
          <table:table-cell table:style-name="ce1" office:value-type="string" calcext:value-type="string">
            <text:p>Fouled</text:p>
          </table:table-cell>
          <table:table-cell table:style-name="ce1" office:value-type="string" calcext:value-type="string">
            <text:p>Offs</text:p>
          </table:table-cell>
          <table:table-cell table:style-name="ce1" office:value-type="string" calcext:value-type="string">
            <text:p>Disp</text:p>
          </table:table-cell>
          <table:table-cell table:style-name="ce1" office:value-type="string" calcext:value-type="string">
            <text:p>Trn</text:p>
          </table:table-cell>
          <table:table-cell table:style-name="ce1" office:value-type="string" calcext:value-type="string">
            <text:p>Avg. Passes</text:p>
          </table:table-cell>
          <table:table-cell table:style-name="ce1" office:value-type="string" calcext:value-type="string">
            <text:p>Pass Suc%</text:p>
          </table:table-cell>
          <table:table-cell table:style-name="ce1" office:value-type="string" calcext:value-type="string">
            <text:p>Crosses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TB</text:p>
          </table:table-cell>
          <table:table-cell table:number-columns-repeated="990"/>
        </table:table-row>
        <table:table-row table:style-name="ro1" table:number-rows-repeated="93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2" table:default-cell-style-name="Default"/>
        <table:table-column table:style-name="co4" table:number-columns-repeated="30" table:default-cell-style-name="Default"/>
        <table:table-column table:style-name="co21" table:number-columns-repeated="993" table:default-cell-style-name="Default"/>
        <table:table-row table:style-name="ro1">
          <table:table-cell table:style-name="ce1" office:value-type="string" calcext:value-type="string">
            <text:p>Player Name</text:p>
          </table:table-cell>
          <table:table-cell table:style-name="ce1" office:value-type="string" calcext:value-type="string">
            <text:p>Apps</text:p>
          </table:table-cell>
          <table:table-cell table:style-name="ce29" office:value-type="string" calcext:value-type="string">
            <text:p>Sub In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Average Goals per match</text:p>
          </table:table-cell>
          <table:table-cell table:style-name="ce1" office:value-type="string" calcext:value-type="string">
            <text:p>Average Assists per match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SpG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Tackl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Off Won</text:p>
          </table:table-cell>
          <table:table-cell table:style-name="ce1" office:value-type="string" calcext:value-type="string">
            <text:p>Clr</text:p>
          </table:table-cell>
          <table:table-cell table:style-name="ce1" office:value-type="string" calcext:value-type="string">
            <text:p>Was Dribbled</text:p>
          </table:table-cell>
          <table:table-cell table:style-name="ce1" office:value-type="string" calcext:value-type="string">
            <text:p>Blk Shots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Key Passes</text:p>
          </table:table-cell>
          <table:table-cell table:style-name="ce1" office:value-type="string" calcext:value-type="string">
            <text:p>Dribbles</text:p>
          </table:table-cell>
          <table:table-cell table:style-name="ce1" office:value-type="string" calcext:value-type="string">
            <text:p>Fouled</text:p>
          </table:table-cell>
          <table:table-cell table:style-name="ce1" office:value-type="string" calcext:value-type="string">
            <text:p>Offs</text:p>
          </table:table-cell>
          <table:table-cell table:style-name="ce1" office:value-type="string" calcext:value-type="string">
            <text:p>Disp</text:p>
          </table:table-cell>
          <table:table-cell table:style-name="ce1" office:value-type="string" calcext:value-type="string">
            <text:p>Trn</text:p>
          </table:table-cell>
          <table:table-cell table:style-name="ce1" office:value-type="string" calcext:value-type="string">
            <text:p>Avg. Passes</text:p>
          </table:table-cell>
          <table:table-cell table:style-name="ce1" office:value-type="string" calcext:value-type="string">
            <text:p>Pass Suc%</text:p>
          </table:table-cell>
          <table:table-cell table:style-name="ce1" office:value-type="string" calcext:value-type="string">
            <text:p>Crosses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TB</text:p>
          </table:table-cell>
          <table:table-cell office:value-type="string" calcext:value-type="string">
            <text:p>Ballond'OrNominee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Cristiano Ronaldo</text:p>
          </table:table-cell>
          <table:table-cell table:style-name="ce21" office:value-type="float" office:value="42" calcext:value-type="float">
            <text:p>42</text:p>
          </table:table-cell>
          <table:table-cell table:style-name="ce30" office:value-type="float" office:value="0" calcext:value-type="float">
            <text:p>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formula="of:=[.D2]/([.C2]+[.B2])" office:value-type="float" office:value="0.880952380952381" calcext:value-type="float">
            <text:p>0,880952381</text:p>
          </table:table-cell>
          <table:table-cell table:style-name="ce34" table:formula="of:=[.E2]/([.C2]+[.B2])" office:value-type="float" office:value="0.261904761904762" calcext:value-type="float">
            <text:p>0,26190476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.6" calcext:value-type="float">
            <text:p>5,6</text:p>
          </table:table-cell>
          <table:table-cell table:style-name="ce34" office:value-type="float" office:value="1.2928571429" calcext:value-type="float">
            <text:p>1,2928571429</text:p>
          </table:table-cell>
          <table:table-cell table:style-name="ce34" office:value-type="float" office:value="0.2" calcext:value-type="float">
            <text:p>0,2</text:p>
          </table:table-cell>
          <table:table-cell table:style-name="ce34" office:value-type="float" office:value="0.330952381" calcext:value-type="float">
            <text:p>0,330952381</text:p>
          </table:table-cell>
          <table:table-cell table:style-name="ce34" office:value-type="float" office:value="0.630952381" calcext:value-type="float">
            <text:p>0,63095238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469047619" calcext:value-type="float">
            <text:p>0,469047619</text:p>
          </table:table-cell>
          <table:table-cell table:style-name="ce34" office:value-type="float" office:value="0.2928571429" calcext:value-type="float">
            <text:p>0,2928571429</text:p>
          </table:table-cell>
          <table:table-cell table:style-name="ce34" office:value-type="float" office:value="0.130952381" calcext:value-type="float">
            <text:p>0,13095238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.2238095238" calcext:value-type="float">
            <text:p>1,2238095238</text:p>
          </table:table-cell>
          <table:table-cell table:style-name="ce34" office:value-type="float" office:value="0.9928571429" calcext:value-type="float">
            <text:p>0,9928571429</text:p>
          </table:table-cell>
          <table:table-cell table:style-name="ce34" office:value-type="float" office:value="1.7238095238" calcext:value-type="float">
            <text:p>1,7238095238</text:p>
          </table:table-cell>
          <table:table-cell table:style-name="ce34" office:value-type="float" office:value="1.2" calcext:value-type="float">
            <text:p>1,2</text:p>
          </table:table-cell>
          <table:table-cell table:style-name="ce34" office:value-type="float" office:value="1.6095238095" calcext:value-type="float">
            <text:p>1,6095238095</text:p>
          </table:table-cell>
          <table:table-cell table:style-name="ce34" office:value-type="float" office:value="1.7928571429" calcext:value-type="float">
            <text:p>1,7928571429</text:p>
          </table:table-cell>
          <table:table-cell table:style-name="ce34" office:value-type="float" office:value="28.2095238095" calcext:value-type="float">
            <text:p>28,2095238095</text:p>
          </table:table-cell>
          <table:table-cell table:style-name="ce34" office:value-type="float" office:value="82.1357142857" calcext:value-type="float">
            <text:p>82,1357142857</text:p>
          </table:table-cell>
          <table:table-cell table:style-name="ce34" office:value-type="float" office:value="0.3619047619" calcext:value-type="float">
            <text:p>0,3619047619</text:p>
          </table:table-cell>
          <table:table-cell table:style-name="ce34" office:value-type="float" office:value="0.369047619" calcext:value-type="float">
            <text:p>0,369047619</text:p>
          </table:table-cell>
          <table:table-cell table:style-name="ce34" office:value-type="float" office:value="0.0619047619" calcext:value-type="float">
            <text:p>0,0619047619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Lionel Messi</text:p>
          </table:table-cell>
          <table:table-cell table:style-name="ce22" office:value-type="float" office:value="41" calcext:value-type="float">
            <text:p>41</text:p>
          </table:table-cell>
          <table:table-cell table:style-name="ce31" office:value-type="float" office:value="2" calcext:value-type="float">
            <text:p>2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1" calcext:value-type="float">
            <text:p>11</text:p>
          </table:table-cell>
          <table:table-cell table:style-name="ce34" table:formula="of:=[.D3]/([.C3]+[.B3])" office:value-type="float" office:value="1.11627906976744" calcext:value-type="float">
            <text:p>1,1162790698</text:p>
          </table:table-cell>
          <table:table-cell table:style-name="ce34" table:formula="of:=[.E3]/([.C3]+[.B3])" office:value-type="float" office:value="0.255813953488372" calcext:value-type="float">
            <text:p>0,255813953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.05853659" calcext:value-type="float">
            <text:p>5,05853659</text:p>
          </table:table-cell>
          <table:table-cell table:style-name="ce13" office:value-type="float" office:value="0.1780487805" calcext:value-type="float">
            <text:p>0,1780487805</text:p>
          </table:table-cell>
          <table:table-cell table:style-name="ce13" office:value-type="float" office:value="0.787804878" calcext:value-type="float">
            <text:p>0,787804878</text:p>
          </table:table-cell>
          <table:table-cell table:style-name="ce13" office:value-type="float" office:value="0.156097561" calcext:value-type="float">
            <text:p>0,156097561</text:p>
          </table:table-cell>
          <table:table-cell table:style-name="ce13" office:value-type="float" office:value="0.443902439" calcext:value-type="float">
            <text:p>0,44390243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5317073171" calcext:value-type="float">
            <text:p>0,5317073171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256097561" calcext:value-type="float">
            <text:p>2,256097561</text:p>
          </table:table-cell>
          <table:table-cell table:style-name="ce13" office:value-type="float" office:value="3.5682926829" calcext:value-type="float">
            <text:p>3,5682926829</text:p>
          </table:table-cell>
          <table:table-cell table:style-name="ce13" office:value-type="float" office:value="2.2780487805" calcext:value-type="float">
            <text:p>2,2780487805</text:p>
          </table:table-cell>
          <table:table-cell table:style-name="ce13" office:value-type="float" office:value="0.1219512195" calcext:value-type="float">
            <text:p>0,1219512195</text:p>
          </table:table-cell>
          <table:table-cell table:style-name="ce13" office:value-type="float" office:value="2.6" calcext:value-type="float">
            <text:p>2,6</text:p>
          </table:table-cell>
          <table:table-cell table:style-name="ce13" office:value-type="float" office:value="1.4" calcext:value-type="float">
            <text:p>1,4</text:p>
          </table:table-cell>
          <table:table-cell table:style-name="ce13" office:value-type="float" office:value="49.6073170732" calcext:value-type="float">
            <text:p>49,6073170732</text:p>
          </table:table-cell>
          <table:table-cell table:style-name="ce13" office:value-type="float" office:value="80.4634146341" calcext:value-type="float">
            <text:p>80,4634146341</text:p>
          </table:table-cell>
          <table:table-cell table:style-name="ce13" office:value-type="float" office:value="0.3658536585" calcext:value-type="float">
            <text:p>0,3658536585</text:p>
          </table:table-cell>
          <table:table-cell table:style-name="ce13" office:value-type="float" office:value="2.7658536585" calcext:value-type="float">
            <text:p>2,7658536585</text:p>
          </table:table-cell>
          <table:table-cell table:style-name="ce13" office:value-type="float" office:value="0.556097561" calcext:value-type="float">
            <text:p>0,556097561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Neymar Jr</text:p>
          </table:table-cell>
          <table:table-cell table:style-name="ce22" office:value-type="float" office:value="39" calcext:value-type="float">
            <text:p>39</text:p>
          </table:table-cell>
          <table:table-cell table:style-name="ce31" office:value-type="float" office:value="0" calcext:value-type="float">
            <text:p>0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34" table:formula="of:=[.D4]/([.C4]+[.B4])" office:value-type="float" office:value="0.435897435897436" calcext:value-type="float">
            <text:p>0,4358974359</text:p>
          </table:table-cell>
          <table:table-cell table:style-name="ce34" table:formula="of:=[.E4]/([.C4]+[.B4])" office:value-type="float" office:value="0.487179487179487" calcext:value-type="float">
            <text:p>0,487179487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2" calcext:value-type="float">
            <text:p>3,2</text:p>
          </table:table-cell>
          <table:table-cell table:style-name="ce13" office:value-type="float" office:value="0.3692307692" calcext:value-type="float">
            <text:p>0,3692307692</text:p>
          </table:table-cell>
          <table:table-cell table:style-name="ce13" office:value-type="float" office:value="1.4153846154" calcext:value-type="float">
            <text:p>1,4153846154</text:p>
          </table:table-cell>
          <table:table-cell table:style-name="ce13" office:value-type="float" office:value="0.2769230769" calcext:value-type="float">
            <text:p>0,2769230769</text:p>
          </table:table-cell>
          <table:table-cell table:style-name="ce13" office:value-type="float" office:value="1.2461538462" calcext:value-type="float">
            <text:p>1,24615384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1230769231" calcext:value-type="float">
            <text:p>0,1230769231</text:p>
          </table:table-cell>
          <table:table-cell table:style-name="ce13" office:value-type="float" office:value="0.6384615385" calcext:value-type="float">
            <text:p>0,638461538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9769230769" calcext:value-type="float">
            <text:p>2,9769230769</text:p>
          </table:table-cell>
          <table:table-cell table:style-name="ce13" office:value-type="float" office:value="5.6" calcext:value-type="float">
            <text:p>5,6</text:p>
          </table:table-cell>
          <table:table-cell table:style-name="ce13" office:value-type="float" office:value="4.0615384615" calcext:value-type="float">
            <text:p>4,0615384615</text:p>
          </table:table-cell>
          <table:table-cell table:style-name="ce13" office:value-type="float" office:value="0.5846153846" calcext:value-type="float">
            <text:p>0,5846153846</text:p>
          </table:table-cell>
          <table:table-cell table:style-name="ce13" office:value-type="float" office:value="2.9846153846" calcext:value-type="float">
            <text:p>2,9846153846</text:p>
          </table:table-cell>
          <table:table-cell table:style-name="ce13" office:value-type="float" office:value="2.7846153846" calcext:value-type="float">
            <text:p>2,7846153846</text:p>
          </table:table-cell>
          <table:table-cell table:style-name="ce13" office:value-type="float" office:value="50.7" calcext:value-type="float">
            <text:p>50,7</text:p>
          </table:table-cell>
          <table:table-cell table:style-name="ce13" office:value-type="float" office:value="76.1076923077" calcext:value-type="float">
            <text:p>76,1076923077</text:p>
          </table:table-cell>
          <table:table-cell table:style-name="ce13" office:value-type="float" office:value="2.1538461538" calcext:value-type="float">
            <text:p>2,1538461538</text:p>
          </table:table-cell>
          <table:table-cell table:style-name="ce13" office:value-type="float" office:value="2.0615384615" calcext:value-type="float">
            <text:p>2,0615384615</text:p>
          </table:table-cell>
          <table:table-cell table:style-name="ce13" office:value-type="float" office:value="0.3692307692" calcext:value-type="float">
            <text:p>0,3692307692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Leonardo Bonucci</text:p>
          </table:table-cell>
          <table:table-cell table:style-name="ce22" office:value-type="float" office:value="37" calcext:value-type="float">
            <text:p>37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34" table:formula="of:=[.D5]/([.C5]+[.B5])" office:value-type="float" office:value="0.1" calcext:value-type="float">
            <text:p>0,1</text:p>
          </table:table-cell>
          <table:table-cell table:style-name="ce34" table:formula="of:=[.E5]/([.C5]+[.B5])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64054054" calcext:value-type="float">
            <text:p>0,64054054</text:p>
          </table:table-cell>
          <table:table-cell table:style-name="ce13" office:value-type="float" office:value="1.09189189" calcext:value-type="float">
            <text:p>1,09189189</text:p>
          </table:table-cell>
          <table:table-cell table:style-name="ce13" office:value-type="float" office:value="1.2081081081" calcext:value-type="float">
            <text:p>1,2081081081</text:p>
          </table:table-cell>
          <table:table-cell table:style-name="ce13" office:value-type="float" office:value="2.0108108108" calcext:value-type="float">
            <text:p>2,0108108108</text:p>
          </table:table-cell>
          <table:table-cell table:style-name="ce13" office:value-type="float" office:value="0.7810810811" calcext:value-type="float">
            <text:p>0,7810810811</text:p>
          </table:table-cell>
          <table:table-cell table:style-name="ce13" office:value-type="float" office:value="0.4594594595" calcext:value-type="float">
            <text:p>0,4594594595</text:p>
          </table:table-cell>
          <table:table-cell table:style-name="ce13" office:value-type="float" office:value="3.4189189189" calcext:value-type="float">
            <text:p>3,4189189189</text:p>
          </table:table-cell>
          <table:table-cell table:style-name="ce13" office:value-type="float" office:value="0.7189189189" calcext:value-type="float">
            <text:p>0,7189189189</text:p>
          </table:table-cell>
          <table:table-cell table:style-name="ce13" office:value-type="float" office:value="0.4297297297" calcext:value-type="float">
            <text:p>0,429729729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297297297" calcext:value-type="float">
            <text:p>0,3297297297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6297297297" calcext:value-type="float">
            <text:p>0,6297297297</text:p>
          </table:table-cell>
          <table:table-cell table:style-name="ce13" office:value-type="float" office:value="0.0702702703" calcext:value-type="float">
            <text:p>0,0702702703</text:p>
          </table:table-cell>
          <table:table-cell table:style-name="ce13" office:value-type="float" office:value="0.1702702703" calcext:value-type="float">
            <text:p>0,1702702703</text:p>
          </table:table-cell>
          <table:table-cell table:style-name="ce13" office:value-type="float" office:value="0.2594594595" calcext:value-type="float">
            <text:p>0,2594594595</text:p>
          </table:table-cell>
          <table:table-cell table:style-name="ce13" office:value-type="float" office:value="64.2081081081" calcext:value-type="float">
            <text:p>64,2081081081</text:p>
          </table:table-cell>
          <table:table-cell table:style-name="ce13" office:value-type="float" office:value="86.6648648649" calcext:value-type="float">
            <text:p>86,6648648649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7.9891891892" calcext:value-type="float">
            <text:p>7,9891891892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Isco</text:p>
          </table:table-cell>
          <table:table-cell table:style-name="ce22" office:value-type="float" office:value="23" calcext:value-type="float">
            <text:p>23</text:p>
          </table:table-cell>
          <table:table-cell table:style-name="ce31" office:value-type="float" office:value="13" calcext:value-type="float">
            <text:p>1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8" calcext:value-type="float">
            <text:p>8</text:p>
          </table:table-cell>
          <table:table-cell table:style-name="ce34" table:formula="of:=[.D6]/([.C6]+[.B6])" office:value-type="float" office:value="0.305555555555556" calcext:value-type="float">
            <text:p>0,3055555556</text:p>
          </table:table-cell>
          <table:table-cell table:style-name="ce34" table:formula="of:=[.E6]/([.C6]+[.B6])" office:value-type="float" office:value="0.222222222222222" calcext:value-type="float">
            <text:p>0,222222222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14347826" calcext:value-type="float">
            <text:p>1,14347826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1.4043478261" calcext:value-type="float">
            <text:p>1,4043478261</text:p>
          </table:table-cell>
          <table:table-cell table:style-name="ce13" office:value-type="float" office:value="0.5130434783" calcext:value-type="float">
            <text:p>0,5130434783</text:p>
          </table:table-cell>
          <table:table-cell table:style-name="ce13" office:value-type="float" office:value="0.6434782609" calcext:value-type="float">
            <text:p>0,643478260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434782609" calcext:value-type="float">
            <text:p>0,0434782609</text:p>
          </table:table-cell>
          <table:table-cell table:style-name="ce13" office:value-type="float" office:value="1.0347826087" calcext:value-type="float">
            <text:p>1,034782608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1565217391" calcext:value-type="float">
            <text:p>1,1565217391</text:p>
          </table:table-cell>
          <table:table-cell table:style-name="ce13" office:value-type="float" office:value="1.9956521739" calcext:value-type="float">
            <text:p>1,9956521739</text:p>
          </table:table-cell>
          <table:table-cell table:style-name="ce13" office:value-type="float" office:value="1.5956521739" calcext:value-type="float">
            <text:p>1,5956521739</text:p>
          </table:table-cell>
          <table:table-cell table:style-name="ce13" office:value-type="float" office:value="0.1217391304" calcext:value-type="float">
            <text:p>0,1217391304</text:p>
          </table:table-cell>
          <table:table-cell table:style-name="ce13" office:value-type="float" office:value="1.4565217391" calcext:value-type="float">
            <text:p>1,4565217391</text:p>
          </table:table-cell>
          <table:table-cell table:style-name="ce13" office:value-type="float" office:value="1.4086956522" calcext:value-type="float">
            <text:p>1,4086956522</text:p>
          </table:table-cell>
          <table:table-cell table:style-name="ce13" office:value-type="float" office:value="41.3347826087" calcext:value-type="float">
            <text:p>41,3347826087</text:p>
          </table:table-cell>
          <table:table-cell table:style-name="ce13" office:value-type="float" office:value="89.747826087" calcext:value-type="float">
            <text:p>89,747826087</text:p>
          </table:table-cell>
          <table:table-cell table:style-name="ce13" office:value-type="float" office:value="0.2782608696" calcext:value-type="float">
            <text:p>0,2782608696</text:p>
          </table:table-cell>
          <table:table-cell table:style-name="ce13" office:value-type="float" office:value="1.6130434783" calcext:value-type="float">
            <text:p>1,6130434783</text:p>
          </table:table-cell>
          <table:table-cell table:style-name="ce13" office:value-type="float" office:value="0.2347826087" calcext:value-type="float">
            <text:p>0,2347826087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ylian Mbappe</text:p>
          </table:table-cell>
          <table:table-cell table:style-name="ce23" office:value-type="float" office:value="23" calcext:value-type="float">
            <text:p>23</text:p>
          </table:table-cell>
          <table:table-cell table:style-name="ce32" office:value-type="float" office:value="15" calcext:value-type="float">
            <text:p>15</text:p>
          </table:table-cell>
          <table:table-cell table:style-name="ce22" office:value-type="float" office:value="21" calcext:value-type="float">
            <text:p>21</text:p>
          </table:table-cell>
          <table:table-cell table:style-name="ce13" office:value-type="float" office:value="8" calcext:value-type="float">
            <text:p>8</text:p>
          </table:table-cell>
          <table:table-cell table:style-name="ce34" table:formula="of:=[.D7]/([.C7]+[.B7])" office:value-type="float" office:value="0.552631578947368" calcext:value-type="float">
            <text:p>0,5526315789</text:p>
          </table:table-cell>
          <table:table-cell table:style-name="ce34" table:formula="of:=[.E7]/([.C7]+[.B7])" office:value-type="float" office:value="0.210526315789474" calcext:value-type="float">
            <text:p>0,210526315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.82608696" calcext:value-type="float">
            <text:p>1,82608696</text:p>
          </table:table-cell>
          <table:table-cell table:number-columns-repeated="2" table:style-name="ce43" office:value-type="float" office:value="0.247826087" calcext:value-type="float">
            <text:p>0,247826087</text:p>
          </table:table-cell>
          <table:table-cell table:style-name="ce43" office:value-type="float" office:value="0.1260869565" calcext:value-type="float">
            <text:p>0,1260869565</text:p>
          </table:table-cell>
          <table:table-cell table:style-name="ce43" office:value-type="float" office:value="0.2739130435" calcext:value-type="float">
            <text:p>0,273913043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0.1739130435" calcext:value-type="float">
            <text:p>0,1739130435</text:p>
          </table:table-cell>
          <table:table-cell table:style-name="ce43" office:value-type="float" office:value="0.2" calcext:value-type="float">
            <text:p>0,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0.9956521739" calcext:value-type="float">
            <text:p>0,9956521739</text:p>
          </table:table-cell>
          <table:table-cell table:style-name="ce43" office:value-type="float" office:value="1.3347826087" calcext:value-type="float">
            <text:p>1,3347826087</text:p>
          </table:table-cell>
          <table:table-cell table:style-name="ce43" office:value-type="float" office:value="0.7739130435" calcext:value-type="float">
            <text:p>0,7739130435</text:p>
          </table:table-cell>
          <table:table-cell table:style-name="ce43" office:value-type="float" office:value="0.8" calcext:value-type="float">
            <text:p>0,8</text:p>
          </table:table-cell>
          <table:table-cell table:style-name="ce43" office:value-type="float" office:value="1.1" calcext:value-type="float">
            <text:p>1,1</text:p>
          </table:table-cell>
          <table:table-cell table:style-name="ce43" office:value-type="float" office:value="1.8739130435" calcext:value-type="float">
            <text:p>1,8739130435</text:p>
          </table:table-cell>
          <table:table-cell table:style-name="ce43" office:value-type="float" office:value="11.1826086957" calcext:value-type="float">
            <text:p>11,1826086957</text:p>
          </table:table-cell>
          <table:table-cell table:style-name="ce43" office:value-type="float" office:value="75.9086956522" calcext:value-type="float">
            <text:p>75,9086956522</text:p>
          </table:table-cell>
          <table:table-cell table:style-name="ce43" office:value-type="float" office:value="0.2" calcext:value-type="float">
            <text:p>0,2</text:p>
          </table:table-cell>
          <table:table-cell table:style-name="ce43" office:value-type="float" office:value="0.2739130435" calcext:value-type="float">
            <text:p>0,2739130435</text:p>
          </table:table-cell>
          <table:table-cell table:style-name="ce43" office:value-type="float" office:value="0.0260869565" calcext:value-type="float">
            <text:p>0,0260869565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Eden Hazard</text:p>
          </table:table-cell>
          <table:table-cell table:style-name="ce22" office:value-type="float" office:value="36" calcext:value-type="float">
            <text:p>36</text:p>
          </table:table-cell>
          <table:table-cell table:style-name="ce31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34" table:formula="of:=[.D8]/([.C8]+[.B8])" office:value-type="float" office:value="0.444444444444444" calcext:value-type="float">
            <text:p>0,4444444444</text:p>
          </table:table-cell>
          <table:table-cell table:style-name="ce34" table:formula="of:=[.E8]/([.C8]+[.B8])" office:value-type="float" office:value="0.138888888888889" calcext:value-type="float">
            <text:p>0,138888888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1" calcext:value-type="float">
            <text:p>2,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4" calcext:value-type="float">
            <text:p>0,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4" calcext:value-type="float">
            <text:p>2,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1.7" calcext:value-type="float">
            <text:p>1,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8.6" calcext:value-type="float">
            <text:p>48,6</text:p>
          </table:table-cell>
          <table:table-cell table:style-name="ce13" office:value-type="float" office:value="84.2" calcext:value-type="float">
            <text:p>84,2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3.2" calcext:value-type="float">
            <text:p>3,2</text:p>
          </table:table-cell>
          <table:table-cell table:style-name="ce13" office:value-type="float" office:value="0.1" calcext:value-type="float">
            <text:p>0,1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Luka Modric</text:p>
          </table:table-cell>
          <table:table-cell table:style-name="ce22" office:value-type="float" office:value="33" calcext:value-type="float">
            <text:p>33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4" table:formula="of:=[.D9]/([.C9]+[.B9])" office:value-type="float" office:value="0.0277777777777778" calcext:value-type="float">
            <text:p>0,0277777778</text:p>
          </table:table-cell>
          <table:table-cell table:style-name="ce34" table:formula="of:=[.E9]/([.C9]+[.B9])" office:value-type="float" office:value="0.0833333333333333" calcext:value-type="float">
            <text:p>0,083333333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1.3333333" calcext:value-type="float">
            <text:p>1,3333333</text:p>
          </table:table-cell>
          <table:table-cell table:style-name="ce13" office:value-type="float" office:value="1.96666666" calcext:value-type="float">
            <text:p>1,96666666</text:p>
          </table:table-cell>
          <table:table-cell table:style-name="ce13" office:value-type="float" office:value="0.9333333" calcext:value-type="float">
            <text:p>0,93333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6666666" calcext:value-type="float">
            <text:p>0,36666666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0.1666666" calcext:value-type="float">
            <text:p>0,166666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266666666" calcext:value-type="float">
            <text:p>1,266666666</text:p>
          </table:table-cell>
          <table:table-cell table:style-name="ce13" office:value-type="float" office:value="1.96666666" calcext:value-type="float">
            <text:p>1,96666666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23333333" calcext:value-type="float">
            <text:p>1,23333333</text:p>
          </table:table-cell>
          <table:table-cell table:style-name="ce13" office:value-type="float" office:value="0.86666666" calcext:value-type="float">
            <text:p>0,86666666</text:p>
          </table:table-cell>
          <table:table-cell table:style-name="ce13" office:value-type="float" office:value="58.73333333" calcext:value-type="float">
            <text:p>58,73333333</text:p>
          </table:table-cell>
          <table:table-cell table:style-name="ce13" office:value-type="float" office:value="89.16666666" calcext:value-type="float">
            <text:p>89,16666666</text:p>
          </table:table-cell>
          <table:table-cell table:style-name="ce13" office:value-type="float" office:value="0.4333333" calcext:value-type="float">
            <text:p>0,4333333</text:p>
          </table:table-cell>
          <table:table-cell table:style-name="ce13" office:value-type="float" office:value="3.9" calcext:value-type="float">
            <text:p>3,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Paulo Dybala</text:p>
          </table:table-cell>
          <table:table-cell table:style-name="ce22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7" calcext:value-type="float">
            <text:p>7</text:p>
          </table:table-cell>
          <table:table-cell table:style-name="ce34" table:formula="of:=[.D10]/([.C10]+[.B10])" office:value-type="float" office:value="0.357142857142857" calcext:value-type="float">
            <text:p>0,3571428571</text:p>
          </table:table-cell>
          <table:table-cell table:style-name="ce34" table:formula="of:=[.E10]/([.C10]+[.B10])" office:value-type="float" office:value="0.166666666666667" calcext:value-type="float">
            <text:p>0,166666666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6777777777" calcext:value-type="float">
            <text:p>2,6777777777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61111111" calcext:value-type="float">
            <text:p>0,61111111</text:p>
          </table:table-cell>
          <table:table-cell table:style-name="ce13" office:value-type="float" office:value="0.61666666" calcext:value-type="float">
            <text:p>0,61666666</text:p>
          </table:table-cell>
          <table:table-cell table:style-name="ce13" office:value-type="float" office:value="0.72777777" calcext:value-type="float">
            <text:p>0,7277777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683333333" calcext:value-type="float">
            <text:p>0,683333333</text:p>
          </table:table-cell>
          <table:table-cell table:style-name="ce13" office:value-type="float" office:value="0.072222222" calcext:value-type="float">
            <text:p>0,0722222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7611111111" calcext:value-type="float">
            <text:p>1,7611111111</text:p>
          </table:table-cell>
          <table:table-cell table:style-name="ce13" office:value-type="float" office:value="2.277777777" calcext:value-type="float">
            <text:p>2,277777777</text:p>
          </table:table-cell>
          <table:table-cell table:style-name="ce13" office:value-type="float" office:value="2.005555555" calcext:value-type="float">
            <text:p>2,005555555</text:p>
          </table:table-cell>
          <table:table-cell table:style-name="ce13" office:value-type="float" office:value="0.37222222" calcext:value-type="float">
            <text:p>0,37222222</text:p>
          </table:table-cell>
          <table:table-cell table:style-name="ce13" office:value-type="float" office:value="1.905555555" calcext:value-type="float">
            <text:p>1,90555555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5.95" calcext:value-type="float">
            <text:p>35,95</text:p>
          </table:table-cell>
          <table:table-cell table:style-name="ce13" office:value-type="float" office:value="85.4555555" calcext:value-type="float">
            <text:p>85,4555555</text:p>
          </table:table-cell>
          <table:table-cell table:style-name="ce13" office:value-type="float" office:value="0.84444444" calcext:value-type="float">
            <text:p>0,84444444</text:p>
          </table:table-cell>
          <table:table-cell table:style-name="ce13" office:value-type="float" office:value="2.37222222" calcext:value-type="float">
            <text:p>2,37222222</text:p>
          </table:table-cell>
          <table:table-cell table:style-name="ce13" office:value-type="float" office:value="0.3" calcext:value-type="float">
            <text:p>0,3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arcelo</text:p>
          </table:table-cell>
          <table:table-cell table:style-name="ce22" office:value-type="float" office:value="37" calcext:value-type="float">
            <text:p>37</text:p>
          </table:table-cell>
          <table:table-cell table:style-name="ce31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table:style-name="ce34" table:formula="of:=[.D11]/([.C11]+[.B11])" office:value-type="float" office:value="0.0487804878048781" calcext:value-type="float">
            <text:p>0,0487804878</text:p>
          </table:table-cell>
          <table:table-cell table:style-name="ce13" table:formula="of:=[.E11]/([.C11]+[.B11])" office:value-type="float" office:value="0.292682926829268" calcext:value-type="float">
            <text:p>0,292682926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00810811" calcext:value-type="float">
            <text:p>1,00810811</text:p>
          </table:table-cell>
          <table:table-cell table:style-name="ce13" office:value-type="float" office:value="0.3297297297" calcext:value-type="float">
            <text:p>0,3297297297</text:p>
          </table:table-cell>
          <table:table-cell table:style-name="ce13" office:value-type="float" office:value="1.7378378378" calcext:value-type="float">
            <text:p>1,7378378378</text:p>
          </table:table-cell>
          <table:table-cell table:style-name="ce13" office:value-type="float" office:value="1.5675675676" calcext:value-type="float">
            <text:p>1,5675675676</text:p>
          </table:table-cell>
          <table:table-cell table:style-name="ce13" office:value-type="float" office:value="0.5702702703" calcext:value-type="float">
            <text:p>0,5702702703</text:p>
          </table:table-cell>
          <table:table-cell table:style-name="ce13" office:value-type="float" office:value="0.2891891892" calcext:value-type="float">
            <text:p>0,2891891892</text:p>
          </table:table-cell>
          <table:table-cell table:style-name="ce13" office:value-type="float" office:value="1.0189189189" calcext:value-type="float">
            <text:p>1,0189189189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1297297297" calcext:value-type="float">
            <text:p>0,129729729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6783783784" calcext:value-type="float">
            <text:p>1,6783783784</text:p>
          </table:table-cell>
          <table:table-cell table:style-name="ce13" office:value-type="float" office:value="1.7567567568" calcext:value-type="float">
            <text:p>1,7567567568</text:p>
          </table:table-cell>
          <table:table-cell table:style-name="ce13" office:value-type="float" office:value="0.8108108108" calcext:value-type="float">
            <text:p>0,8108108108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7810810811" calcext:value-type="float">
            <text:p>0,7810810811</text:p>
          </table:table-cell>
          <table:table-cell table:style-name="ce13" office:value-type="float" office:value="1.0297297297" calcext:value-type="float">
            <text:p>1,0297297297</text:p>
          </table:table-cell>
          <table:table-cell table:style-name="ce13" office:value-type="float" office:value="51.0513513514" calcext:value-type="float">
            <text:p>51,0513513514</text:p>
          </table:table-cell>
          <table:table-cell table:style-name="ce13" office:value-type="float" office:value="82.2540540541" calcext:value-type="float">
            <text:p>82,2540540541</text:p>
          </table:table-cell>
          <table:table-cell table:style-name="ce13" office:value-type="float" office:value="1.2513513514" calcext:value-type="float">
            <text:p>1,2513513514</text:p>
          </table:table-cell>
          <table:table-cell table:style-name="ce13" office:value-type="float" office:value="3.4783783784" calcext:value-type="float">
            <text:p>3,4783783784</text:p>
          </table:table-cell>
          <table:table-cell table:style-name="ce13" office:value-type="float" office:value="0.0702702703" calcext:value-type="float">
            <text:p>0,0702702703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N’Golo Kante</text:p>
          </table:table-cell>
          <table:table-cell table:style-name="ce22" office:value-type="float" office:value="35" calcext:value-type="float">
            <text:p>3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34" table:formula="of:=[.D12]/([.C12]+[.B12])" office:value-type="float" office:value="0.0285714285714286" calcext:value-type="float">
            <text:p>0,0285714286</text:p>
          </table:table-cell>
          <table:table-cell table:style-name="ce13" table:formula="of:=[.E12]/([.C12]+[.B12])" office:value-type="float" office:value="0.0285714285714286" calcext:value-type="float">
            <text:p>0,0285714286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3.6" calcext:value-type="float">
            <text:p>3,6</text:p>
          </table:table-cell>
          <table:table-cell table:style-name="ce13" office:value-type="float" office:value="2.4" calcext:value-type="float">
            <text:p>2,4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60.6" calcext:value-type="float">
            <text:p>60,6</text:p>
          </table:table-cell>
          <table:table-cell table:style-name="ce13" office:value-type="float" office:value="88.8" calcext:value-type="float">
            <text:p>88,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9" calcext:value-type="float">
            <text:p>3,9</text:p>
          </table:table-cell>
          <table:table-cell table:style-name="ce13" office:value-type="float" office:value="0.1" calcext:value-type="float">
            <text:p>0,1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Luis Suárez</text:p>
          </table:table-cell>
          <table:table-cell table:style-name="ce22" office:value-type="float" office:value="43" calcext:value-type="float">
            <text:p>43</text:p>
          </table:table-cell>
          <table:table-cell table:style-name="ce3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5" calcext:value-type="float">
            <text:p>15</text:p>
          </table:table-cell>
          <table:table-cell table:style-name="ce34" table:formula="of:=[.D13]/([.C13]+[.B13])" office:value-type="float" office:value="0.727272727272727" calcext:value-type="float">
            <text:p>0,7272727273</text:p>
          </table:table-cell>
          <table:table-cell table:style-name="ce13" table:formula="of:=[.E13]/([.C13]+[.B13])" office:value-type="float" office:value="0.340909090909091" calcext:value-type="float">
            <text:p>0,34090909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16976744" calcext:value-type="float">
            <text:p>3,16976744</text:p>
          </table:table-cell>
          <table:table-cell table:style-name="ce13" office:value-type="float" office:value="0.3627906977" calcext:value-type="float">
            <text:p>0,3627906977</text:p>
          </table:table-cell>
          <table:table-cell table:style-name="ce13" office:value-type="float" office:value="0.5837209302" calcext:value-type="float">
            <text:p>0,5837209302</text:p>
          </table:table-cell>
          <table:table-cell table:style-name="ce13" office:value-type="float" office:value="0.2790697674" calcext:value-type="float">
            <text:p>0,2790697674</text:p>
          </table:table-cell>
          <table:table-cell table:style-name="ce13" office:value-type="float" office:value="1.088372093" calcext:value-type="float">
            <text:p>1,08837209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6790697674" calcext:value-type="float">
            <text:p>0,6790697674</text:p>
          </table:table-cell>
          <table:table-cell table:style-name="ce13" office:value-type="float" office:value="0.3255813953" calcext:value-type="float">
            <text:p>0,3255813953</text:p>
          </table:table-cell>
          <table:table-cell table:style-name="ce13" office:value-type="float" office:value="0.0790697674" calcext:value-type="float">
            <text:p>0,079069767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5906976744" calcext:value-type="float">
            <text:p>1,5906976744</text:p>
          </table:table-cell>
          <table:table-cell table:style-name="ce13" office:value-type="float" office:value="0.8744186047" calcext:value-type="float">
            <text:p>0,8744186047</text:p>
          </table:table-cell>
          <table:table-cell table:style-name="ce13" office:value-type="float" office:value="1.3837209302" calcext:value-type="float">
            <text:p>1,3837209302</text:p>
          </table:table-cell>
          <table:table-cell table:style-name="ce13" office:value-type="float" office:value="1.4953488372" calcext:value-type="float">
            <text:p>1,4953488372</text:p>
          </table:table-cell>
          <table:table-cell table:style-name="ce13" office:value-type="float" office:value="0.9627906977" calcext:value-type="float">
            <text:p>0,9627906977</text:p>
          </table:table-cell>
          <table:table-cell table:style-name="ce13" office:value-type="float" office:value="2.08372093" calcext:value-type="float">
            <text:p>2,08372093</text:p>
          </table:table-cell>
          <table:table-cell table:style-name="ce13" office:value-type="float" office:value="24.9209302326" calcext:value-type="float">
            <text:p>24,9209302326</text:p>
          </table:table-cell>
          <table:table-cell table:style-name="ce13" office:value-type="float" office:value="74.1302325581" calcext:value-type="float">
            <text:p>74,1302325581</text:p>
          </table:table-cell>
          <table:table-cell table:style-name="ce13" office:value-type="float" office:value="0.1581395349" calcext:value-type="float">
            <text:p>0,1581395349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0.0790697674" calcext:value-type="float">
            <text:p>0,0790697674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Sergio Ramos</text:p>
          </table:table-cell>
          <table:table-cell table:style-name="ce22" office:value-type="float" office:value="39" calcext:value-type="float">
            <text:p>39</text:p>
          </table:table-cell>
          <table:table-cell table:style-name="ce31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34" table:formula="of:=[.D14]/([.C14]+[.B14])" office:value-type="float" office:value="0.205128205128205" calcext:value-type="float">
            <text:p>0,2051282051</text:p>
          </table:table-cell>
          <table:table-cell table:style-name="ce13" table:formula="of:=[.E14]/([.C14]+[.B14])" office:value-type="float" office:value="0.0512820512820513" calcext:value-type="float">
            <text:p>0,051282051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21538" calcext:value-type="float">
            <text:p>1,21538</text:p>
          </table:table-cell>
          <table:table-cell table:style-name="ce13" office:value-type="float" office:value="2.643589744" calcext:value-type="float">
            <text:p>2,643589744</text:p>
          </table:table-cell>
          <table:table-cell table:style-name="ce13" office:value-type="float" office:value="1.7256410256" calcext:value-type="float">
            <text:p>1,7256410256</text:p>
          </table:table-cell>
          <table:table-cell table:style-name="ce13" office:value-type="float" office:value="2.169230769" calcext:value-type="float">
            <text:p>2,169230769</text:p>
          </table:table-cell>
          <table:table-cell table:style-name="ce13" office:value-type="float" office:value="1.1717948718" calcext:value-type="float">
            <text:p>1,1717948718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3.5564102564" calcext:value-type="float">
            <text:p>3,5564102564</text:p>
          </table:table-cell>
          <table:table-cell table:style-name="ce13" office:value-type="float" office:value="0.487194872" calcext:value-type="float">
            <text:p>0,487194872</text:p>
          </table:table-cell>
          <table:table-cell table:style-name="ce13" office:value-type="float" office:value="0.5282051282" calcext:value-type="float">
            <text:p>0,528205128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2564102564" calcext:value-type="float">
            <text:p>0,2564102564</text:p>
          </table:table-cell>
          <table:table-cell table:style-name="ce13" office:value-type="float" office:value="0.2153846154" calcext:value-type="float">
            <text:p>0,2153846154</text:p>
          </table:table-cell>
          <table:table-cell table:style-name="ce13" office:value-type="float" office:value="1.158974359" calcext:value-type="float">
            <text:p>1,158974359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1846153846" calcext:value-type="float">
            <text:p>0,1846153846</text:p>
          </table:table-cell>
          <table:table-cell table:style-name="ce13" office:value-type="float" office:value="0.443589744" calcext:value-type="float">
            <text:p>0,443589744</text:p>
          </table:table-cell>
          <table:table-cell table:style-name="ce13" office:value-type="float" office:value="61.5512820513" calcext:value-type="float">
            <text:p>61,5512820513</text:p>
          </table:table-cell>
          <table:table-cell table:style-name="ce13" office:value-type="float" office:value="89.2615384615" calcext:value-type="float">
            <text:p>89,2615384615</text:p>
          </table:table-cell>
          <table:table-cell table:style-name="ce13" office:value-type="float" office:value="0.0564102564" calcext:value-type="float">
            <text:p>0,0564102564</text:p>
          </table:table-cell>
          <table:table-cell table:style-name="ce13" office:value-type="float" office:value="5.358974359" calcext:value-type="float">
            <text:p>5,35897435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Philippe Coutinho</text:p>
          </table:table-cell>
          <table:table-cell table:style-name="ce22" office:value-type="float" office:value="28" calcext:value-type="float">
            <text:p>28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7" calcext:value-type="float">
            <text:p>7</text:p>
          </table:table-cell>
          <table:table-cell table:style-name="ce34" table:formula="of:=[.D15]/([.C15]+[.B15])" office:value-type="float" office:value="0.419354838709677" calcext:value-type="float">
            <text:p>0,4193548387</text:p>
          </table:table-cell>
          <table:table-cell table:style-name="ce13" table:formula="of:=[.E15]/([.C15]+[.B15])" office:value-type="float" office:value="0.225806451612903" calcext:value-type="float">
            <text:p>0,225806451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4" calcext:value-type="float">
            <text:p>3,4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1.1" calcext:value-type="float">
            <text:p>1,1</text:p>
          </table:table-cell>
          <table:table-cell table:number-columns-repeated="2" table:style-name="ce13" office:value-type="float" office:value="0.6" calcext:value-type="float">
            <text:p>0,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1.5" calcext:value-type="float">
            <text:p>1,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1" calcext:value-type="float">
            <text:p>2,1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0.1" calcext:value-type="float">
            <text:p>0,1</text:p>
          </table:table-cell>
          <table:table-cell table:number-columns-repeated="2" table:style-name="ce13" office:value-type="float" office:value="1.8" calcext:value-type="float">
            <text:p>1,8</text:p>
          </table:table-cell>
          <table:table-cell table:style-name="ce13" office:value-type="float" office:value="45.2" calcext:value-type="float">
            <text:p>45,2</text:p>
          </table:table-cell>
          <table:table-cell table:style-name="ce13" office:value-type="float" office:value="83.9" calcext:value-type="float">
            <text:p>83,9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0.2" calcext:value-type="float">
            <text:p>0,2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ries Mertens</text:p>
          </table:table-cell>
          <table:table-cell table:style-name="ce22" office:value-type="float" office:value="34" calcext:value-type="float">
            <text:p>34</text:p>
          </table:table-cell>
          <table:table-cell table:style-name="ce31" office:value-type="float" office:value="9" calcext:value-type="float">
            <text:p>9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1" calcext:value-type="float">
            <text:p>11</text:p>
          </table:table-cell>
          <table:table-cell table:style-name="ce34" table:formula="of:=[.D16]/([.C16]+[.B16])" office:value-type="float" office:value="0.767441860465116" calcext:value-type="float">
            <text:p>0,7674418605</text:p>
          </table:table-cell>
          <table:table-cell table:style-name="ce13" table:formula="of:=[.E16]/([.C16]+[.B16])" office:value-type="float" office:value="0.255813953488372" calcext:value-type="float">
            <text:p>0,255813953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00588" calcext:value-type="float">
            <text:p>4,00588</text:p>
          </table:table-cell>
          <table:table-cell table:style-name="ce13" office:value-type="float" office:value="0.135294118" calcext:value-type="float">
            <text:p>0,135294118</text:p>
          </table:table-cell>
          <table:table-cell table:style-name="ce13" office:value-type="float" office:value="0.6823529412" calcext:value-type="float">
            <text:p>0,6823529412</text:p>
          </table:table-cell>
          <table:table-cell table:style-name="ce13" office:value-type="float" office:value="0.25941176" calcext:value-type="float">
            <text:p>0,25941176</text:p>
          </table:table-cell>
          <table:table-cell table:style-name="ce13" office:value-type="float" office:value="1.3411764706" calcext:value-type="float">
            <text:p>1,341176470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0.4882352941" calcext:value-type="float">
            <text:p>0,4882352941</text:p>
          </table:table-cell>
          <table:table-cell table:style-name="ce13" office:value-type="float" office:value="0.1352941176" calcext:value-type="float">
            <text:p>0,135294117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117647059" calcext:value-type="float">
            <text:p>1,5117647059</text:p>
          </table:table-cell>
          <table:table-cell table:style-name="ce13" office:value-type="float" office:value="1.5411764706" calcext:value-type="float">
            <text:p>1,5411764706</text:p>
          </table:table-cell>
          <table:table-cell table:style-name="ce13" office:value-type="float" office:value="1.6529411765" calcext:value-type="float">
            <text:p>1,6529411765</text:p>
          </table:table-cell>
          <table:table-cell table:style-name="ce13" office:value-type="float" office:value="0.5176470588" calcext:value-type="float">
            <text:p>0,5176470588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1.629411765" calcext:value-type="float">
            <text:p>1,629411765</text:p>
          </table:table-cell>
          <table:table-cell table:style-name="ce13" office:value-type="float" office:value="22.9352941176" calcext:value-type="float">
            <text:p>22,9352941176</text:p>
          </table:table-cell>
          <table:table-cell table:style-name="ce13" office:value-type="float" office:value="76.6705882353" calcext:value-type="float">
            <text:p>76,6705882353</text:p>
          </table:table-cell>
          <table:table-cell table:style-name="ce13" office:value-type="float" office:value="0.1647058824" calcext:value-type="float">
            <text:p>0,1647058824</text:p>
          </table:table-cell>
          <table:table-cell table:style-name="ce13" office:value-type="float" office:value="0.5882352941" calcext:value-type="float">
            <text:p>0,5882352941</text:p>
          </table:table-cell>
          <table:table-cell table:style-name="ce13" office:value-type="float" office:value="0.1823529412" calcext:value-type="float">
            <text:p>0,1823529412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Kevin De Bruyne</text:p>
          </table:table-cell>
          <table:table-cell table:style-name="ce22" office:value-type="float" office:value="39" calcext:value-type="float">
            <text:p>39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9" calcext:value-type="float">
            <text:p>19</text:p>
          </table:table-cell>
          <table:table-cell table:style-name="ce34" table:formula="of:=[.D17]/([.C17]+[.B17])" office:value-type="float" office:value="0.166666666666667" calcext:value-type="float">
            <text:p>0,1666666667</text:p>
          </table:table-cell>
          <table:table-cell table:style-name="ce13" table:formula="of:=[.E17]/([.C17]+[.B17])" office:value-type="float" office:value="0.452380952380952" calcext:value-type="float">
            <text:p>0,452380952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29231" calcext:value-type="float">
            <text:p>2,29231</text:p>
          </table:table-cell>
          <table:table-cell table:style-name="ce13" office:value-type="float" office:value="0.384615385" calcext:value-type="float">
            <text:p>0,384615385</text:p>
          </table:table-cell>
          <table:table-cell table:style-name="ce13" office:value-type="float" office:value="1.4153846154" calcext:value-type="float">
            <text:p>1,4153846154</text:p>
          </table:table-cell>
          <table:table-cell table:style-name="ce13" office:value-type="float" office:value="0.692307692" calcext:value-type="float">
            <text:p>0,69230769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1692307692" calcext:value-type="float">
            <text:p>0,1692307692</text:p>
          </table:table-cell>
          <table:table-cell table:style-name="ce13" office:value-type="float" office:value="1.7076923077" calcext:value-type="float">
            <text:p>1,707692307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6846153846" calcext:value-type="float">
            <text:p>2,6846153846</text:p>
          </table:table-cell>
          <table:table-cell table:style-name="ce13" office:value-type="float" office:value="1.3846153846" calcext:value-type="float">
            <text:p>1,3846153846</text:p>
          </table:table-cell>
          <table:table-cell table:style-name="ce13" office:value-type="float" office:value="1.1153846154" calcext:value-type="float">
            <text:p>1,1153846154</text:p>
          </table:table-cell>
          <table:table-cell table:style-name="ce13" office:value-type="float" office:value="0.1153846154" calcext:value-type="float">
            <text:p>0,1153846154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538461538" calcext:value-type="float">
            <text:p>1,538461538</text:p>
          </table:table-cell>
          <table:table-cell table:style-name="ce13" office:value-type="float" office:value="49.4692307692" calcext:value-type="float">
            <text:p>49,4692307692</text:p>
          </table:table-cell>
          <table:table-cell table:style-name="ce13" office:value-type="float" office:value="82.3230769231" calcext:value-type="float">
            <text:p>82,3230769231</text:p>
          </table:table-cell>
          <table:table-cell table:style-name="ce13" office:value-type="float" office:value="2.0692307692" calcext:value-type="float">
            <text:p>2,0692307692</text:p>
          </table:table-cell>
          <table:table-cell table:style-name="ce13" office:value-type="float" office:value="2.3307692308" calcext:value-type="float">
            <text:p>2,3307692308</text:p>
          </table:table-cell>
          <table:table-cell table:style-name="ce13" office:value-type="float" office:value="0.4461538462" calcext:value-type="float">
            <text:p>0,4461538462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Robert Lewandowski</text:p>
          </table:table-cell>
          <table:table-cell table:style-name="ce22" office:value-type="float" office:value="40" calcext:value-type="float">
            <text:p>40</text:p>
          </table:table-cell>
          <table:table-cell table:style-name="ce31" office:value-type="float" office:value="2" calcext:value-type="float">
            <text:p>2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6" calcext:value-type="float">
            <text:p>6</text:p>
          </table:table-cell>
          <table:table-cell table:style-name="ce34" table:formula="of:=[.D18]/([.C18]+[.B18])" office:value-type="float" office:value="0.904761904761905" calcext:value-type="float">
            <text:p>0,9047619048</text:p>
          </table:table-cell>
          <table:table-cell table:style-name="ce13" table:formula="of:=[.E18]/([.C18]+[.B18])" office:value-type="float" office:value="0.142857142857143" calcext:value-type="float">
            <text:p>0,142857142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2325" calcext:value-type="float">
            <text:p>4,2325</text:p>
          </table:table-cell>
          <table:table-cell table:style-name="ce13" office:value-type="float" office:value="1.765" calcext:value-type="float">
            <text:p>1,765</text:p>
          </table:table-cell>
          <table:table-cell table:style-name="ce13" office:value-type="float" office:value="0.3225" calcext:value-type="float">
            <text:p>0,3225</text:p>
          </table:table-cell>
          <table:table-cell table:style-name="ce13" office:value-type="float" office:value="0.3775" calcext:value-type="float">
            <text:p>0,3775</text:p>
          </table:table-cell>
          <table:table-cell table:style-name="ce13" office:value-type="float" office:value="1.245" calcext:value-type="float">
            <text:p>1,2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61" calcext:value-type="float">
            <text:p>0,61</text:p>
          </table:table-cell>
          <table:table-cell table:style-name="ce13" office:value-type="float" office:value="0.245" calcext:value-type="float">
            <text:p>0,24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9675" calcext:value-type="float">
            <text:p>0,9675</text:p>
          </table:table-cell>
          <table:table-cell table:style-name="ce13" office:value-type="float" office:value="0.91" calcext:value-type="float">
            <text:p>0,91</text:p>
          </table:table-cell>
          <table:table-cell table:style-name="ce13" office:value-type="float" office:value="1.61" calcext:value-type="float">
            <text:p>1,61</text:p>
          </table:table-cell>
          <table:table-cell table:style-name="ce13" office:value-type="float" office:value="0.845" calcext:value-type="float">
            <text:p>0,845</text:p>
          </table:table-cell>
          <table:table-cell table:style-name="ce13" office:value-type="float" office:value="1.635" calcext:value-type="float">
            <text:p>1,635</text:p>
          </table:table-cell>
          <table:table-cell table:style-name="ce13" office:value-type="float" office:value="2.115" calcext:value-type="float">
            <text:p>2,115</text:p>
          </table:table-cell>
          <table:table-cell table:style-name="ce13" office:value-type="float" office:value="21.365" calcext:value-type="float">
            <text:p>21,365</text:p>
          </table:table-cell>
          <table:table-cell table:style-name="ce13" office:value-type="float" office:value="75.155" calcext:value-type="float">
            <text:p>75,155</text:p>
          </table:table-cell>
          <table:table-cell table:style-name="ce13" office:value-type="float" office:value="0.0775" calcext:value-type="float">
            <text:p>0,0775</text:p>
          </table:table-cell>
          <table:table-cell table:style-name="ce13" office:value-type="float" office:value="0.4775" calcext:value-type="float">
            <text:p>0,4775</text:p>
          </table:table-cell>
          <table:table-cell table:style-name="ce13" office:value-type="float" office:value="0.045" calcext:value-type="float">
            <text:p>0,045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Harry Kane </text:p>
          </table:table-cell>
          <table:table-cell table:style-name="ce22" office:value-type="float" office:value="34" calcext:value-type="float">
            <text:p>34</text:p>
          </table:table-cell>
          <table:table-cell table:style-name="ce31" office:value-type="float" office:value="1" calcext:value-type="float">
            <text:p>1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7" calcext:value-type="float">
            <text:p>7</text:p>
          </table:table-cell>
          <table:table-cell table:style-name="ce34" table:formula="of:=[.D19]/([.C19]+[.B19])" office:value-type="float" office:value="0.885714285714286" calcext:value-type="float">
            <text:p>0,8857142857</text:p>
          </table:table-cell>
          <table:table-cell table:style-name="ce13" table:formula="of:=[.E19]/([.C19]+[.B19])" office:value-type="float" office:value="0.2" calcext:value-type="float">
            <text:p>0,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.74118" calcext:value-type="float">
            <text:p>3,74118</text:p>
          </table:table-cell>
          <table:table-cell table:style-name="ce13" office:value-type="float" office:value="1.485294118" calcext:value-type="float">
            <text:p>1,485294118</text:p>
          </table:table-cell>
          <table:table-cell table:style-name="ce13" office:value-type="float" office:value="0.6882352941" calcext:value-type="float">
            <text:p>0,6882352941</text:p>
          </table:table-cell>
          <table:table-cell table:style-name="ce13" office:value-type="float" office:value="0.085294118" calcext:value-type="float">
            <text:p>0,085294118</text:p>
          </table:table-cell>
          <table:table-cell table:style-name="ce13" office:value-type="float" office:value="0.8558823529" calcext:value-type="float">
            <text:p>0,85588235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6823529412" calcext:value-type="float">
            <text:p>0,6823529412</text:p>
          </table:table-cell>
          <table:table-cell table:style-name="ce13" office:value-type="float" office:value="0.3147058824" calcext:value-type="float">
            <text:p>0,314705882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5441176471" calcext:value-type="float">
            <text:p>1,5441176471</text:p>
          </table:table-cell>
          <table:table-cell table:style-name="ce13" office:value-type="float" office:value="1.2294117647" calcext:value-type="float">
            <text:p>1,2294117647</text:p>
          </table:table-cell>
          <table:table-cell table:style-name="ce13" office:value-type="float" office:value="1.5735294118" calcext:value-type="float">
            <text:p>1,5735294118</text:p>
          </table:table-cell>
          <table:table-cell table:style-name="ce13" office:value-type="float" office:value="0.6617647059" calcext:value-type="float">
            <text:p>0,6617647059</text:p>
          </table:table-cell>
          <table:table-cell table:style-name="ce13" office:value-type="float" office:value="1.6264705882" calcext:value-type="float">
            <text:p>1,6264705882</text:p>
          </table:table-cell>
          <table:table-cell table:style-name="ce13" office:value-type="float" office:value="2.797058824" calcext:value-type="float">
            <text:p>2,797058824</text:p>
          </table:table-cell>
          <table:table-cell table:style-name="ce13" office:value-type="float" office:value="20.8852941176" calcext:value-type="float">
            <text:p>20,8852941176</text:p>
          </table:table-cell>
          <table:table-cell table:style-name="ce13" office:value-type="float" office:value="72.7176470588" calcext:value-type="float">
            <text:p>72,7176470588</text:p>
          </table:table-cell>
          <table:table-cell table:style-name="ce13" office:value-type="float" office:value="0.2323529412" calcext:value-type="float">
            <text:p>0,2323529412</text:p>
          </table:table-cell>
          <table:table-cell table:style-name="ce13" office:value-type="float" office:value="0.8382352941" calcext:value-type="float">
            <text:p>0,8382352941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Edin Dzeko</text:p>
          </table:table-cell>
          <table:table-cell table:style-name="ce22" office:value-type="float" office:value="38" calcext:value-type="float">
            <text:p>38</text:p>
          </table:table-cell>
          <table:table-cell table:style-name="ce31" office:value-type="float" office:value="7" calcext:value-type="float">
            <text:p>7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9" calcext:value-type="float">
            <text:p>9</text:p>
          </table:table-cell>
          <table:table-cell table:style-name="ce34" table:formula="of:=[.D20]/([.C20]+[.B20])" office:value-type="float" office:value="0.822222222222222" calcext:value-type="float">
            <text:p>0,8222222222</text:p>
          </table:table-cell>
          <table:table-cell table:style-name="ce13" table:formula="of:=[.E20]/([.C20]+[.B20])" office:value-type="float" office:value="0.2" calcext:value-type="float">
            <text:p>0,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.70789" calcext:value-type="float">
            <text:p>4,70789</text:p>
          </table:table-cell>
          <table:table-cell table:style-name="ce13" office:value-type="float" office:value="3.563157895" calcext:value-type="float">
            <text:p>3,563157895</text:p>
          </table:table-cell>
          <table:table-cell table:style-name="ce13" office:value-type="float" office:value="0.2736842105" calcext:value-type="float">
            <text:p>0,2736842105</text:p>
          </table:table-cell>
          <table:table-cell table:style-name="ce13" office:value-type="float" office:value="0.313157895" calcext:value-type="float">
            <text:p>0,313157895</text:p>
          </table:table-cell>
          <table:table-cell table:style-name="ce13" office:value-type="float" office:value="1.3210526316" calcext:value-type="float">
            <text:p>1,32105263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0.213578947" calcext:value-type="float">
            <text:p>0,213578947</text:p>
          </table:table-cell>
          <table:table-cell table:style-name="ce13" office:value-type="float" office:value="0.1394736842" calcext:value-type="float">
            <text:p>0,13947368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1078947368" calcext:value-type="float">
            <text:p>1,1078947368</text:p>
          </table:table-cell>
          <table:table-cell table:style-name="ce13" office:value-type="float" office:value="1.0578947368" calcext:value-type="float">
            <text:p>1,0578947368</text:p>
          </table:table-cell>
          <table:table-cell table:style-name="ce13" office:value-type="float" office:value="1.3473684211" calcext:value-type="float">
            <text:p>1,3473684211</text:p>
          </table:table-cell>
          <table:table-cell table:style-name="ce13" office:value-type="float" office:value="0.6736842105" calcext:value-type="float">
            <text:p>0,6736842105</text:p>
          </table:table-cell>
          <table:table-cell table:style-name="ce13" office:value-type="float" office:value="1.5078947368" calcext:value-type="float">
            <text:p>1,5078947368</text:p>
          </table:table-cell>
          <table:table-cell table:style-name="ce13" office:value-type="float" office:value="1.907894737" calcext:value-type="float">
            <text:p>1,907894737</text:p>
          </table:table-cell>
          <table:table-cell table:style-name="ce13" office:value-type="float" office:value="22.2736842105" calcext:value-type="float">
            <text:p>22,2736842105</text:p>
          </table:table-cell>
          <table:table-cell table:style-name="ce13" office:value-type="float" office:value="70.4368421053" calcext:value-type="float">
            <text:p>70,4368421053</text:p>
          </table:table-cell>
          <table:table-cell table:style-name="ce13" office:value-type="float" office:value="0.0868421053" calcext:value-type="float">
            <text:p>0,0868421053</text:p>
          </table:table-cell>
          <table:table-cell table:style-name="ce13" office:value-type="float" office:value="0.9131578947" calcext:value-type="float">
            <text:p>0,9131578947</text:p>
          </table:table-cell>
          <table:table-cell table:style-name="ce13" office:value-type="float" office:value="0.1" calcext:value-type="float">
            <text:p>0,1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Antoine Griezmann</text:p>
          </table:table-cell>
          <table:table-cell table:style-name="ce22" office:value-type="float" office:value="48" calcext:value-type="float">
            <text:p>48</text:p>
          </table:table-cell>
          <table:table-cell table:style-name="ce31" office:value-type="float" office:value="0" calcext:value-type="float">
            <text:p>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" calcext:value-type="float">
            <text:p>10</text:p>
          </table:table-cell>
          <table:table-cell table:style-name="ce34" table:formula="of:=[.D21]/([.C21]+[.B21])" office:value-type="float" office:value="0.458333333333333" calcext:value-type="float">
            <text:p>0,4583333333</text:p>
          </table:table-cell>
          <table:table-cell table:style-name="ce13" table:formula="of:=[.E21]/([.C21]+[.B21])" office:value-type="float" office:value="0.208333333333333" calcext:value-type="float">
            <text:p>0,208333333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425" calcext:value-type="float">
            <text:p>2,425</text:p>
          </table:table-cell>
          <table:table-cell table:style-name="ce13" office:value-type="float" office:value="1.175" calcext:value-type="float">
            <text:p>1,175</text:p>
          </table:table-cell>
          <table:table-cell table:style-name="ce13" office:value-type="float" office:value="1.425" calcext:value-type="float">
            <text:p>1,425</text:p>
          </table:table-cell>
          <table:table-cell table:style-name="ce13" office:value-type="float" office:value="0.575" calcext:value-type="float">
            <text:p>0,575</text:p>
          </table:table-cell>
          <table:table-cell table:style-name="ce13" office:value-type="float" office:value="0.75" calcext:value-type="float">
            <text:p>0,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675" calcext:value-type="float">
            <text:p>1,675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0.625" calcext:value-type="float">
            <text:p>0,625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1.275" calcext:value-type="float">
            <text:p>1,275</text:p>
          </table:table-cell>
          <table:table-cell table:style-name="ce13" office:value-type="float" office:value="37.775" calcext:value-type="float">
            <text:p>37,775</text:p>
          </table:table-cell>
          <table:table-cell table:style-name="ce13" office:value-type="float" office:value="78.65" calcext:value-type="float">
            <text:p>78,65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1.35" calcext:value-type="float">
            <text:p>1,35</text:p>
          </table:table-cell>
          <table:table-cell table:style-name="ce13" office:value-type="float" office:value="0.125" calcext:value-type="float">
            <text:p>0,125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Sadio Mane</text:p>
          </table:table-cell>
          <table:table-cell table:style-name="ce22" office:value-type="float" office:value="26" calcext:value-type="float">
            <text:p>26</text:p>
          </table:table-cell>
          <table:table-cell table:style-name="ce31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34" table:formula="of:=[.D22]/([.C22]+[.B22])" office:value-type="float" office:value="0.481481481481481" calcext:value-type="float">
            <text:p>0,4814814815</text:p>
          </table:table-cell>
          <table:table-cell table:style-name="ce13" table:formula="of:=[.E22]/([.C22]+[.B22])" office:value-type="float" office:value="0.185185185185185" calcext:value-type="float">
            <text:p>0,185185185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1" calcext:value-type="float">
            <text:p>2,1</text:p>
          </table:table-cell>
          <table:table-cell table:style-name="ce13" office:value-type="float" office:value="1.6" calcext:value-type="float">
            <text:p>1,6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7" calcext:value-type="float">
            <text:p>0,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6" calcext:value-type="float">
            <text:p>1,6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.2" calcext:value-type="float">
            <text:p>2,2</text:p>
          </table:table-cell>
          <table:table-cell table:style-name="ce13" office:value-type="float" office:value="37.8" calcext:value-type="float">
            <text:p>37,8</text:p>
          </table:table-cell>
          <table:table-cell table:style-name="ce13" office:value-type="float" office:value="77.5" calcext:value-type="float">
            <text:p>77,5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6" office:value-type="string" calcext:value-type="string">
            <text:p>Toni Kroos</text:p>
          </table:table-cell>
          <table:table-cell table:style-name="ce22" office:value-type="float" office:value="39" calcext:value-type="float">
            <text:p>39</text:p>
          </table:table-cell>
          <table:table-cell table:style-name="ce31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" calcext:value-type="float">
            <text:p>13</text:p>
          </table:table-cell>
          <table:table-cell table:style-name="ce34" table:formula="of:=[.D23]/([.C23]+[.B23])" office:value-type="float" office:value="0.0975609756097561" calcext:value-type="float">
            <text:p>0,0975609756</text:p>
          </table:table-cell>
          <table:table-cell table:style-name="ce13" table:formula="of:=[.E23]/([.C23]+[.B23])" office:value-type="float" office:value="0.317073170731707" calcext:value-type="float">
            <text:p>0,317073170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01538" calcext:value-type="float">
            <text:p>1,01538</text:p>
          </table:table-cell>
          <table:table-cell table:style-name="ce13" office:value-type="float" office:value="0.512820513" calcext:value-type="float">
            <text:p>0,512820513</text:p>
          </table:table-cell>
          <table:table-cell table:style-name="ce13" office:value-type="float" office:value="2.4025641026" calcext:value-type="float">
            <text:p>2,4025641026</text:p>
          </table:table-cell>
          <table:table-cell table:style-name="ce13" office:value-type="float" office:value="1.1" calcext:value-type="float">
            <text:p>1,1</text:p>
          </table:table-cell>
          <table:table-cell table:style-name="ce13" office:value-type="float" office:value="0.8717948718" calcext:value-type="float">
            <text:p>0,87179487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0.1282051282" calcext:value-type="float">
            <text:p>0,128205128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0.8307692308" calcext:value-type="float">
            <text:p>0,8307692308</text:p>
          </table:table-cell>
          <table:table-cell table:style-name="ce13" office:value-type="float" office:value="1.3692307692" calcext:value-type="float">
            <text:p>1,369230769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564102564" calcext:value-type="float">
            <text:p>0,5564102564</text:p>
          </table:table-cell>
          <table:table-cell table:style-name="ce13" office:value-type="float" office:value="0.497435897" calcext:value-type="float">
            <text:p>0,497435897</text:p>
          </table:table-cell>
          <table:table-cell table:style-name="ce13" office:value-type="float" office:value="71.4282051282" calcext:value-type="float">
            <text:p>71,4282051282</text:p>
          </table:table-cell>
          <table:table-cell table:style-name="ce13" office:value-type="float" office:value="92.5384615385" calcext:value-type="float">
            <text:p>92,5384615385</text:p>
          </table:table-cell>
          <table:table-cell table:style-name="ce13" office:value-type="float" office:value="1.6846153846" calcext:value-type="float">
            <text:p>1,6846153846</text:p>
          </table:table-cell>
          <table:table-cell table:style-name="ce13" office:value-type="float" office:value="7.8743589744" calcext:value-type="float">
            <text:p>7,8743589744</text:p>
          </table:table-cell>
          <table:table-cell table:style-name="ce13" office:value-type="float" office:value="0.1" calcext:value-type="float">
            <text:p>0,1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6" office:value-type="string" calcext:value-type="string">
            <text:p>Pierre-Emerick Aubameyang</text:p>
          </table:table-cell>
          <table:table-cell table:style-name="ce25" office:value-type="float" office:value="39" calcext:value-type="float">
            <text:p>39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" calcext:value-type="float">
            <text:p>3</text:p>
          </table:table-cell>
          <table:table-cell table:style-name="ce34" table:formula="of:=[.D24]/([.C24]+[.B24])" office:value-type="float" office:value="0.926829268292683" calcext:value-type="float">
            <text:p>0,9268292683</text:p>
          </table:table-cell>
          <table:table-cell table:style-name="ce13" table:formula="of:=[.E24]/([.C24]+[.B24])" office:value-type="float" office:value="0.0731707317073171" calcext:value-type="float">
            <text:p>0,073170731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.53846" calcext:value-type="float">
            <text:p>3,53846</text:p>
          </table:table-cell>
          <table:table-cell table:style-name="ce36" office:value-type="float" office:value="1.258974359" calcext:value-type="float">
            <text:p>1,258974359</text:p>
          </table:table-cell>
          <table:table-cell table:style-name="ce36" office:value-type="float" office:value="0.4384615385" calcext:value-type="float">
            <text:p>0,4384615385</text:p>
          </table:table-cell>
          <table:table-cell table:style-name="ce36" office:value-type="float" office:value="0.279487179" calcext:value-type="float">
            <text:p>0,279487179</text:p>
          </table:table-cell>
          <table:table-cell table:style-name="ce36" office:value-type="float" office:value="0.6794871795" calcext:value-type="float">
            <text:p>0,679487179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1205128205" calcext:value-type="float">
            <text:p>0,1205128205</text:p>
          </table:table-cell>
          <table:table-cell table:style-name="ce36" office:value-type="float" office:value="0.2205128205" calcext:value-type="float">
            <text:p>0,2205128205</text:p>
          </table:table-cell>
          <table:table-cell table:style-name="ce36" office:value-type="float" office:value="0.0205128205" calcext:value-type="float">
            <text:p>0,020512820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8820512821" calcext:value-type="float">
            <text:p>0,8820512821</text:p>
          </table:table-cell>
          <table:table-cell table:style-name="ce36" office:value-type="float" office:value="0.5384615385" calcext:value-type="float">
            <text:p>0,5384615385</text:p>
          </table:table-cell>
          <table:table-cell table:style-name="ce36" office:value-type="float" office:value="0.7205128205" calcext:value-type="float">
            <text:p>0,7205128205</text:p>
          </table:table-cell>
          <table:table-cell table:style-name="ce36" office:value-type="float" office:value="1.0435897436" calcext:value-type="float">
            <text:p>1,0435897436</text:p>
          </table:table-cell>
          <table:table-cell table:style-name="ce36" office:value-type="float" office:value="0.9230769231" calcext:value-type="float">
            <text:p>0,9230769231</text:p>
          </table:table-cell>
          <table:table-cell table:style-name="ce36" office:value-type="float" office:value="1.176923077" calcext:value-type="float">
            <text:p>1,176923077</text:p>
          </table:table-cell>
          <table:table-cell table:style-name="ce36" office:value-type="float" office:value="15.8717948718" calcext:value-type="float">
            <text:p>15,8717948718</text:p>
          </table:table-cell>
          <table:table-cell table:style-name="ce36" office:value-type="float" office:value="71.9974358974" calcext:value-type="float">
            <text:p>71,9974358974</text:p>
          </table:table-cell>
          <table:table-cell table:style-name="ce36" office:value-type="float" office:value="0.2" calcext:value-type="float">
            <text:p>0,2</text:p>
          </table:table-cell>
          <table:table-cell table:style-name="ce36" office:value-type="float" office:value="0.241025641" calcext:value-type="float">
            <text:p>0,241025641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6" office:value-type="string" calcext:value-type="string">
            <text:p>Mats Hummels</text:p>
          </table:table-cell>
          <table:table-cell table:style-name="ce22" office:value-type="float" office:value="31" calcext:value-type="float">
            <text:p>3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34" table:formula="of:=[.D25]/([.C25]+[.B25])" office:value-type="float" office:value="0.0277777777777778" calcext:value-type="float">
            <text:p>0,0277777778</text:p>
          </table:table-cell>
          <table:table-cell table:style-name="ce13" table:formula="of:=[.E25]/([.C25]+[.B25])" office:value-type="float" office:value="0.0277777777777778" calcext:value-type="float">
            <text:p>0,027777777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00968" calcext:value-type="float">
            <text:p>1,00968</text:p>
          </table:table-cell>
          <table:table-cell table:style-name="ce13" office:value-type="float" office:value="3.332258065" calcext:value-type="float">
            <text:p>3,332258065</text:p>
          </table:table-cell>
          <table:table-cell table:style-name="ce13" office:value-type="float" office:value="1.8967741935" calcext:value-type="float">
            <text:p>1,8967741935</text:p>
          </table:table-cell>
          <table:table-cell table:style-name="ce13" office:value-type="float" office:value="2.009677419" calcext:value-type="float">
            <text:p>2,009677419</text:p>
          </table:table-cell>
          <table:table-cell table:style-name="ce13" office:value-type="float" office:value="0.6225806452" calcext:value-type="float">
            <text:p>0,6225806452</text:p>
          </table:table-cell>
          <table:table-cell table:style-name="ce13" office:value-type="float" office:value="0.5548387097" calcext:value-type="float">
            <text:p>0,5548387097</text:p>
          </table:table-cell>
          <table:table-cell table:style-name="ce13" office:value-type="float" office:value="2.6580645161" calcext:value-type="float">
            <text:p>2,6580645161</text:p>
          </table:table-cell>
          <table:table-cell table:style-name="ce13" office:value-type="float" office:value="0.4677419355" calcext:value-type="float">
            <text:p>0,4677419355</text:p>
          </table:table-cell>
          <table:table-cell table:style-name="ce13" office:value-type="float" office:value="0.3225806452" calcext:value-type="float">
            <text:p>0,322580645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774193548" calcext:value-type="float">
            <text:p>0,3774193548</text:p>
          </table:table-cell>
          <table:table-cell table:style-name="ce13" office:value-type="float" office:value="0.2806451613" calcext:value-type="float">
            <text:p>0,2806451613</text:p>
          </table:table-cell>
          <table:table-cell table:style-name="ce13" office:value-type="float" office:value="0.2322580645" calcext:value-type="float">
            <text:p>0,2322580645</text:p>
          </table:table-cell>
          <table:table-cell table:style-name="ce13" office:value-type="float" office:value="0.0225806452" calcext:value-type="float">
            <text:p>0,0225806452</text:p>
          </table:table-cell>
          <table:table-cell table:number-columns-repeated="2" table:style-name="ce13" office:value-type="float" office:value="0.1" calcext:value-type="float">
            <text:p>0,1</text:p>
          </table:table-cell>
          <table:table-cell table:style-name="ce13" office:value-type="float" office:value="74.2129032258" calcext:value-type="float">
            <text:p>74,2129032258</text:p>
          </table:table-cell>
          <table:table-cell table:style-name="ce13" office:value-type="float" office:value="88.8677419355" calcext:value-type="float">
            <text:p>88,8677419355</text:p>
          </table:table-cell>
          <table:table-cell table:style-name="ce13" office:value-type="float" office:value="0.0774193548" calcext:value-type="float">
            <text:p>0,0774193548</text:p>
          </table:table-cell>
          <table:table-cell table:style-name="ce13" office:value-type="float" office:value="2.935483871" calcext:value-type="float">
            <text:p>2,935483871</text:p>
          </table:table-cell>
          <table:table-cell table:style-name="ce13" office:value-type="float" office:value="0.0225806452" calcext:value-type="float">
            <text:p>0,0225806452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6" office:value-type="string" calcext:value-type="string">
            <text:p>Karim Benzema</text:p>
          </table:table-cell>
          <table:table-cell table:style-name="ce25" office:value-type="float" office:value="35" calcext:value-type="float">
            <text:p>35</text:p>
          </table:table-cell>
          <table:table-cell table:style-name="ce33" office:value-type="float" office:value="7" calcext:value-type="float">
            <text:p>7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34" table:formula="of:=[.D26]/([.C26]+[.B26])" office:value-type="float" office:value="0.380952380952381" calcext:value-type="float">
            <text:p>0,380952381</text:p>
          </table:table-cell>
          <table:table-cell table:style-name="ce13" table:formula="of:=[.E26]/([.C26]+[.B26])" office:value-type="float" office:value="0.119047619047619" calcext:value-type="float">
            <text:p>0,11904761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53714" calcext:value-type="float">
            <text:p>2,53714</text:p>
          </table:table-cell>
          <table:table-cell table:style-name="ce13" office:value-type="float" office:value="0.634285714" calcext:value-type="float">
            <text:p>0,634285714</text:p>
          </table:table-cell>
          <table:table-cell table:style-name="ce13" office:value-type="float" office:value="0.5657142857" calcext:value-type="float">
            <text:p>0,5657142857</text:p>
          </table:table-cell>
          <table:table-cell table:style-name="ce13" office:value-type="float" office:value="0.134285714" calcext:value-type="float">
            <text:p>0,134285714</text:p>
          </table:table-cell>
          <table:table-cell table:style-name="ce13" office:value-type="float" office:value="0.4342857143" calcext:value-type="float">
            <text:p>0,43428571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2314285714" calcext:value-type="float">
            <text:p>0,231428571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.3685714286" calcext:value-type="float">
            <text:p>1,3685714286</text:p>
          </table:table-cell>
          <table:table-cell table:style-name="ce13" office:value-type="float" office:value="0.8057142857" calcext:value-type="float">
            <text:p>0,8057142857</text:p>
          </table:table-cell>
          <table:table-cell table:style-name="ce13" office:value-type="float" office:value="0.3342857143" calcext:value-type="float">
            <text:p>0,3342857143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2714285714" calcext:value-type="float">
            <text:p>1,2714285714</text:p>
          </table:table-cell>
          <table:table-cell table:style-name="ce13" office:value-type="float" office:value="1.331428571" calcext:value-type="float">
            <text:p>1,331428571</text:p>
          </table:table-cell>
          <table:table-cell table:style-name="ce13" office:value-type="float" office:value="24.3285714286" calcext:value-type="float">
            <text:p>24,3285714286</text:p>
          </table:table-cell>
          <table:table-cell table:style-name="ce13" office:value-type="float" office:value="81.8628571429" calcext:value-type="float">
            <text:p>81,8628571429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6314285714" calcext:value-type="float">
            <text:p>0,6314285714</text:p>
          </table:table-cell>
          <table:table-cell table:style-name="ce13" office:value-type="float" office:value="0.0342857143" calcext:value-type="float">
            <text:p>0,0342857143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Radamel Falcao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" calcext:value-type="float">
            <text:p>5</text:p>
          </table:table-cell>
          <table:table-cell table:style-name="ce34" table:formula="of:=[.D27]/([.C27]+[.B27])" office:value-type="float" office:value="0.702702702702703" calcext:value-type="float">
            <text:p>0,7027027027</text:p>
          </table:table-cell>
          <table:table-cell table:style-name="ce13" table:formula="of:=[.E27]/([.C27]+[.B27])" office:value-type="float" office:value="0.135135135135135" calcext:value-type="float">
            <text:p>0,135135135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.0133333" calcext:value-type="float">
            <text:p>3,0133333</text:p>
          </table:table-cell>
          <table:table-cell table:style-name="ce9" office:value-type="float" office:value="1.373333333" calcext:value-type="float">
            <text:p>1,373333333</text:p>
          </table:table-cell>
          <table:table-cell table:style-name="ce9" office:value-type="float" office:value="0.526666666" calcext:value-type="float">
            <text:p>0,526666666</text:p>
          </table:table-cell>
          <table:table-cell table:style-name="ce9" office:value-type="float" office:value="0.43333333" calcext:value-type="float">
            <text:p>0,43333333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95333333" calcext:value-type="float">
            <text:p>0,95333333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07333333" calcext:value-type="float">
            <text:p>0,0733333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453333333" calcext:value-type="float">
            <text:p>0,453333333</text:p>
          </table:table-cell>
          <table:table-cell table:style-name="ce9" office:value-type="float" office:value="1.006666666" calcext:value-type="float">
            <text:p>1,006666666</text:p>
          </table:table-cell>
          <table:table-cell table:style-name="ce9" office:value-type="float" office:value="1.326666666" calcext:value-type="float">
            <text:p>1,326666666</text:p>
          </table:table-cell>
          <table:table-cell table:style-name="ce9" office:value-type="float" office:value="2.38" calcext:value-type="float">
            <text:p>2,38</text:p>
          </table:table-cell>
          <table:table-cell table:style-name="ce9" office:value-type="float" office:value="2.586666666" calcext:value-type="float">
            <text:p>2,586666666</text:p>
          </table:table-cell>
          <table:table-cell table:style-name="ce9" office:value-type="float" office:value="18.333333" calcext:value-type="float">
            <text:p>18,333333</text:p>
          </table:table-cell>
          <table:table-cell table:style-name="ce9" office:value-type="float" office:value="81.806666667" calcext:value-type="float">
            <text:p>81,806666667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0.073333333" calcext:value-type="float">
            <text:p>0,073333333</text:p>
          </table:table-cell>
          <table:table-cell office:value-type="string" calcext:value-type="string">
            <text:p>Yes</text:p>
          </table:table-cell>
          <table:table-cell table:number-columns-repeated="993"/>
        </table:table-row>
        <table:table-row table:style-name="ro1">
          <table:table-cell table:style-name="ce8" office:value-type="string" calcext:value-type="string">
            <text:p>Marc Albrighton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34" table:formula="of:=[.D28]/([.C28]+[.B28])" office:value-type="float" office:value="0.0909090909090909" calcext:value-type="float">
            <text:p>0,0909090909</text:p>
          </table:table-cell>
          <table:table-cell table:style-name="ce13" table:formula="of:=[.E28]/([.C28]+[.B28])" office:value-type="float" office:value="0.136363636363636" calcext:value-type="float">
            <text:p>0,136363636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62162" calcext:value-type="float">
            <text:p>0,62162</text:p>
          </table:table-cell>
          <table:table-cell table:style-name="ce9" office:value-type="float" office:value="0.221621622" calcext:value-type="float">
            <text:p>0,221621622</text:p>
          </table:table-cell>
          <table:table-cell table:style-name="ce9" office:value-type="float" office:value="1.4783783784" calcext:value-type="float">
            <text:p>1,4783783784</text:p>
          </table:table-cell>
          <table:table-cell table:style-name="ce9" office:value-type="float" office:value="0.991891892" calcext:value-type="float">
            <text:p>0,991891892</text:p>
          </table:table-cell>
          <table:table-cell table:style-name="ce9" office:value-type="float" office:value="0.5567567568" calcext:value-type="float">
            <text:p>0,556756756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0513513514" calcext:value-type="float">
            <text:p>1,0513513514</text:p>
          </table:table-cell>
          <table:table-cell table:style-name="ce9" office:value-type="float" office:value="1.3918918919" calcext:value-type="float">
            <text:p>1,3918918919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3783783784" calcext:value-type="float">
            <text:p>1,3783783784</text:p>
          </table:table-cell>
          <table:table-cell table:style-name="ce9" office:value-type="float" office:value="1.3702702703" calcext:value-type="float">
            <text:p>1,3702702703</text:p>
          </table:table-cell>
          <table:table-cell table:style-name="ce9" office:value-type="float" office:value="0.6216216216" calcext:value-type="float">
            <text:p>0,6216216216</text:p>
          </table:table-cell>
          <table:table-cell table:style-name="ce9" office:value-type="float" office:value="0.0783783784" calcext:value-type="float">
            <text:p>0,0783783784</text:p>
          </table:table-cell>
          <table:table-cell table:style-name="ce9" office:value-type="float" office:value="0.8216216216" calcext:value-type="float">
            <text:p>0,8216216216</text:p>
          </table:table-cell>
          <table:table-cell table:style-name="ce9" office:value-type="float" office:value="1.156756757" calcext:value-type="float">
            <text:p>1,156756757</text:p>
          </table:table-cell>
          <table:table-cell table:style-name="ce9" office:value-type="float" office:value="26.9108108108" calcext:value-type="float">
            <text:p>26,9108108108</text:p>
          </table:table-cell>
          <table:table-cell table:style-name="ce9" office:value-type="float" office:value="64.5432432432" calcext:value-type="float">
            <text:p>64,5432432432</text:p>
          </table:table-cell>
          <table:table-cell table:style-name="ce9" office:value-type="float" office:value="1.3" calcext:value-type="float">
            <text:p>1,3</text:p>
          </table:table-cell>
          <table:table-cell table:style-name="ce9" office:value-type="float" office:value="1.7432432432" calcext:value-type="float">
            <text:p>1,7432432432</text:p>
          </table:table-cell>
          <table:table-cell table:style-name="ce9" office:value-type="float" office:value="0.1" calcext:value-type="float">
            <text:p>0,1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8" office:value-type="string" calcext:value-type="string">
            <text:p>Recio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34" table:formula="of:=[.D29]/([.C29]+[.B29])" office:value-type="float" office:value="0.166666666666667" calcext:value-type="float">
            <text:p>0,1666666667</text:p>
          </table:table-cell>
          <table:table-cell table:style-name="ce13" table:formula="of:=[.E29]/([.C29]+[.B29])" office:value-type="float" office:value="0.111111111111111" calcext:value-type="float">
            <text:p>0,111111111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1.1" calcext:value-type="float">
            <text:p>1,1</text:p>
          </table:table-cell>
          <table:table-cell table:style-name="ce9" office:value-type="float" office:value="2.4" calcext:value-type="float">
            <text:p>2,4</text:p>
          </table:table-cell>
          <table:table-cell table:style-name="ce9" office:value-type="float" office:value="0.9" calcext:value-type="float">
            <text:p>0,9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.1" calcext:value-type="float">
            <text:p>1,1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0.4" calcext:value-type="float">
            <text:p>0,4</text:p>
          </table:table-cell>
          <table:table-cell table:style-name="ce9" office:value-type="float" office:value="1.6" calcext:value-type="float">
            <text:p>1,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84.6" calcext:value-type="float">
            <text:p>84,6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2.3" calcext:value-type="float">
            <text:p>2,3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9" office:value-type="string" calcext:value-type="string">
            <text:p>Max Kruse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" calcext:value-type="float">
            <text:p>7</text:p>
          </table:table-cell>
          <table:table-cell table:style-name="ce34" table:formula="of:=[.D30]/([.C30]+[.B30])" office:value-type="float" office:value="0.652173913043478" calcext:value-type="float">
            <text:p>0,652173913</text:p>
          </table:table-cell>
          <table:table-cell table:style-name="ce13" table:formula="of:=[.E30]/([.C30]+[.B30])" office:value-type="float" office:value="0.304347826086957" calcext:value-type="float">
            <text:p>0,304347826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1.9" calcext:value-type="float">
            <text:p>1,9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.7" calcext:value-type="float">
            <text:p>0,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.2" calcext:value-type="float">
            <text:p>2,2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1.1" calcext:value-type="float">
            <text:p>1,1</text:p>
          </table:table-cell>
          <table:table-cell table:style-name="ce9" office:value-type="float" office:value="0.4" calcext:value-type="float">
            <text:p>0,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6" calcext:value-type="float">
            <text:p>1,6</text:p>
          </table:table-cell>
          <table:table-cell table:style-name="ce9" office:value-type="float" office:value="41.3" calcext:value-type="float">
            <text:p>41,3</text:p>
          </table:table-cell>
          <table:table-cell table:style-name="ce9" office:value-type="float" office:value="76.1" calcext:value-type="float">
            <text:p>76,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.8" calcext:value-type="float">
            <text:p>2,8</text:p>
          </table:table-cell>
          <table:table-cell table:style-name="ce9" office:value-type="float" office:value="0.1" calcext:value-type="float">
            <text:p>0,1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Robin Knoch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34" table:formula="of:=[.D31]/([.C31]+[.B31])" office:value-type="float" office:value="0.0434782608695652" calcext:value-type="float">
            <text:p>0,0434782609</text:p>
          </table:table-cell>
          <table:table-cell table:style-name="ce13" table:formula="of:=[.E31]/([.C31]+[.B31])" office:value-type="float" office:value="0.0434782608695652" calcext:value-type="float">
            <text:p>0,043478260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.8" calcext:value-type="float">
            <text:p>2,8</text:p>
          </table:table-cell>
          <table:table-cell table:style-name="ce9" office:value-type="float" office:value="1.3" calcext:value-type="float">
            <text:p>1,3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1" calcext:value-type="float">
            <text:p>1,1</text:p>
          </table:table-cell>
          <table:table-cell table:style-name="ce9" office:value-type="float" office:value="0.4" calcext:value-type="float">
            <text:p>0,4</text:p>
          </table:table-cell>
          <table:table-cell table:style-name="ce9" office:value-type="float" office:value="3.7" calcext:value-type="float">
            <text:p>3,7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4" calcext:value-type="float">
            <text:p>0,4</text:p>
          </table:table-cell>
          <table:table-cell table:style-name="ce9" office:value-type="float" office:value="57.9" calcext:value-type="float">
            <text:p>57,9</text:p>
          </table:table-cell>
          <table:table-cell table:style-name="ce9" office:value-type="float" office:value="82.7" calcext:value-type="float">
            <text:p>82,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.2" calcext:value-type="float">
            <text:p>5,2</text:p>
          </table:table-cell>
          <table:table-cell table:style-name="ce9" office:value-type="float" office:value="0.1" calcext:value-type="float">
            <text:p>0,1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John Guidetti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34" office:value-type="float" office:value="0.222222" calcext:value-type="float">
            <text:p>0,222222</text:p>
          </table:table-cell>
          <table:table-cell table:style-name="ce13" office:value-type="float" office:value="0.833333" calcext:value-type="float">
            <text:p>0,83333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12308" calcext:value-type="float">
            <text:p>1,12308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0.4384615385" calcext:value-type="float">
            <text:p>0,4384615385</text:p>
          </table:table-cell>
          <table:table-cell table:style-name="ce9" office:value-type="float" office:value="0.107692308" calcext:value-type="float">
            <text:p>0,107692308</text:p>
          </table:table-cell>
          <table:table-cell table:style-name="ce9" office:value-type="float" office:value="1.47692308" calcext:value-type="float">
            <text:p>1,4769230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538461538" calcext:value-type="float">
            <text:p>0,2538461538</text:p>
          </table:table-cell>
          <table:table-cell table:style-name="ce9" office:value-type="float" office:value="0.1461538462" calcext:value-type="float">
            <text:p>0,1461538462</text:p>
          </table:table-cell>
          <table:table-cell table:style-name="ce9" office:value-type="float" office:value="0.0538461538" calcext:value-type="float">
            <text:p>0,0538461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8769230769" calcext:value-type="float">
            <text:p>0,8769230769</text:p>
          </table:table-cell>
          <table:table-cell table:style-name="ce9" office:value-type="float" office:value="0.3307692308" calcext:value-type="float">
            <text:p>0,3307692308</text:p>
          </table:table-cell>
          <table:table-cell table:style-name="ce9" office:value-type="float" office:value="0.8384615385" calcext:value-type="float">
            <text:p>0,8384615385</text:p>
          </table:table-cell>
          <table:table-cell table:style-name="ce9" office:value-type="float" office:value="0.6923076923" calcext:value-type="float">
            <text:p>0,6923076923</text:p>
          </table:table-cell>
          <table:table-cell table:style-name="ce9" office:value-type="float" office:value="0.9692307692" calcext:value-type="float">
            <text:p>0,969230769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5.7615384615" calcext:value-type="float">
            <text:p>15,7615384615</text:p>
          </table:table-cell>
          <table:table-cell table:style-name="ce9" office:value-type="float" office:value="72.2769230769" calcext:value-type="float">
            <text:p>72,2769230769</text:p>
          </table:table-cell>
          <table:table-cell table:style-name="ce9" office:value-type="float" office:value="0.0461538462" calcext:value-type="float">
            <text:p>0,0461538462</text:p>
          </table:table-cell>
          <table:table-cell table:style-name="ce9" office:value-type="float" office:value="0.1923076923" calcext:value-type="float">
            <text:p>0,1923076923</text:p>
          </table:table-cell>
          <table:table-cell table:style-name="ce9" office:value-type="float" office:value="0.0461538462" calcext:value-type="float">
            <text:p>0,0461538462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Bafetimbi Gomi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4" table:formula="of:=[.D33]/([.C33]+[.B33])" office:value-type="float" office:value="0.645161290322581" calcext:value-type="float">
            <text:p>0,6451612903</text:p>
          </table:table-cell>
          <table:table-cell table:style-name="ce13" table:formula="of:=[.E33]/([.C33]+[.B33])" office:value-type="float" office:value="0.0967741935483871" calcext:value-type="float">
            <text:p>0,09677419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2.1" calcext:value-type="float">
            <text:p>2,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,6</text:p>
          </table:table-cell>
          <table:table-cell office:value-type="float" office:value="74.5" calcext:value-type="float">
            <text:p>74,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Fernando Llorente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4" table:formula="of:=[.D34]/([.C34]+[.B34])" office:value-type="float" office:value="0.454545454545455" calcext:value-type="float">
            <text:p>0,4545454545</text:p>
          </table:table-cell>
          <table:table-cell table:style-name="ce13" table:formula="of:=[.E34]/([.C34]+[.B34])" office:value-type="float" office:value="0.0303030303030303" calcext:value-type="float">
            <text:p>0,0303030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4.7" calcext:value-type="float">
            <text:p>4,7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.9" calcext:value-type="float">
            <text:p>1,9</text:p>
          </table:table-cell>
          <table:table-cell office:value-type="float" office:value="27.3" calcext:value-type="float">
            <text:p>27,3</text:p>
          </table:table-cell>
          <table:table-cell office:value-type="float" office:value="66.4" calcext:value-type="float">
            <text:p>66,4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ndrea Petagna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4" table:formula="of:=[.D35]/([.C35]+[.B35])" office:value-type="float" office:value="0.147058823529412" calcext:value-type="float">
            <text:p>0,1470588235</text:p>
          </table:table-cell>
          <table:table-cell table:style-name="ce13" table:formula="of:=[.E35]/([.C35]+[.B35])" office:value-type="float" office:value="0.205882352941176" calcext:value-type="float">
            <text:p>0,20588235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2.7" calcext:value-type="float">
            <text:p>2,7</text:p>
          </table:table-cell>
          <table:table-cell office:value-type="float" office:value="3.1" calcext:value-type="float">
            <text:p>3,1</text:p>
          </table:table-cell>
          <table:table-cell office:value-type="float" office:value="23.1" calcext:value-type="float">
            <text:p>23,1</text:p>
          </table:table-cell>
          <table:table-cell office:value-type="float" office:value="81.4" calcext:value-type="float">
            <text:p>81,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Florin Andon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[.D36]/([.C36]+[.B36])" office:value-type="float" office:value="0.324324324324324" calcext:value-type="float">
            <text:p>0,3243243243</text:p>
          </table:table-cell>
          <table:table-cell table:style-name="ce13" table:formula="of:=[.E36]/([.C36]+[.B36])" office:value-type="float" office:value="0.0540540540540541" calcext:value-type="float">
            <text:p>0,05405405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1.5" calcext:value-type="float">
            <text:p>1,5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2.5" calcext:value-type="float">
            <text:p>2,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.4" calcext:value-type="float">
            <text:p>1,4</text:p>
          </table:table-cell>
          <table:table-cell office:value-type="float" office:value="2.5" calcext:value-type="float">
            <text:p>2,5</text:p>
          </table:table-cell>
          <table:table-cell office:value-type="float" office:value="11.6" calcext:value-type="float">
            <text:p>11,6</text:p>
          </table:table-cell>
          <table:table-cell office:value-type="float" office:value="67.3" calcext:value-type="float">
            <text:p>67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usan Tadic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7895" calcext:value-type="float">
            <text:p>0,07895</text:p>
          </table:table-cell>
          <table:table-cell office:value-type="float" office:value="0.15789" calcext:value-type="float">
            <text:p>0,157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2727" calcext:value-type="float">
            <text:p>1,82727</text:p>
          </table:table-cell>
          <table:table-cell office:value-type="float" office:value="0.127272727" calcext:value-type="float">
            <text:p>0,127272727</text:p>
          </table:table-cell>
          <table:table-cell office:value-type="float" office:value="0.65454545" calcext:value-type="float">
            <text:p>0,65454545</text:p>
          </table:table-cell>
          <table:table-cell office:value-type="float" office:value="0.4545455" calcext:value-type="float">
            <text:p>0,4545455</text:p>
          </table:table-cell>
          <table:table-cell office:value-type="float" office:value="0.8727272727" calcext:value-type="float">
            <text:p>0,8727272727</text:p>
          </table:table-cell>
          <table:table-cell office:value-type="float" office:value="0" calcext:value-type="float">
            <text:p>0</text:p>
          </table:table-cell>
          <table:table-cell office:value-type="float" office:value="0.2909090909" calcext:value-type="float">
            <text:p>0,2909090909</text:p>
          </table:table-cell>
          <table:table-cell office:value-type="float" office:value="0.6181818182" calcext:value-type="float">
            <text:p>0,6181818182</text:p>
          </table:table-cell>
          <table:table-cell office:value-type="float" office:value="0.0909090909" calcext:value-type="float">
            <text:p>0,0909090909</text:p>
          </table:table-cell>
          <table:table-cell office:value-type="float" office:value="0" calcext:value-type="float">
            <text:p>0</text:p>
          </table:table-cell>
          <table:table-cell office:value-type="float" office:value="1.9818181818" calcext:value-type="float">
            <text:p>1,9818181818</text:p>
          </table:table-cell>
          <table:table-cell office:value-type="float" office:value="0.9636363636" calcext:value-type="float">
            <text:p>0,9636363636</text:p>
          </table:table-cell>
          <table:table-cell office:value-type="float" office:value="1.1090909091" calcext:value-type="float">
            <text:p>1,1090909091</text:p>
          </table:table-cell>
          <table:table-cell office:value-type="float" office:value="0.27272727" calcext:value-type="float">
            <text:p>0,27272727</text:p>
          </table:table-cell>
          <table:table-cell office:value-type="float" office:value="2.145454545" calcext:value-type="float">
            <text:p>2,145454545</text:p>
          </table:table-cell>
          <table:table-cell office:value-type="float" office:value="1.709090909" calcext:value-type="float">
            <text:p>1,709090909</text:p>
          </table:table-cell>
          <table:table-cell office:value-type="float" office:value="31.69090909" calcext:value-type="float">
            <text:p>31,69090909</text:p>
          </table:table-cell>
          <table:table-cell office:value-type="float" office:value="79.4727272727" calcext:value-type="float">
            <text:p>79,4727272727</text:p>
          </table:table-cell>
          <table:table-cell office:value-type="float" office:value="1.4363636364" calcext:value-type="float">
            <text:p>1,4363636364</text:p>
          </table:table-cell>
          <table:table-cell office:value-type="float" office:value="0.74545455" calcext:value-type="float">
            <text:p>0,74545455</text:p>
          </table:table-cell>
          <table:table-cell office:value-type="float" office:value="0.2727272727" calcext:value-type="float">
            <text:p>0,2727272727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Roberto Ingles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[.D38]/([.C38]+[.B38])" office:value-type="float" office:value="0.294117647058823" calcext:value-type="float">
            <text:p>0,2941176471</text:p>
          </table:table-cell>
          <table:table-cell table:style-name="ce13" table:formula="of:=[.E38]/([.C38]+[.B38])" office:value-type="float" office:value="0.117647058823529" calcext:value-type="float">
            <text:p>0,1176470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8" calcext:value-type="float">
            <text:p>1,8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1.1" calcext:value-type="float">
            <text:p>1,1</text:p>
          </table:table-cell>
          <table:table-cell office:value-type="float" office:value="0.7" calcext:value-type="float">
            <text:p>0,7</text:p>
          </table:table-cell>
          <table:table-cell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office:value-type="float" office:value="10.8" calcext:value-type="float">
            <text:p>10,8</text:p>
          </table:table-cell>
          <table:table-cell office:value-type="float" office:value="69.8" calcext:value-type="float">
            <text:p>69,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dam Lallana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4" table:formula="of:=[.D39]/([.C39]+[.B39])" office:value-type="float" office:value="0.258064516129032" calcext:value-type="float">
            <text:p>0,2580645161</text:p>
          </table:table-cell>
          <table:table-cell table:style-name="ce13" table:formula="of:=[.E39]/([.C39]+[.B39])" office:value-type="float" office:value="0.225806451612903" calcext:value-type="float">
            <text:p>0,22580645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7" calcext:value-type="float">
            <text:p>0,7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office:value-type="float" office:value="45.4" calcext:value-type="float">
            <text:p>45,4</text:p>
          </table:table-cell>
          <table:table-cell office:value-type="float" office:value="84.3" calcext:value-type="float">
            <text:p>84,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Chicharito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38" table:formula="of:=[.D40]/([.C40]+[.B40])" office:value-type="float" office:value="0.352941176470588" calcext:value-type="float">
            <text:p>0,3529411765</text:p>
          </table:table-cell>
          <table:table-cell table:style-name="ce38" table:formula="of:=[.E40]/([.C40]+[.B40])" office:value-type="float" office:value="0.0882352941176471" calcext:value-type="float">
            <text:p>0,088235294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.314285714" calcext:value-type="float">
            <text:p>2,314285714</text:p>
          </table:table-cell>
          <table:table-cell table:style-name="ce11" office:value-type="float" office:value="1.242857143" calcext:value-type="float">
            <text:p>1,242857143</text:p>
          </table:table-cell>
          <table:table-cell table:style-name="ce11" office:value-type="float" office:value="0.3714285714" calcext:value-type="float">
            <text:p>0,3714285714</text:p>
          </table:table-cell>
          <table:table-cell table:style-name="ce11" office:value-type="float" office:value="0.357142857" calcext:value-type="float">
            <text:p>0,357142857</text:p>
          </table:table-cell>
          <table:table-cell table:style-name="ce11" office:value-type="float" office:value="1.257142857" calcext:value-type="float">
            <text:p>1,25714285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0.2142857143" calcext:value-type="float">
            <text:p>0,2142857143</text:p>
          </table:table-cell>
          <table:table-cell table:style-name="ce11" office:value-type="float" office:value="0.02857142857" calcext:value-type="float">
            <text:p>0,02857142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0.5285714286" calcext:value-type="float">
            <text:p>0,5285714286</text:p>
          </table:table-cell>
          <table:table-cell table:style-name="ce11" office:value-type="float" office:value="1.514285714" calcext:value-type="float">
            <text:p>1,514285714</text:p>
          </table:table-cell>
          <table:table-cell table:style-name="ce11" office:value-type="float" office:value="0.7571428571" calcext:value-type="float">
            <text:p>0,7571428571</text:p>
          </table:table-cell>
          <table:table-cell table:style-name="ce11" office:value-type="float" office:value="1.042857143" calcext:value-type="float">
            <text:p>1,042857143</text:p>
          </table:table-cell>
          <table:table-cell table:style-name="ce11" office:value-type="float" office:value="1.542857143" calcext:value-type="float">
            <text:p>1,542857143</text:p>
          </table:table-cell>
          <table:table-cell table:style-name="ce11" office:value-type="float" office:value="18.81428571" calcext:value-type="float">
            <text:p>18,81428571</text:p>
          </table:table-cell>
          <table:table-cell table:style-name="ce11" office:value-type="float" office:value="73.05714286" calcext:value-type="float">
            <text:p>73,05714286</text:p>
          </table:table-cell>
          <table:table-cell table:style-name="ce11" office:value-type="float" office:value="0.02857142857" calcext:value-type="float">
            <text:p>0,028571428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Carlos Vela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38" table:formula="of:=[.D41]/([.C41]+[.B41])" office:value-type="float" office:value="0.257142857142857" calcext:value-type="float">
            <text:p>0,2571428571</text:p>
          </table:table-cell>
          <table:table-cell table:style-name="ce38" table:formula="of:=[.E41]/([.C41]+[.B41])" office:value-type="float" office:value="0.0571428571428571" calcext:value-type="float">
            <text:p>0,057142857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8" calcext:value-type="float">
            <text:p>1,8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1.3" calcext:value-type="float">
            <text:p>1,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6" calcext:value-type="float">
            <text:p>0,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2.6" calcext:value-type="float">
            <text:p>2,6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1.8" calcext:value-type="float">
            <text:p>1,8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29.3" calcext:value-type="float">
            <text:p>29,3</text:p>
          </table:table-cell>
          <table:table-cell table:style-name="ce11" office:value-type="float" office:value="79.6" calcext:value-type="float">
            <text:p>79,6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Lucas Moura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295454545" calcext:value-type="float">
            <text:p>0,295454545</text:p>
          </table:table-cell>
          <table:table-cell office:value-type="float" office:value="0.136363636" calcext:value-type="float">
            <text:p>0,1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42857143" calcext:value-type="float">
            <text:p>1,8342857143</text:p>
          </table:table-cell>
          <table:table-cell office:value-type="float" office:value="0.6542857143" calcext:value-type="float">
            <text:p>0,6542857143</text:p>
          </table:table-cell>
          <table:table-cell office:value-type="float" office:value="1.3542857143" calcext:value-type="float">
            <text:p>1,3542857143</text:p>
          </table:table-cell>
          <table:table-cell office:value-type="float" office:value="0.934285714" calcext:value-type="float">
            <text:p>0,934285714</text:p>
          </table:table-cell>
          <table:table-cell office:value-type="float" office:value="0.8514285714" calcext:value-type="float">
            <text:p>0,8514285714</text:p>
          </table:table-cell>
          <table:table-cell office:value-type="float" office:value="0" calcext:value-type="float">
            <text:p>0</text:p>
          </table:table-cell>
          <table:table-cell office:value-type="float" office:value="0.3171428571" calcext:value-type="float">
            <text:p>0,3171428571</text:p>
          </table:table-cell>
          <table:table-cell office:value-type="float" office:value="0.554285714" calcext:value-type="float">
            <text:p>0,554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" calcext:value-type="float">
            <text:p>1,86</text:p>
          </table:table-cell>
          <table:table-cell office:value-type="float" office:value="1.8485714286" calcext:value-type="float">
            <text:p>1,8485714286</text:p>
          </table:table-cell>
          <table:table-cell office:value-type="float" office:value="1.2228571429" calcext:value-type="float">
            <text:p>1,2228571429</text:p>
          </table:table-cell>
          <table:table-cell office:value-type="float" office:value="0.1" calcext:value-type="float">
            <text:p>0,1</text:p>
          </table:table-cell>
          <table:table-cell office:value-type="float" office:value="1.51428571431" calcext:value-type="float">
            <text:p>1,5142857143</text:p>
          </table:table-cell>
          <table:table-cell office:value-type="float" office:value="1.788571429" calcext:value-type="float">
            <text:p>1,788571429</text:p>
          </table:table-cell>
          <table:table-cell office:value-type="float" office:value="33.7571428571" calcext:value-type="float">
            <text:p>33,7571428571</text:p>
          </table:table-cell>
          <table:table-cell office:value-type="float" office:value="82.3057142857" calcext:value-type="float">
            <text:p>82,3057142857</text:p>
          </table:table-cell>
          <table:table-cell office:value-type="float" office:value="1.5028571429" calcext:value-type="float">
            <text:p>1,5028571429</text:p>
          </table:table-cell>
          <table:table-cell office:value-type="float" office:value="0.5142857143" calcext:value-type="float">
            <text:p>0,514285714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Gabriel Palett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38" table:formula="of:=[.D43]/([.C43]+[.B43])" office:value-type="float" office:value="2" calcext:value-type="float">
            <text:p>2</text:p>
          </table:table-cell>
          <table:table-cell table:style-name="ce38" table:formula="of:=[.E43]/([.C43]+[.B43])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2.3" calcext:value-type="float">
            <text:p>2,3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5.3" calcext:value-type="float">
            <text:p>5,3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57.3" calcext:value-type="float">
            <text:p>57,3</text:p>
          </table:table-cell>
          <table:table-cell table:style-name="ce11" office:value-type="float" office:value="86.3" calcext:value-type="float">
            <text:p>86,3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7.1" calcext:value-type="float">
            <text:p>7,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Gabriel Pires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38" table:formula="of:=[.D44]/([.C44]+[.B44])" office:value-type="float" office:value="0.147058823529412" calcext:value-type="float">
            <text:p>0,1470588235</text:p>
          </table:table-cell>
          <table:table-cell table:style-name="ce38" table:formula="of:=[.E44]/([.C44]+[.B44])" office:value-type="float" office:value="0.0588235294117647" calcext:value-type="float">
            <text:p>0,058823529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4.4" calcext:value-type="float">
            <text:p>4,4</text:p>
          </table:table-cell>
          <table:table-cell table:style-name="ce11" office:value-type="float" office:value="2.1" calcext:value-type="float">
            <text:p>2,1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2.9" calcext:value-type="float">
            <text:p>2,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67.1" calcext:value-type="float">
            <text:p>67,1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iego Rolan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38" table:formula="of:=[.D45]/([.C45]+[.B45])" office:value-type="float" office:value="0.310344827586207" calcext:value-type="float">
            <text:p>0,3103448276</text:p>
          </table:table-cell>
          <table:table-cell table:style-name="ce38" table:formula="of:=[.E45]/([.C45]+[.B45])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0.3" calcext:value-type="float">
            <text:p>0,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22.4" calcext:value-type="float">
            <text:p>22,4</text:p>
          </table:table-cell>
          <table:table-cell table:style-name="ce11" office:value-type="float" office:value="78.6" calcext:value-type="float">
            <text:p>78,6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ndros Townsend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38" table:formula="of:=[.D46]/([.C46]+[.B46])" office:value-type="float" office:value="0.0833333333333333" calcext:value-type="float">
            <text:p>0,0833333333</text:p>
          </table:table-cell>
          <table:table-cell table:style-name="ce38" table:formula="of:=[.E46]/([.C46]+[.B46])" office:value-type="float" office:value="0.111111111111111" calcext:value-type="float">
            <text:p>0,111111111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2.1" calcext:value-type="float">
            <text:p>2,1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2.2" calcext:value-type="float">
            <text:p>2,2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5.2" calcext:value-type="float">
            <text:p>75,2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Roque Mesa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38" table:formula="of:=[.D47]/([.C47]+[.B47])" office:value-type="float" office:value="0.0285714285714286" calcext:value-type="float">
            <text:p>0,0285714286</text:p>
          </table:table-cell>
          <table:table-cell table:style-name="ce38" table:formula="of:=[.E47]/([.C47]+[.B47])" office:value-type="float" office:value="0.0571428571428571" calcext:value-type="float">
            <text:p>0,057142857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70.8" calcext:value-type="float">
            <text:p>70,8</text:p>
          </table:table-cell>
          <table:table-cell table:style-name="ce11" office:value-type="float" office:value="91.4" calcext:value-type="float">
            <text:p>91,4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2.7" calcext:value-type="float">
            <text:p>2,7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Carlos Bacca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38" table:formula="of:=[.D48]/([.C48]+[.B48])" office:value-type="float" office:value="0.40625" calcext:value-type="float">
            <text:p>0,40625</text:p>
          </table:table-cell>
          <table:table-cell table:style-name="ce38" table:formula="of:=[.E48]/([.C48]+[.B48])" office:value-type="float" office:value="0.09375" calcext:value-type="float">
            <text:p>0,0937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8" calcext:value-type="float">
            <text:p>1,8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0.3" calcext:value-type="float">
            <text:p>0,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7" calcext:value-type="float">
            <text:p>0,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11.9" calcext:value-type="float">
            <text:p>11,9</text:p>
          </table:table-cell>
          <table:table-cell table:style-name="ce11" office:value-type="float" office:value="76.1" calcext:value-type="float">
            <text:p>76,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Kiko Fermenia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38" table:formula="of:=[.D49]/([.C49]+[.B49])" office:value-type="float" office:value="0" calcext:value-type="float">
            <text:p>0</text:p>
          </table:table-cell>
          <table:table-cell table:style-name="ce38" table:formula="of:=[.E49]/([.C49]+[.B49])" office:value-type="float" office:value="0.0645161290322581" calcext:value-type="float">
            <text:p>0,06451612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1.6" calcext:value-type="float">
            <text:p>1,6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1.3" calcext:value-type="float">
            <text:p>1,3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0.1" calcext:value-type="float">
            <text:p>0,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,6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0.7" calcext:value-type="float">
            <text:p>0,7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2" table:style-name="ce11" office:value-type="float" office:value="0.9" calcext:value-type="float">
            <text:p>0,9</text:p>
          </table:table-cell>
          <table:table-cell table:style-name="ce11" office:value-type="float" office:value="37.6" calcext:value-type="float">
            <text:p>37,6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Morgan Schneiderlin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2631579" calcext:value-type="float">
            <text:p>0,052631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078947368" calcext:value-type="float">
            <text:p>0,3078947368</text:p>
          </table:table-cell>
          <table:table-cell office:value-type="float" office:value="0.8052631579" calcext:value-type="float">
            <text:p>0,8052631579</text:p>
          </table:table-cell>
          <table:table-cell office:value-type="float" office:value="1.5394736842" calcext:value-type="float">
            <text:p>1,5394736842</text:p>
          </table:table-cell>
          <table:table-cell office:value-type="float" office:value="1.693421053" calcext:value-type="float">
            <text:p>1,693421053</text:p>
          </table:table-cell>
          <table:table-cell office:value-type="float" office:value="0.9078947368" calcext:value-type="float">
            <text:p>0,9078947368</text:p>
          </table:table-cell>
          <table:table-cell office:value-type="float" office:value="0" calcext:value-type="float">
            <text:p>0</text:p>
          </table:table-cell>
          <table:table-cell office:value-type="float" office:value="1.1644736842" calcext:value-type="float">
            <text:p>1,1644736842</text:p>
          </table:table-cell>
          <table:table-cell office:value-type="float" office:value="0.753947368" calcext:value-type="float">
            <text:p>0,753947368</text:p>
          </table:table-cell>
          <table:table-cell office:value-type="float" office:value="0.1539473684" calcext:value-type="float">
            <text:p>0,1539473684</text:p>
          </table:table-cell>
          <table:table-cell office:value-type="float" office:value="0" calcext:value-type="float">
            <text:p>0</text:p>
          </table:table-cell>
          <table:table-cell office:value-type="float" office:value="0.20526316" calcext:value-type="float">
            <text:p>0,20526316</text:p>
          </table:table-cell>
          <table:table-cell office:value-type="float" office:value="0.3078947368" calcext:value-type="float">
            <text:p>0,3078947368</text:p>
          </table:table-cell>
          <table:table-cell office:value-type="float" office:value="0.5092105263" calcext:value-type="float">
            <text:p>0,5092105263</text:p>
          </table:table-cell>
          <table:table-cell office:value-type="float" office:value="0" calcext:value-type="float">
            <text:p>0</text:p>
          </table:table-cell>
          <table:table-cell office:value-type="float" office:value="0.5486842105" calcext:value-type="float">
            <text:p>0,5486842105</text:p>
          </table:table-cell>
          <table:table-cell office:value-type="float" office:value="0.446052632" calcext:value-type="float">
            <text:p>0,446052632</text:p>
          </table:table-cell>
          <table:table-cell office:value-type="float" office:value="48.4171052632" calcext:value-type="float">
            <text:p>48,4171052632</text:p>
          </table:table-cell>
          <table:table-cell office:value-type="float" office:value="90.3592105263" calcext:value-type="float">
            <text:p>90,3592105263</text:p>
          </table:table-cell>
          <table:table-cell office:value-type="float" office:value="0.0513157895" calcext:value-type="float">
            <text:p>0,0513157895</text:p>
          </table:table-cell>
          <table:table-cell office:value-type="float" office:value="3.3434210526" calcext:value-type="float">
            <text:p>3,3434210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Ruben Castro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38" table:formula="of:=[.D51]/([.C51]+[.B51])" office:value-type="float" office:value="0.371428571428571" calcext:value-type="float">
            <text:p>0,3714285714</text:p>
          </table:table-cell>
          <table:table-cell table:style-name="ce38" table:formula="of:=[.E51]/([.C51]+[.B51])" office:value-type="float" office:value="0.0857142857142857" calcext:value-type="float">
            <text:p>0,085714285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,3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2" table:style-name="ce11" office:value-type="float" office:value="0.3" calcext:value-type="float">
            <text:p>0,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0.1" calcext:value-type="float">
            <text:p>0,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8" calcext:value-type="float">
            <text:p>0,8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1.3" calcext:value-type="float">
            <text:p>1,3</text:p>
          </table:table-cell>
          <table:table-cell table:style-name="ce11" office:value-type="float" office:value="1.1" calcext:value-type="float">
            <text:p>1,1</text:p>
          </table:table-cell>
          <table:table-cell table:style-name="ce11" office:value-type="float" office:value="19.6" calcext:value-type="float">
            <text:p>19,6</text:p>
          </table:table-cell>
          <table:table-cell table:style-name="ce11" office:value-type="float" office:value="78.1" calcext:value-type="float">
            <text:p>78,1</text:p>
          </table:table-cell>
          <table:table-cell table:style-name="ce11" office:value-type="float" office:value="0.2" calcext:value-type="float">
            <text:p>0,2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Mateo Musacchio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4074074" calcext:value-type="float">
            <text:p>0,0740740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5555556" calcext:value-type="float">
            <text:p>0,255555556</text:p>
          </table:table-cell>
          <table:table-cell office:value-type="float" office:value="1.244444444" calcext:value-type="float">
            <text:p>1,244444444</text:p>
          </table:table-cell>
          <table:table-cell office:value-type="float" office:value="2" calcext:value-type="float">
            <text:p>2</text:p>
          </table:table-cell>
          <table:table-cell office:value-type="float" office:value="1.555555556" calcext:value-type="float">
            <text:p>1,555555556</text:p>
          </table:table-cell>
          <table:table-cell office:value-type="float" office:value="0.9259259259" calcext:value-type="float">
            <text:p>0,9259259259</text:p>
          </table:table-cell>
          <table:table-cell office:value-type="float" office:value="0.703703704" calcext:value-type="float">
            <text:p>0,703703704</text:p>
          </table:table-cell>
          <table:table-cell office:value-type="float" office:value="4.6925925926" calcext:value-type="float">
            <text:p>4,6925925926</text:p>
          </table:table-cell>
          <table:table-cell office:value-type="float" office:value="0.385185185" calcext:value-type="float">
            <text:p>0,385185185</text:p>
          </table:table-cell>
          <table:table-cell office:value-type="float" office:value="0.81111111" calcext:value-type="float">
            <text:p>0,81111111</text:p>
          </table:table-cell>
          <table:table-cell office:value-type="float" office:value="0" calcext:value-type="float">
            <text:p>0</text:p>
          </table:table-cell>
          <table:table-cell office:value-type="float" office:value="0.17037037" calcext:value-type="float">
            <text:p>0,17037037</text:p>
          </table:table-cell>
          <table:table-cell office:value-type="float" office:value="0" calcext:value-type="float">
            <text:p>0</text:p>
          </table:table-cell>
          <table:table-cell office:value-type="float" office:value="0.4592592593" calcext:value-type="float">
            <text:p>0,4592592593</text:p>
          </table:table-cell>
          <table:table-cell office:value-type="float" office:value="0.0444444444" calcext:value-type="float">
            <text:p>0,0444444444</text:p>
          </table:table-cell>
          <table:table-cell office:value-type="float" office:value="0.4148148148" calcext:value-type="float">
            <text:p>0,4148148148</text:p>
          </table:table-cell>
          <table:table-cell office:value-type="float" office:value="0.47037037" calcext:value-type="float">
            <text:p>0,47037037</text:p>
          </table:table-cell>
          <table:table-cell office:value-type="float" office:value="36.9074074074" calcext:value-type="float">
            <text:p>36,9074074074</text:p>
          </table:table-cell>
          <table:table-cell office:value-type="float" office:value="82.2518518519" calcext:value-type="float">
            <text:p>82,251851851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/>
          <table:table-cell table:style-name="ce11"/>
          <table:table-cell table:style-name="ce26" table:number-columns-repeated="2"/>
          <table:table-cell table:style-name="ce39" table:number-columns-repeated="2"/>
          <table:table-cell table:style-name="ce26" table:number-columns-repeated="4"/>
          <table:table-cell table:style-name="ce45"/>
          <table:table-cell table:style-name="ce26" table:number-columns-repeated="19"/>
          <table:table-cell table:number-columns-repeated="993"/>
        </table:table-row>
        <table:table-row table:style-name="ro1">
          <table:table-cell/>
          <table:table-cell table:style-name="ce11" table:number-columns-repeated="4"/>
          <table:table-cell table:style-name="ce39" table:number-columns-repeated="2"/>
          <table:table-cell table:style-name="ce11"/>
          <table:table-cell/>
          <table:table-cell table:style-name="ce11" table:number-columns-repeated="2"/>
          <table:table-cell table:style-name="ce45"/>
          <table:table-cell table:style-name="ce26" table:number-columns-repeated="19"/>
          <table:table-cell table:number-columns-repeated="993"/>
        </table:table-row>
        <table:table-row table:style-name="ro1">
          <table:table-cell/>
          <table:table-cell table:style-name="ce27" table:number-columns-repeated="4"/>
          <table:table-cell table:style-name="ce40" table:number-columns-repeated="2"/>
          <table:table-cell table:style-name="ce27" table:number-columns-repeated="24"/>
          <table:table-cell table:number-columns-repeated="993"/>
        </table:table-row>
        <table:table-row table:style-name="ro1">
          <table:table-cell table:number-columns-repeated="5"/>
          <table:table-cell table:style-name="ce41" table:number-columns-repeated="2"/>
          <table:table-cell table:number-columns-repeated="1017"/>
        </table:table-row>
        <table:table-row table:style-name="ro1">
          <table:table-cell/>
          <table:table-cell table:style-name="ce28" table:number-columns-repeated="4"/>
          <table:table-cell table:style-name="ce42" table:number-columns-repeated="2"/>
          <table:table-cell table:style-name="ce28" table:number-columns-repeated="2"/>
          <table:table-cell table:style-name="ce27" table:number-columns-repeated="2"/>
          <table:table-cell table:style-name="ce28"/>
          <table:table-cell table:style-name="ce27" table:number-columns-repeated="7"/>
          <table:table-cell table:style-name="ce28"/>
          <table:table-cell table:style-name="ce27" table:number-columns-repeated="11"/>
          <table:table-cell table:number-columns-repeated="993"/>
        </table:table-row>
        <table:table-row table:style-name="ro1">
          <table:table-cell/>
          <table:table-cell table:style-name="ce1"/>
          <table:table-cell table:style-name="ce29"/>
          <table:table-cell table:style-name="ce1" table:number-columns-repeated="8"/>
          <table:table-cell table:style-name="ce44"/>
          <table:table-cell table:style-name="ce1" table:number-columns-repeated="19"/>
          <table:table-cell table:number-columns-repeated="993"/>
        </table:table-row>
        <table:table-row table:style-name="ro1" table:number-rows-repeated="94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 style:data-style-name="N2" text:time-value="09:57:46.880777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0T09:58:47.170777175</dc:date>
    <meta:editing-duration>PT24M4S</meta:editing-duration>
    <meta:editing-cycles>5</meta:editing-cycles>
    <meta:generator>LibreOffice/5.1.6.2$Linux_X86_64 LibreOffice_project/10m0$Build-2</meta:generator>
    <meta:document-statistic meta:table-count="2" meta:cell-count="3599" meta:object-count="0"/>
  </office:meta>
</office:document-meta>
</file>